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94.304" calcext:value-type="float">
            <text:p>894,304</text:p>
          </table:table-cell>
          <table:table-cell office:value-type="float" office:value="32.904099" calcext:value-type="float">
            <text:p>32,904099</text:p>
          </table:table-cell>
          <table:table-cell/>
          <table:table-cell office:value-type="float" office:value="6278.352" calcext:value-type="float">
            <text:p>6278,352</text:p>
          </table:table-cell>
          <table:table-cell office:value-type="float" office:value="323.94003" calcext:value-type="float">
            <text:p>323,94003</text:p>
          </table:table-cell>
          <table:table-cell table:number-columns-repeated="8"/>
          <table:table-cell table:formula="of:=['PY37-128MB'.N7]-['PY37-128MB'.$L7]" office:value-type="float" office:value="-1.29903720618558" calcext:value-type="float">
            <text:p>-1,2990372062</text:p>
          </table:table-cell>
          <table:table-cell table:formula="of:=['PY37-128MB'.O7]-['PY37-128MB'.$L7]" office:value-type="float" office:value="0.769431793814427" calcext:value-type="float">
            <text:p>0,7694317938</text:p>
          </table:table-cell>
        </table:table-row>
        <table:table-row table:style-name="ro1">
          <table:table-cell office:value-type="float" office:value="2219.493" calcext:value-type="float">
            <text:p>2219,493</text:p>
          </table:table-cell>
          <table:table-cell office:value-type="float" office:value="32.822072" calcext:value-type="float">
            <text:p>32,822072</text:p>
          </table:table-cell>
          <table:table-cell/>
          <table:table-cell office:value-type="float" office:value="5010.015" calcext:value-type="float">
            <text:p>5010,015</text:p>
          </table:table-cell>
          <table:table-cell office:value-type="float" office:value="322.698873" calcext:value-type="float">
            <text:p>322,698873</text:p>
          </table:table-cell>
          <table:table-cell/>
          <table:table-cell office:value-type="string" calcext:value-type="string">
            <text:p>Error 504 Gateway Timeout (setted to 30 s)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65.996" calcext:value-type="float">
            <text:p>665,996</text:p>
          </table:table-cell>
          <table:table-cell office:value-type="float" office:value="32.807702" calcext:value-type="float">
            <text:p>32,807702</text:p>
          </table:table-cell>
          <table:table-cell/>
          <table:table-cell office:value-type="float" office:value="5054.493" calcext:value-type="float">
            <text:p>5054,493</text:p>
          </table:table-cell>
          <table:table-cell office:value-type="float" office:value="322.193097" calcext:value-type="float">
            <text:p>322,19309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128MB'.$B$8:.$B$104])" office:value-type="float" office:value="32.0165312061856" calcext:value-type="float">
            <text:p>32,0165312062</text:p>
          </table:table-cell>
          <table:table-cell table:formula="of:=STDEV(['PY37-128MB'.$B$8:.$B$104])" office:value-type="float" office:value="0.376005411525246" calcext:value-type="float">
            <text:p>0,3760054115</text:p>
          </table:table-cell>
          <table:table-cell table:formula="of:=MIN(['PY37-128MB'.$B$8:.$B$104])" office:value-type="float" office:value="30.717494" calcext:value-type="float">
            <text:p>30,717494</text:p>
          </table:table-cell>
          <table:table-cell table:formula="of:=MAX(['PY37-128MB'.$B$8:.$B$104])" office:value-type="float" office:value="32.785963" calcext:value-type="float">
            <text:p>32,785963</text:p>
          </table:table-cell>
        </table:table-row>
        <table:table-row table:style-name="ro1">
          <table:table-cell office:value-type="float" office:value="684.345" calcext:value-type="float">
            <text:p>684,345</text:p>
          </table:table-cell>
          <table:table-cell office:value-type="float" office:value="32.785963" calcext:value-type="float">
            <text:p>32,785963</text:p>
          </table:table-cell>
          <table:table-cell office:value-type="string" calcext:value-type="string">
            <text:p>←</text:p>
          </table:table-cell>
          <table:table-cell office:value-type="float" office:value="5037.237" calcext:value-type="float">
            <text:p>5037,237</text:p>
          </table:table-cell>
          <table:table-cell office:value-type="float" office:value="321.168915" calcext:value-type="float">
            <text:p>321,168915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322.833702613636" calcext:value-type="float">
            <text:p>322,8337026136</text:p>
          </table:table-cell>
          <table:table-cell table:formula="of:=STDEV(['PY37-128MB'.$E$17:.$E$104])" office:value-type="float" office:value="1.54000327977021" calcext:value-type="float">
            <text:p>1,5400032798</text:p>
          </table:table-cell>
          <table:table-cell table:formula="of:=MIN(['PY37-128MB'.$E$17:.$E$104])" office:value-type="float" office:value="318.231539" calcext:value-type="float">
            <text:p>318,231539</text:p>
          </table:table-cell>
          <table:table-cell table:formula="of:=MAX(['PY37-128MB'.$E$17:.$E$104])" office:value-type="float" office:value="327.261795" calcext:value-type="float">
            <text:p>327,261795</text:p>
          </table:table-cell>
        </table:table-row>
        <table:table-row table:style-name="ro1">
          <table:table-cell office:value-type="float" office:value="595.993" calcext:value-type="float">
            <text:p>595,993</text:p>
          </table:table-cell>
          <table:table-cell office:value-type="float" office:value="32.660803" calcext:value-type="float">
            <text:p>32,660803</text:p>
          </table:table-cell>
          <table:table-cell/>
          <table:table-cell office:value-type="float" office:value="5170.447" calcext:value-type="float">
            <text:p>5170,447</text:p>
          </table:table-cell>
          <table:table-cell office:value-type="float" office:value="325.152147" calcext:value-type="float">
            <text:p>325,152147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28MB'.$H$5:.$H$79])" office:value-type="string" office:string-value="" calcext:value-type="error">
            <text:p>#DIV/0!</text:p>
          </table:table-cell>
          <table:table-cell table:formula="of:=STDEV(['PY37-128MB'.$H$5:.$H$79])" office:value-type="string" office:string-value="" calcext:value-type="error">
            <text:p>#DIV/0!</text:p>
          </table:table-cell>
          <table:table-cell table:formula="of:=MIN(['PY37-128MB'.$H$5:.$H$79])" office:value-type="float" office:value="0" calcext:value-type="float">
            <text:p>0</text:p>
          </table:table-cell>
          <table:table-cell table:formula="of:=MAX(['PY37-128MB'.$H$5:.$H$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.806" calcext:value-type="float">
            <text:p>730,806</text:p>
          </table:table-cell>
          <table:table-cell office:value-type="float" office:value="32.621105" calcext:value-type="float">
            <text:p>32,621105</text:p>
          </table:table-cell>
          <table:table-cell/>
          <table:table-cell office:value-type="float" office:value="5329.666" calcext:value-type="float">
            <text:p>5329,666</text:p>
          </table:table-cell>
          <table:table-cell office:value-type="float" office:value="322.932957" calcext:value-type="float">
            <text:p>322,932957</text:p>
          </table:table-cell>
          <table:table-cell table:number-columns-repeated="10"/>
        </table:table-row>
        <table:table-row table:style-name="ro1">
          <table:table-cell office:value-type="float" office:value="516.865" calcext:value-type="float">
            <text:p>516,865</text:p>
          </table:table-cell>
          <table:table-cell office:value-type="float" office:value="32.618594" calcext:value-type="float">
            <text:p>32,618594</text:p>
          </table:table-cell>
          <table:table-cell/>
          <table:table-cell office:value-type="float" office:value="5540.851" calcext:value-type="float">
            <text:p>5540,851</text:p>
          </table:table-cell>
          <table:table-cell office:value-type="float" office:value="320.011538" calcext:value-type="float">
            <text:p>320,011538</text:p>
          </table:table-cell>
          <table:table-cell table:number-columns-repeated="8"/>
          <table:table-cell table:formula="of:=[.L8]-[.N8]" office:value-type="float" office:value="4.60216361363649" calcext:value-type="float">
            <text:p>4,6021636136</text:p>
          </table:table-cell>
          <table:table-cell table:formula="of:=[.L8]-[.O8]" office:value-type="float" office:value="-4.42809238636352" calcext:value-type="float">
            <text:p>-4,4280923864</text:p>
          </table:table-cell>
        </table:table-row>
        <table:table-row table:style-name="ro1">
          <table:table-cell office:value-type="float" office:value="569.396" calcext:value-type="float">
            <text:p>569,396</text:p>
          </table:table-cell>
          <table:table-cell office:value-type="float" office:value="32.603184" calcext:value-type="float">
            <text:p>32,603184</text:p>
          </table:table-cell>
          <table:table-cell/>
          <table:table-cell office:value-type="float" office:value="5406.73" calcext:value-type="float">
            <text:p>5406,73</text:p>
          </table:table-cell>
          <table:table-cell office:value-type="float" office:value="321.34533" calcext:value-type="float">
            <text:p>321,34533</text:p>
          </table:table-cell>
          <table:table-cell table:number-columns-repeated="10"/>
        </table:table-row>
        <table:table-row table:style-name="ro1">
          <table:table-cell office:value-type="float" office:value="1485.421" calcext:value-type="float">
            <text:p>1485,421</text:p>
          </table:table-cell>
          <table:table-cell office:value-type="float" office:value="32.567982" calcext:value-type="float">
            <text:p>32,567982</text:p>
          </table:table-cell>
          <table:table-cell/>
          <table:table-cell office:value-type="float" office:value="5065.808" calcext:value-type="float">
            <text:p>5065,808</text:p>
          </table:table-cell>
          <table:table-cell office:value-type="float" office:value="320.378165" calcext:value-type="float">
            <text:p>320,378165</text:p>
          </table:table-cell>
          <table:table-cell table:number-columns-repeated="10"/>
        </table:table-row>
        <table:table-row table:style-name="ro1">
          <table:table-cell office:value-type="float" office:value="608.593" calcext:value-type="float">
            <text:p>608,593</text:p>
          </table:table-cell>
          <table:table-cell office:value-type="float" office:value="32.536667" calcext:value-type="float">
            <text:p>32,536667</text:p>
          </table:table-cell>
          <table:table-cell/>
          <table:table-cell office:value-type="float" office:value="6180.349" calcext:value-type="float">
            <text:p>6180,349</text:p>
          </table:table-cell>
          <table:table-cell office:value-type="float" office:value="323.958208" calcext:value-type="float">
            <text:p>323,958208</text:p>
          </table:table-cell>
          <table:table-cell table:number-columns-repeated="10"/>
        </table:table-row>
        <table:table-row table:style-name="ro1">
          <table:table-cell office:value-type="float" office:value="619.706" calcext:value-type="float">
            <text:p>619,706</text:p>
          </table:table-cell>
          <table:table-cell office:value-type="float" office:value="32.524674" calcext:value-type="float">
            <text:p>32,524674</text:p>
          </table:table-cell>
          <table:table-cell/>
          <table:table-cell office:value-type="float" office:value="5387.2" calcext:value-type="float">
            <text:p>5387,2</text:p>
          </table:table-cell>
          <table:table-cell office:value-type="float" office:value="324.560102" calcext:value-type="float">
            <text:p>324,560102</text:p>
          </table:table-cell>
          <table:table-cell table:number-columns-repeated="10"/>
        </table:table-row>
        <table:table-row table:style-name="ro1">
          <table:table-cell office:value-type="float" office:value="1176.649" calcext:value-type="float">
            <text:p>1176,649</text:p>
          </table:table-cell>
          <table:table-cell office:value-type="float" office:value="32.514652" calcext:value-type="float">
            <text:p>32,514652</text:p>
          </table:table-cell>
          <table:table-cell/>
          <table:table-cell office:value-type="float" office:value="5315.569" calcext:value-type="float">
            <text:p>5315,569</text:p>
          </table:table-cell>
          <table:table-cell office:value-type="float" office:value="324.613317" calcext:value-type="float">
            <text:p>324,613317</text:p>
          </table:table-cell>
          <table:table-cell table:number-columns-repeated="10"/>
        </table:table-row>
        <table:table-row table:style-name="ro1">
          <table:table-cell office:value-type="float" office:value="685.085" calcext:value-type="float">
            <text:p>685,085</text:p>
          </table:table-cell>
          <table:table-cell office:value-type="float" office:value="32.502363" calcext:value-type="float">
            <text:p>32,502363</text:p>
          </table:table-cell>
          <table:table-cell/>
          <table:table-cell office:value-type="float" office:value="4976.41" calcext:value-type="float">
            <text:p>4976,41</text:p>
          </table:table-cell>
          <table:table-cell office:value-type="float" office:value="321.149219" calcext:value-type="float">
            <text:p>321,149219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673.204" calcext:value-type="float">
            <text:p>673,204</text:p>
          </table:table-cell>
          <table:table-cell office:value-type="float" office:value="32.492283" calcext:value-type="float">
            <text:p>32,492283</text:p>
          </table:table-cell>
          <table:table-cell/>
          <table:table-cell office:value-type="float" office:value="4967.81" calcext:value-type="float">
            <text:p>4967,81</text:p>
          </table:table-cell>
          <table:table-cell office:value-type="float" office:value="322.564144" calcext:value-type="float">
            <text:p>322,564144</text:p>
          </table:table-cell>
          <table:table-cell table:number-columns-repeated="10"/>
        </table:table-row>
        <table:table-row table:style-name="ro1">
          <table:table-cell office:value-type="float" office:value="728.056" calcext:value-type="float">
            <text:p>728,056</text:p>
          </table:table-cell>
          <table:table-cell office:value-type="float" office:value="32.478741" calcext:value-type="float">
            <text:p>32,478741</text:p>
          </table:table-cell>
          <table:table-cell/>
          <table:table-cell office:value-type="float" office:value="5132.898" calcext:value-type="float">
            <text:p>5132,898</text:p>
          </table:table-cell>
          <table:table-cell office:value-type="float" office:value="322.334405" calcext:value-type="float">
            <text:p>322,334405</text:p>
          </table:table-cell>
          <table:table-cell table:number-columns-repeated="10"/>
        </table:table-row>
        <table:table-row table:style-name="ro1">
          <table:table-cell office:value-type="float" office:value="649.191" calcext:value-type="float">
            <text:p>649,191</text:p>
          </table:table-cell>
          <table:table-cell office:value-type="float" office:value="32.466294" calcext:value-type="float">
            <text:p>32,466294</text:p>
          </table:table-cell>
          <table:table-cell/>
          <table:table-cell office:value-type="float" office:value="5043.549" calcext:value-type="float">
            <text:p>5043,549</text:p>
          </table:table-cell>
          <table:table-cell office:value-type="float" office:value="321.755108" calcext:value-type="float">
            <text:p>321,755108</text:p>
          </table:table-cell>
          <table:table-cell table:number-columns-repeated="10"/>
        </table:table-row>
        <table:table-row table:style-name="ro1">
          <table:table-cell office:value-type="float" office:value="600.391" calcext:value-type="float">
            <text:p>600,391</text:p>
          </table:table-cell>
          <table:table-cell office:value-type="float" office:value="32.461304" calcext:value-type="float">
            <text:p>32,461304</text:p>
          </table:table-cell>
          <table:table-cell/>
          <table:table-cell office:value-type="float" office:value="5121.293" calcext:value-type="float">
            <text:p>5121,293</text:p>
          </table:table-cell>
          <table:table-cell office:value-type="float" office:value="321.173997" calcext:value-type="float">
            <text:p>321,173997</text:p>
          </table:table-cell>
          <table:table-cell table:number-columns-repeated="10"/>
        </table:table-row>
        <table:table-row table:style-name="ro1">
          <table:table-cell office:value-type="float" office:value="991.622" calcext:value-type="float">
            <text:p>991,622</text:p>
          </table:table-cell>
          <table:table-cell office:value-type="float" office:value="32.428509" calcext:value-type="float">
            <text:p>32,428509</text:p>
          </table:table-cell>
          <table:table-cell/>
          <table:table-cell office:value-type="float" office:value="5271.655" calcext:value-type="float">
            <text:p>5271,655</text:p>
          </table:table-cell>
          <table:table-cell office:value-type="float" office:value="323.86884" calcext:value-type="float">
            <text:p>323,86884</text:p>
          </table:table-cell>
          <table:table-cell table:number-columns-repeated="10"/>
        </table:table-row>
        <table:table-row table:style-name="ro1">
          <table:table-cell office:value-type="float" office:value="564.428" calcext:value-type="float">
            <text:p>564,428</text:p>
          </table:table-cell>
          <table:table-cell office:value-type="float" office:value="32.426872" calcext:value-type="float">
            <text:p>32,426872</text:p>
          </table:table-cell>
          <table:table-cell/>
          <table:table-cell office:value-type="float" office:value="5257.593" calcext:value-type="float">
            <text:p>5257,593</text:p>
          </table:table-cell>
          <table:table-cell office:value-type="float" office:value="322.04086" calcext:value-type="float">
            <text:p>322,04086</text:p>
          </table:table-cell>
          <table:table-cell table:number-columns-repeated="10"/>
        </table:table-row>
        <table:table-row table:style-name="ro1">
          <table:table-cell office:value-type="float" office:value="570.271" calcext:value-type="float">
            <text:p>570,271</text:p>
          </table:table-cell>
          <table:table-cell office:value-type="float" office:value="32.417346" calcext:value-type="float">
            <text:p>32,417346</text:p>
          </table:table-cell>
          <table:table-cell/>
          <table:table-cell office:value-type="float" office:value="5112.448" calcext:value-type="float">
            <text:p>5112,448</text:p>
          </table:table-cell>
          <table:table-cell office:value-type="float" office:value="323.414627" calcext:value-type="float">
            <text:p>323,414627</text:p>
          </table:table-cell>
          <table:table-cell table:number-columns-repeated="10"/>
        </table:table-row>
        <table:table-row table:style-name="ro1">
          <table:table-cell office:value-type="float" office:value="568.973" calcext:value-type="float">
            <text:p>568,973</text:p>
          </table:table-cell>
          <table:table-cell office:value-type="float" office:value="32.391797" calcext:value-type="float">
            <text:p>32,391797</text:p>
          </table:table-cell>
          <table:table-cell/>
          <table:table-cell office:value-type="float" office:value="5444.588" calcext:value-type="float">
            <text:p>5444,588</text:p>
          </table:table-cell>
          <table:table-cell office:value-type="float" office:value="323.820862" calcext:value-type="float">
            <text:p>323,820862</text:p>
          </table:table-cell>
          <table:table-cell table:number-columns-repeated="10"/>
        </table:table-row>
        <table:table-row table:style-name="ro1">
          <table:table-cell office:value-type="float" office:value="564.876" calcext:value-type="float">
            <text:p>564,876</text:p>
          </table:table-cell>
          <table:table-cell office:value-type="float" office:value="32.380387" calcext:value-type="float">
            <text:p>32,380387</text:p>
          </table:table-cell>
          <table:table-cell/>
          <table:table-cell office:value-type="float" office:value="9233.414" calcext:value-type="float">
            <text:p>9233,414</text:p>
          </table:table-cell>
          <table:table-cell office:value-type="float" office:value="327.261795" calcext:value-type="float">
            <text:p>327,261795</text:p>
          </table:table-cell>
          <table:table-cell table:number-columns-repeated="10"/>
        </table:table-row>
        <table:table-row table:style-name="ro1">
          <table:table-cell office:value-type="float" office:value="889.948" calcext:value-type="float">
            <text:p>889,948</text:p>
          </table:table-cell>
          <table:table-cell office:value-type="float" office:value="32.37161" calcext:value-type="float">
            <text:p>32,37161</text:p>
          </table:table-cell>
          <table:table-cell/>
          <table:table-cell office:value-type="float" office:value="5505.094" calcext:value-type="float">
            <text:p>5505,094</text:p>
          </table:table-cell>
          <table:table-cell office:value-type="float" office:value="322.241342" calcext:value-type="float">
            <text:p>322,241342</text:p>
          </table:table-cell>
          <table:table-cell table:number-columns-repeated="10"/>
        </table:table-row>
        <table:table-row table:style-name="ro1">
          <table:table-cell office:value-type="float" office:value="842.23" calcext:value-type="float">
            <text:p>842,23</text:p>
          </table:table-cell>
          <table:table-cell office:value-type="float" office:value="32.347699" calcext:value-type="float">
            <text:p>32,347699</text:p>
          </table:table-cell>
          <table:table-cell/>
          <table:table-cell office:value-type="float" office:value="5026.066" calcext:value-type="float">
            <text:p>5026,066</text:p>
          </table:table-cell>
          <table:table-cell office:value-type="float" office:value="320.058853" calcext:value-type="float">
            <text:p>320,058853</text:p>
          </table:table-cell>
          <table:table-cell table:number-columns-repeated="10"/>
        </table:table-row>
        <table:table-row table:style-name="ro1">
          <table:table-cell office:value-type="float" office:value="617.423" calcext:value-type="float">
            <text:p>617,423</text:p>
          </table:table-cell>
          <table:table-cell office:value-type="float" office:value="32.339658" calcext:value-type="float">
            <text:p>32,339658</text:p>
          </table:table-cell>
          <table:table-cell/>
          <table:table-cell office:value-type="float" office:value="4965.727" calcext:value-type="float">
            <text:p>4965,727</text:p>
          </table:table-cell>
          <table:table-cell office:value-type="float" office:value="322.270736" calcext:value-type="float">
            <text:p>322,270736</text:p>
          </table:table-cell>
          <table:table-cell table:number-columns-repeated="10"/>
        </table:table-row>
        <table:table-row table:style-name="ro1">
          <table:table-cell office:value-type="float" office:value="540.73" calcext:value-type="float">
            <text:p>540,73</text:p>
          </table:table-cell>
          <table:table-cell office:value-type="float" office:value="32.322084" calcext:value-type="float">
            <text:p>32,322084</text:p>
          </table:table-cell>
          <table:table-cell/>
          <table:table-cell office:value-type="float" office:value="4977.947" calcext:value-type="float">
            <text:p>4977,947</text:p>
          </table:table-cell>
          <table:table-cell office:value-type="float" office:value="324.400113" calcext:value-type="float">
            <text:p>324,400113</text:p>
          </table:table-cell>
          <table:table-cell table:number-columns-repeated="10"/>
        </table:table-row>
        <table:table-row table:style-name="ro1">
          <table:table-cell office:value-type="float" office:value="520.738" calcext:value-type="float">
            <text:p>520,738</text:p>
          </table:table-cell>
          <table:table-cell office:value-type="float" office:value="32.271781" calcext:value-type="float">
            <text:p>32,271781</text:p>
          </table:table-cell>
          <table:table-cell/>
          <table:table-cell office:value-type="float" office:value="5140.723" calcext:value-type="float">
            <text:p>5140,723</text:p>
          </table:table-cell>
          <table:table-cell office:value-type="float" office:value="323.041811" calcext:value-type="float">
            <text:p>323,041811</text:p>
          </table:table-cell>
          <table:table-cell table:number-columns-repeated="10"/>
        </table:table-row>
        <table:table-row table:style-name="ro1">
          <table:table-cell office:value-type="float" office:value="672.422" calcext:value-type="float">
            <text:p>672,422</text:p>
          </table:table-cell>
          <table:table-cell office:value-type="float" office:value="32.259459" calcext:value-type="float">
            <text:p>32,259459</text:p>
          </table:table-cell>
          <table:table-cell/>
          <table:table-cell office:value-type="float" office:value="4939.914" calcext:value-type="float">
            <text:p>4939,914</text:p>
          </table:table-cell>
          <table:table-cell office:value-type="float" office:value="320.806281" calcext:value-type="float">
            <text:p>320,806281</text:p>
          </table:table-cell>
          <table:table-cell table:number-columns-repeated="10"/>
        </table:table-row>
        <table:table-row table:style-name="ro1">
          <table:table-cell office:value-type="float" office:value="649.975" calcext:value-type="float">
            <text:p>649,975</text:p>
          </table:table-cell>
          <table:table-cell office:value-type="float" office:value="32.239141" calcext:value-type="float">
            <text:p>32,239141</text:p>
          </table:table-cell>
          <table:table-cell/>
          <table:table-cell office:value-type="float" office:value="4979.624" calcext:value-type="float">
            <text:p>4979,624</text:p>
          </table:table-cell>
          <table:table-cell office:value-type="float" office:value="323.733983" calcext:value-type="float">
            <text:p>323,733983</text:p>
          </table:table-cell>
          <table:table-cell table:number-columns-repeated="10"/>
        </table:table-row>
        <table:table-row table:style-name="ro1">
          <table:table-cell office:value-type="float" office:value="655.714" calcext:value-type="float">
            <text:p>655,714</text:p>
          </table:table-cell>
          <table:table-cell office:value-type="float" office:value="32.231174" calcext:value-type="float">
            <text:p>32,231174</text:p>
          </table:table-cell>
          <table:table-cell/>
          <table:table-cell office:value-type="float" office:value="5027.389" calcext:value-type="float">
            <text:p>5027,389</text:p>
          </table:table-cell>
          <table:table-cell office:value-type="float" office:value="323.185949" calcext:value-type="float">
            <text:p>323,185949</text:p>
          </table:table-cell>
          <table:table-cell table:number-columns-repeated="10"/>
        </table:table-row>
        <table:table-row table:style-name="ro1">
          <table:table-cell office:value-type="float" office:value="563.187" calcext:value-type="float">
            <text:p>563,187</text:p>
          </table:table-cell>
          <table:table-cell office:value-type="float" office:value="32.230095" calcext:value-type="float">
            <text:p>32,230095</text:p>
          </table:table-cell>
          <table:table-cell/>
          <table:table-cell office:value-type="float" office:value="5144.819" calcext:value-type="float">
            <text:p>5144,819</text:p>
          </table:table-cell>
          <table:table-cell office:value-type="float" office:value="321.177826" calcext:value-type="float">
            <text:p>321,177826</text:p>
          </table:table-cell>
          <table:table-cell table:number-columns-repeated="10"/>
        </table:table-row>
        <table:table-row table:style-name="ro1">
          <table:table-cell office:value-type="float" office:value="556.399" calcext:value-type="float">
            <text:p>556,399</text:p>
          </table:table-cell>
          <table:table-cell office:value-type="float" office:value="32.21969" calcext:value-type="float">
            <text:p>32,21969</text:p>
          </table:table-cell>
          <table:table-cell/>
          <table:table-cell office:value-type="float" office:value="5008.765" calcext:value-type="float">
            <text:p>5008,765</text:p>
          </table:table-cell>
          <table:table-cell office:value-type="float" office:value="322.989642" calcext:value-type="float">
            <text:p>322,989642</text:p>
          </table:table-cell>
          <table:table-cell table:number-columns-repeated="10"/>
        </table:table-row>
        <table:table-row table:style-name="ro1">
          <table:table-cell office:value-type="float" office:value="605.281" calcext:value-type="float">
            <text:p>605,281</text:p>
          </table:table-cell>
          <table:table-cell office:value-type="float" office:value="32.212834" calcext:value-type="float">
            <text:p>32,212834</text:p>
          </table:table-cell>
          <table:table-cell/>
          <table:table-cell office:value-type="float" office:value="6191.695" calcext:value-type="float">
            <text:p>6191,695</text:p>
          </table:table-cell>
          <table:table-cell office:value-type="float" office:value="324.958771" calcext:value-type="float">
            <text:p>324,958771</text:p>
          </table:table-cell>
          <table:table-cell table:number-columns-repeated="10"/>
        </table:table-row>
        <table:table-row table:style-name="ro1">
          <table:table-cell office:value-type="float" office:value="677.68" calcext:value-type="float">
            <text:p>677,68</text:p>
          </table:table-cell>
          <table:table-cell office:value-type="float" office:value="32.194781" calcext:value-type="float">
            <text:p>32,194781</text:p>
          </table:table-cell>
          <table:table-cell/>
          <table:table-cell office:value-type="float" office:value="5175.141" calcext:value-type="float">
            <text:p>5175,141</text:p>
          </table:table-cell>
          <table:table-cell office:value-type="float" office:value="321.456003" calcext:value-type="float">
            <text:p>321,456003</text:p>
          </table:table-cell>
          <table:table-cell table:number-columns-repeated="10"/>
        </table:table-row>
        <table:table-row table:style-name="ro1">
          <table:table-cell office:value-type="float" office:value="577.102" calcext:value-type="float">
            <text:p>577,102</text:p>
          </table:table-cell>
          <table:table-cell office:value-type="float" office:value="32.182586" calcext:value-type="float">
            <text:p>32,182586</text:p>
          </table:table-cell>
          <table:table-cell/>
          <table:table-cell office:value-type="float" office:value="5890.371" calcext:value-type="float">
            <text:p>5890,371</text:p>
          </table:table-cell>
          <table:table-cell office:value-type="float" office:value="321.818616" calcext:value-type="float">
            <text:p>321,818616</text:p>
          </table:table-cell>
          <table:table-cell table:number-columns-repeated="10"/>
        </table:table-row>
        <table:table-row table:style-name="ro1">
          <table:table-cell office:value-type="float" office:value="749.991" calcext:value-type="float">
            <text:p>749,991</text:p>
          </table:table-cell>
          <table:table-cell office:value-type="float" office:value="32.181181" calcext:value-type="float">
            <text:p>32,181181</text:p>
          </table:table-cell>
          <table:table-cell/>
          <table:table-cell office:value-type="float" office:value="4981.397" calcext:value-type="float">
            <text:p>4981,397</text:p>
          </table:table-cell>
          <table:table-cell office:value-type="float" office:value="323.189217" calcext:value-type="float">
            <text:p>323,189217</text:p>
          </table:table-cell>
          <table:table-cell table:number-columns-repeated="10"/>
        </table:table-row>
        <table:table-row table:style-name="ro1">
          <table:table-cell office:value-type="float" office:value="641.877" calcext:value-type="float">
            <text:p>641,877</text:p>
          </table:table-cell>
          <table:table-cell office:value-type="float" office:value="32.177012" calcext:value-type="float">
            <text:p>32,177012</text:p>
          </table:table-cell>
          <table:table-cell/>
          <table:table-cell office:value-type="float" office:value="5029.88" calcext:value-type="float">
            <text:p>5029,88</text:p>
          </table:table-cell>
          <table:table-cell office:value-type="float" office:value="321.138281" calcext:value-type="float">
            <text:p>321,138281</text:p>
          </table:table-cell>
          <table:table-cell table:number-columns-repeated="10"/>
        </table:table-row>
        <table:table-row table:style-name="ro1">
          <table:table-cell office:value-type="float" office:value="561.954" calcext:value-type="float">
            <text:p>561,954</text:p>
          </table:table-cell>
          <table:table-cell office:value-type="float" office:value="32.175244" calcext:value-type="float">
            <text:p>32,175244</text:p>
          </table:table-cell>
          <table:table-cell/>
          <table:table-cell office:value-type="float" office:value="4911.784" calcext:value-type="float">
            <text:p>4911,784</text:p>
          </table:table-cell>
          <table:table-cell office:value-type="float" office:value="318.231539" calcext:value-type="float">
            <text:p>318,231539</text:p>
          </table:table-cell>
          <table:table-cell table:number-columns-repeated="10"/>
        </table:table-row>
        <table:table-row table:style-name="ro1">
          <table:table-cell office:value-type="float" office:value="649.816" calcext:value-type="float">
            <text:p>649,816</text:p>
          </table:table-cell>
          <table:table-cell office:value-type="float" office:value="32.174887" calcext:value-type="float">
            <text:p>32,174887</text:p>
          </table:table-cell>
          <table:table-cell/>
          <table:table-cell office:value-type="float" office:value="4945.701" calcext:value-type="float">
            <text:p>4945,701</text:p>
          </table:table-cell>
          <table:table-cell office:value-type="float" office:value="320.744417" calcext:value-type="float">
            <text:p>320,744417</text:p>
          </table:table-cell>
          <table:table-cell table:number-columns-repeated="10"/>
        </table:table-row>
        <table:table-row table:style-name="ro1">
          <table:table-cell office:value-type="float" office:value="709.175" calcext:value-type="float">
            <text:p>709,175</text:p>
          </table:table-cell>
          <table:table-cell office:value-type="float" office:value="32.16722" calcext:value-type="float">
            <text:p>32,16722</text:p>
          </table:table-cell>
          <table:table-cell/>
          <table:table-cell office:value-type="float" office:value="5171.961" calcext:value-type="float">
            <text:p>5171,961</text:p>
          </table:table-cell>
          <table:table-cell office:value-type="float" office:value="320.296175" calcext:value-type="float">
            <text:p>320,296175</text:p>
          </table:table-cell>
          <table:table-cell table:number-columns-repeated="10"/>
        </table:table-row>
        <table:table-row table:style-name="ro1">
          <table:table-cell office:value-type="float" office:value="587.461" calcext:value-type="float">
            <text:p>587,461</text:p>
          </table:table-cell>
          <table:table-cell office:value-type="float" office:value="32.147522" calcext:value-type="float">
            <text:p>32,147522</text:p>
          </table:table-cell>
          <table:table-cell/>
          <table:table-cell office:value-type="float" office:value="4994.105" calcext:value-type="float">
            <text:p>4994,105</text:p>
          </table:table-cell>
          <table:table-cell office:value-type="float" office:value="321.161408" calcext:value-type="float">
            <text:p>321,161408</text:p>
          </table:table-cell>
          <table:table-cell table:number-columns-repeated="10"/>
        </table:table-row>
        <table:table-row table:style-name="ro1">
          <table:table-cell office:value-type="float" office:value="629.847" calcext:value-type="float">
            <text:p>629,847</text:p>
          </table:table-cell>
          <table:table-cell office:value-type="float" office:value="32.130276" calcext:value-type="float">
            <text:p>32,130276</text:p>
          </table:table-cell>
          <table:table-cell/>
          <table:table-cell office:value-type="float" office:value="4948.717" calcext:value-type="float">
            <text:p>4948,717</text:p>
          </table:table-cell>
          <table:table-cell office:value-type="float" office:value="320.627825" calcext:value-type="float">
            <text:p>320,627825</text:p>
          </table:table-cell>
          <table:table-cell table:number-columns-repeated="10"/>
        </table:table-row>
        <table:table-row table:style-name="ro1">
          <table:table-cell office:value-type="float" office:value="757.262" calcext:value-type="float">
            <text:p>757,262</text:p>
          </table:table-cell>
          <table:table-cell office:value-type="float" office:value="32.107602" calcext:value-type="float">
            <text:p>32,107602</text:p>
          </table:table-cell>
          <table:table-cell/>
          <table:table-cell office:value-type="float" office:value="4959.893" calcext:value-type="float">
            <text:p>4959,893</text:p>
          </table:table-cell>
          <table:table-cell office:value-type="float" office:value="321.96062" calcext:value-type="float">
            <text:p>321,96062</text:p>
          </table:table-cell>
          <table:table-cell table:number-columns-repeated="10"/>
        </table:table-row>
        <table:table-row table:style-name="ro1">
          <table:table-cell office:value-type="float" office:value="637.574" calcext:value-type="float">
            <text:p>637,574</text:p>
          </table:table-cell>
          <table:table-cell office:value-type="float" office:value="32.099119" calcext:value-type="float">
            <text:p>32,099119</text:p>
          </table:table-cell>
          <table:table-cell/>
          <table:table-cell office:value-type="float" office:value="4995.034" calcext:value-type="float">
            <text:p>4995,034</text:p>
          </table:table-cell>
          <table:table-cell office:value-type="float" office:value="322.632637" calcext:value-type="float">
            <text:p>322,632637</text:p>
          </table:table-cell>
          <table:table-cell table:number-columns-repeated="10"/>
        </table:table-row>
        <table:table-row table:style-name="ro1">
          <table:table-cell office:value-type="float" office:value="542.795" calcext:value-type="float">
            <text:p>542,795</text:p>
          </table:table-cell>
          <table:table-cell office:value-type="float" office:value="32.098775" calcext:value-type="float">
            <text:p>32,098775</text:p>
          </table:table-cell>
          <table:table-cell/>
          <table:table-cell office:value-type="float" office:value="5161.033" calcext:value-type="float">
            <text:p>5161,033</text:p>
          </table:table-cell>
          <table:table-cell office:value-type="float" office:value="323.131513" calcext:value-type="float">
            <text:p>323,131513</text:p>
          </table:table-cell>
          <table:table-cell table:number-columns-repeated="10"/>
        </table:table-row>
        <table:table-row table:style-name="ro1">
          <table:table-cell office:value-type="float" office:value="541.473" calcext:value-type="float">
            <text:p>541,473</text:p>
          </table:table-cell>
          <table:table-cell office:value-type="float" office:value="32.092881" calcext:value-type="float">
            <text:p>32,092881</text:p>
          </table:table-cell>
          <table:table-cell/>
          <table:table-cell office:value-type="float" office:value="4997.732" calcext:value-type="float">
            <text:p>4997,732</text:p>
          </table:table-cell>
          <table:table-cell office:value-type="float" office:value="323.353177" calcext:value-type="float">
            <text:p>323,353177</text:p>
          </table:table-cell>
          <table:table-cell table:number-columns-repeated="10"/>
        </table:table-row>
        <table:table-row table:style-name="ro1">
          <table:table-cell office:value-type="float" office:value="738.905" calcext:value-type="float">
            <text:p>738,905</text:p>
          </table:table-cell>
          <table:table-cell office:value-type="float" office:value="32.08452" calcext:value-type="float">
            <text:p>32,08452</text:p>
          </table:table-cell>
          <table:table-cell/>
          <table:table-cell office:value-type="float" office:value="5020.732" calcext:value-type="float">
            <text:p>5020,732</text:p>
          </table:table-cell>
          <table:table-cell office:value-type="float" office:value="324.90928" calcext:value-type="float">
            <text:p>324,90928</text:p>
          </table:table-cell>
          <table:table-cell table:number-columns-repeated="10"/>
        </table:table-row>
        <table:table-row table:style-name="ro1">
          <table:table-cell office:value-type="float" office:value="559.471" calcext:value-type="float">
            <text:p>559,471</text:p>
          </table:table-cell>
          <table:table-cell office:value-type="float" office:value="32.027618" calcext:value-type="float">
            <text:p>32,027618</text:p>
          </table:table-cell>
          <table:table-cell/>
          <table:table-cell office:value-type="float" office:value="4959.293" calcext:value-type="float">
            <text:p>4959,293</text:p>
          </table:table-cell>
          <table:table-cell office:value-type="float" office:value="321.42134" calcext:value-type="float">
            <text:p>321,42134</text:p>
          </table:table-cell>
          <table:table-cell table:number-columns-repeated="10"/>
        </table:table-row>
        <table:table-row table:style-name="ro1">
          <table:table-cell office:value-type="float" office:value="593.858" calcext:value-type="float">
            <text:p>593,858</text:p>
          </table:table-cell>
          <table:table-cell office:value-type="float" office:value="32.024944" calcext:value-type="float">
            <text:p>32,024944</text:p>
          </table:table-cell>
          <table:table-cell/>
          <table:table-cell office:value-type="float" office:value="5096.749" calcext:value-type="float">
            <text:p>5096,749</text:p>
          </table:table-cell>
          <table:table-cell office:value-type="float" office:value="319.408697" calcext:value-type="float">
            <text:p>319,408697</text:p>
          </table:table-cell>
          <table:table-cell table:number-columns-repeated="10"/>
        </table:table-row>
        <table:table-row table:style-name="ro1">
          <table:table-cell office:value-type="float" office:value="839.221" calcext:value-type="float">
            <text:p>839,221</text:p>
          </table:table-cell>
          <table:table-cell office:value-type="float" office:value="32.002527" calcext:value-type="float">
            <text:p>32,002527</text:p>
          </table:table-cell>
          <table:table-cell/>
          <table:table-cell office:value-type="float" office:value="4984.38" calcext:value-type="float">
            <text:p>4984,38</text:p>
          </table:table-cell>
          <table:table-cell office:value-type="float" office:value="321.393686" calcext:value-type="float">
            <text:p>321,393686</text:p>
          </table:table-cell>
          <table:table-cell table:number-columns-repeated="10"/>
        </table:table-row>
        <table:table-row table:style-name="ro1">
          <table:table-cell office:value-type="float" office:value="1357.715" calcext:value-type="float">
            <text:p>1357,715</text:p>
          </table:table-cell>
          <table:table-cell office:value-type="float" office:value="32.000673" calcext:value-type="float">
            <text:p>32,000673</text:p>
          </table:table-cell>
          <table:table-cell/>
          <table:table-cell office:value-type="float" office:value="4939.763" calcext:value-type="float">
            <text:p>4939,763</text:p>
          </table:table-cell>
          <table:table-cell office:value-type="float" office:value="322.377585" calcext:value-type="float">
            <text:p>322,377585</text:p>
          </table:table-cell>
          <table:table-cell table:number-columns-repeated="10"/>
        </table:table-row>
        <table:table-row table:style-name="ro1">
          <table:table-cell office:value-type="float" office:value="1336.224" calcext:value-type="float">
            <text:p>1336,224</text:p>
          </table:table-cell>
          <table:table-cell office:value-type="float" office:value="31.995794" calcext:value-type="float">
            <text:p>31,995794</text:p>
          </table:table-cell>
          <table:table-cell/>
          <table:table-cell office:value-type="float" office:value="4958.359" calcext:value-type="float">
            <text:p>4958,359</text:p>
          </table:table-cell>
          <table:table-cell office:value-type="float" office:value="322.828379" calcext:value-type="float">
            <text:p>322,828379</text:p>
          </table:table-cell>
          <table:table-cell table:number-columns-repeated="10"/>
        </table:table-row>
        <table:table-row table:style-name="ro1">
          <table:table-cell office:value-type="float" office:value="569.2" calcext:value-type="float">
            <text:p>569,2</text:p>
          </table:table-cell>
          <table:table-cell office:value-type="float" office:value="31.992596" calcext:value-type="float">
            <text:p>31,992596</text:p>
          </table:table-cell>
          <table:table-cell/>
          <table:table-cell office:value-type="float" office:value="4939.552" calcext:value-type="float">
            <text:p>4939,552</text:p>
          </table:table-cell>
          <table:table-cell office:value-type="float" office:value="321.922505" calcext:value-type="float">
            <text:p>321,922505</text:p>
          </table:table-cell>
          <table:table-cell table:number-columns-repeated="10"/>
        </table:table-row>
        <table:table-row table:style-name="ro1">
          <table:table-cell office:value-type="float" office:value="579.815" calcext:value-type="float">
            <text:p>579,815</text:p>
          </table:table-cell>
          <table:table-cell office:value-type="float" office:value="31.987569" calcext:value-type="float">
            <text:p>31,987569</text:p>
          </table:table-cell>
          <table:table-cell/>
          <table:table-cell office:value-type="float" office:value="5119.833" calcext:value-type="float">
            <text:p>5119,833</text:p>
          </table:table-cell>
          <table:table-cell office:value-type="float" office:value="321.72275" calcext:value-type="float">
            <text:p>321,72275</text:p>
          </table:table-cell>
          <table:table-cell table:number-columns-repeated="10"/>
        </table:table-row>
        <table:table-row table:style-name="ro1">
          <table:table-cell office:value-type="float" office:value="616.18" calcext:value-type="float">
            <text:p>616,18</text:p>
          </table:table-cell>
          <table:table-cell office:value-type="float" office:value="31.981322" calcext:value-type="float">
            <text:p>31,981322</text:p>
          </table:table-cell>
          <table:table-cell/>
          <table:table-cell office:value-type="float" office:value="4959.864" calcext:value-type="float">
            <text:p>4959,864</text:p>
          </table:table-cell>
          <table:table-cell office:value-type="float" office:value="323.043955" calcext:value-type="float">
            <text:p>323,043955</text:p>
          </table:table-cell>
          <table:table-cell table:number-columns-repeated="10"/>
        </table:table-row>
        <table:table-row table:style-name="ro1">
          <table:table-cell office:value-type="float" office:value="787.297" calcext:value-type="float">
            <text:p>787,297</text:p>
          </table:table-cell>
          <table:table-cell office:value-type="float" office:value="31.981044" calcext:value-type="float">
            <text:p>31,981044</text:p>
          </table:table-cell>
          <table:table-cell/>
          <table:table-cell office:value-type="float" office:value="4999.649" calcext:value-type="float">
            <text:p>4999,649</text:p>
          </table:table-cell>
          <table:table-cell office:value-type="float" office:value="324.435397" calcext:value-type="float">
            <text:p>324,435397</text:p>
          </table:table-cell>
          <table:table-cell table:number-columns-repeated="10"/>
        </table:table-row>
        <table:table-row table:style-name="ro1">
          <table:table-cell office:value-type="float" office:value="1304.017" calcext:value-type="float">
            <text:p>1304,017</text:p>
          </table:table-cell>
          <table:table-cell office:value-type="float" office:value="31.977839" calcext:value-type="float">
            <text:p>31,977839</text:p>
          </table:table-cell>
          <table:table-cell/>
          <table:table-cell office:value-type="float" office:value="5899.697" calcext:value-type="float">
            <text:p>5899,697</text:p>
          </table:table-cell>
          <table:table-cell office:value-type="float" office:value="323.782288" calcext:value-type="float">
            <text:p>323,782288</text:p>
          </table:table-cell>
          <table:table-cell table:number-columns-repeated="10"/>
        </table:table-row>
        <table:table-row table:style-name="ro1">
          <table:table-cell office:value-type="float" office:value="730.443" calcext:value-type="float">
            <text:p>730,443</text:p>
          </table:table-cell>
          <table:table-cell office:value-type="float" office:value="31.976149" calcext:value-type="float">
            <text:p>31,976149</text:p>
          </table:table-cell>
          <table:table-cell/>
          <table:table-cell office:value-type="float" office:value="4980.353" calcext:value-type="float">
            <text:p>4980,353</text:p>
          </table:table-cell>
          <table:table-cell office:value-type="float" office:value="323.09473" calcext:value-type="float">
            <text:p>323,09473</text:p>
          </table:table-cell>
          <table:table-cell table:number-columns-repeated="10"/>
        </table:table-row>
        <table:table-row table:style-name="ro1">
          <table:table-cell office:value-type="float" office:value="609.519" calcext:value-type="float">
            <text:p>609,519</text:p>
          </table:table-cell>
          <table:table-cell office:value-type="float" office:value="31.964455" calcext:value-type="float">
            <text:p>31,964455</text:p>
          </table:table-cell>
          <table:table-cell/>
          <table:table-cell office:value-type="float" office:value="4985.47" calcext:value-type="float">
            <text:p>4985,47</text:p>
          </table:table-cell>
          <table:table-cell office:value-type="float" office:value="322.877365" calcext:value-type="float">
            <text:p>322,877365</text:p>
          </table:table-cell>
          <table:table-cell table:number-columns-repeated="10"/>
        </table:table-row>
        <table:table-row table:style-name="ro1">
          <table:table-cell office:value-type="float" office:value="521.324" calcext:value-type="float">
            <text:p>521,324</text:p>
          </table:table-cell>
          <table:table-cell office:value-type="float" office:value="31.959327" calcext:value-type="float">
            <text:p>31,959327</text:p>
          </table:table-cell>
          <table:table-cell/>
          <table:table-cell office:value-type="float" office:value="5002.842" calcext:value-type="float">
            <text:p>5002,842</text:p>
          </table:table-cell>
          <table:table-cell office:value-type="float" office:value="321.91506" calcext:value-type="float">
            <text:p>321,91506</text:p>
          </table:table-cell>
          <table:table-cell table:number-columns-repeated="10"/>
        </table:table-row>
        <table:table-row table:style-name="ro1">
          <table:table-cell office:value-type="float" office:value="606.175" calcext:value-type="float">
            <text:p>606,175</text:p>
          </table:table-cell>
          <table:table-cell office:value-type="float" office:value="31.951726" calcext:value-type="float">
            <text:p>31,951726</text:p>
          </table:table-cell>
          <table:table-cell/>
          <table:table-cell office:value-type="float" office:value="5175.08" calcext:value-type="float">
            <text:p>5175,08</text:p>
          </table:table-cell>
          <table:table-cell office:value-type="float" office:value="321.967633" calcext:value-type="float">
            <text:p>321,967633</text:p>
          </table:table-cell>
          <table:table-cell table:number-columns-repeated="10"/>
        </table:table-row>
        <table:table-row table:style-name="ro1">
          <table:table-cell office:value-type="float" office:value="943.046" calcext:value-type="float">
            <text:p>943,046</text:p>
          </table:table-cell>
          <table:table-cell office:value-type="float" office:value="31.9259" calcext:value-type="float">
            <text:p>31,9259</text:p>
          </table:table-cell>
          <table:table-cell/>
          <table:table-cell office:value-type="float" office:value="5295.294" calcext:value-type="float">
            <text:p>5295,294</text:p>
          </table:table-cell>
          <table:table-cell office:value-type="float" office:value="324.260583" calcext:value-type="float">
            <text:p>324,260583</text:p>
          </table:table-cell>
          <table:table-cell table:number-columns-repeated="10"/>
        </table:table-row>
        <table:table-row table:style-name="ro1">
          <table:table-cell office:value-type="float" office:value="639.962" calcext:value-type="float">
            <text:p>639,962</text:p>
          </table:table-cell>
          <table:table-cell office:value-type="float" office:value="31.909152" calcext:value-type="float">
            <text:p>31,909152</text:p>
          </table:table-cell>
          <table:table-cell/>
          <table:table-cell office:value-type="float" office:value="5008.915" calcext:value-type="float">
            <text:p>5008,915</text:p>
          </table:table-cell>
          <table:table-cell office:value-type="float" office:value="324.239758" calcext:value-type="float">
            <text:p>324,239758</text:p>
          </table:table-cell>
          <table:table-cell table:number-columns-repeated="10"/>
        </table:table-row>
        <table:table-row table:style-name="ro1">
          <table:table-cell office:value-type="float" office:value="7079.464" calcext:value-type="float">
            <text:p>7079,464</text:p>
          </table:table-cell>
          <table:table-cell office:value-type="float" office:value="31.895277" calcext:value-type="float">
            <text:p>31,895277</text:p>
          </table:table-cell>
          <table:table-cell/>
          <table:table-cell office:value-type="float" office:value="5187.072" calcext:value-type="float">
            <text:p>5187,072</text:p>
          </table:table-cell>
          <table:table-cell office:value-type="float" office:value="324.753785" calcext:value-type="float">
            <text:p>324,753785</text:p>
          </table:table-cell>
          <table:table-cell table:number-columns-repeated="10"/>
        </table:table-row>
        <table:table-row table:style-name="ro1">
          <table:table-cell office:value-type="float" office:value="541.606" calcext:value-type="float">
            <text:p>541,606</text:p>
          </table:table-cell>
          <table:table-cell office:value-type="float" office:value="31.878501" calcext:value-type="float">
            <text:p>31,878501</text:p>
          </table:table-cell>
          <table:table-cell/>
          <table:table-cell office:value-type="float" office:value="5366.142" calcext:value-type="float">
            <text:p>5366,142</text:p>
          </table:table-cell>
          <table:table-cell office:value-type="float" office:value="323.278585" calcext:value-type="float">
            <text:p>323,278585</text:p>
          </table:table-cell>
          <table:table-cell table:number-columns-repeated="10"/>
        </table:table-row>
        <table:table-row table:style-name="ro1">
          <table:table-cell office:value-type="float" office:value="573.868" calcext:value-type="float">
            <text:p>573,868</text:p>
          </table:table-cell>
          <table:table-cell office:value-type="float" office:value="31.869468" calcext:value-type="float">
            <text:p>31,869468</text:p>
          </table:table-cell>
          <table:table-cell/>
          <table:table-cell office:value-type="float" office:value="5123.116" calcext:value-type="float">
            <text:p>5123,116</text:p>
          </table:table-cell>
          <table:table-cell office:value-type="float" office:value="323.536682" calcext:value-type="float">
            <text:p>323,536682</text:p>
          </table:table-cell>
          <table:table-cell table:number-columns-repeated="10"/>
        </table:table-row>
        <table:table-row table:style-name="ro1">
          <table:table-cell office:value-type="float" office:value="699.741" calcext:value-type="float">
            <text:p>699,741</text:p>
          </table:table-cell>
          <table:table-cell office:value-type="float" office:value="31.857463" calcext:value-type="float">
            <text:p>31,857463</text:p>
          </table:table-cell>
          <table:table-cell/>
          <table:table-cell office:value-type="float" office:value="5237.059" calcext:value-type="float">
            <text:p>5237,059</text:p>
          </table:table-cell>
          <table:table-cell office:value-type="float" office:value="321.595859" calcext:value-type="float">
            <text:p>321,595859</text:p>
          </table:table-cell>
          <table:table-cell table:number-columns-repeated="10"/>
        </table:table-row>
        <table:table-row table:style-name="ro1">
          <table:table-cell office:value-type="float" office:value="571.465" calcext:value-type="float">
            <text:p>571,465</text:p>
          </table:table-cell>
          <table:table-cell office:value-type="float" office:value="31.853529" calcext:value-type="float">
            <text:p>31,853529</text:p>
          </table:table-cell>
          <table:table-cell/>
          <table:table-cell office:value-type="float" office:value="5120.112" calcext:value-type="float">
            <text:p>5120,112</text:p>
          </table:table-cell>
          <table:table-cell office:value-type="float" office:value="323.132577" calcext:value-type="float">
            <text:p>323,132577</text:p>
          </table:table-cell>
          <table:table-cell table:number-columns-repeated="10"/>
        </table:table-row>
        <table:table-row table:style-name="ro1">
          <table:table-cell office:value-type="float" office:value="790.531" calcext:value-type="float">
            <text:p>790,531</text:p>
          </table:table-cell>
          <table:table-cell office:value-type="float" office:value="31.852838" calcext:value-type="float">
            <text:p>31,852838</text:p>
          </table:table-cell>
          <table:table-cell/>
          <table:table-cell office:value-type="float" office:value="5188.03" calcext:value-type="float">
            <text:p>5188,03</text:p>
          </table:table-cell>
          <table:table-cell office:value-type="float" office:value="326.353959" calcext:value-type="float">
            <text:p>326,353959</text:p>
          </table:table-cell>
          <table:table-cell table:number-columns-repeated="10"/>
        </table:table-row>
        <table:table-row table:style-name="ro1">
          <table:table-cell office:value-type="float" office:value="538.18" calcext:value-type="float">
            <text:p>538,18</text:p>
          </table:table-cell>
          <table:table-cell office:value-type="float" office:value="31.837192" calcext:value-type="float">
            <text:p>31,837192</text:p>
          </table:table-cell>
          <table:table-cell/>
          <table:table-cell office:value-type="float" office:value="5077.777" calcext:value-type="float">
            <text:p>5077,777</text:p>
          </table:table-cell>
          <table:table-cell office:value-type="float" office:value="322.618486" calcext:value-type="float">
            <text:p>322,618486</text:p>
          </table:table-cell>
          <table:table-cell table:number-columns-repeated="10"/>
        </table:table-row>
        <table:table-row table:style-name="ro1">
          <table:table-cell office:value-type="float" office:value="1582.917" calcext:value-type="float">
            <text:p>1582,917</text:p>
          </table:table-cell>
          <table:table-cell office:value-type="float" office:value="31.833239" calcext:value-type="float">
            <text:p>31,833239</text:p>
          </table:table-cell>
          <table:table-cell/>
          <table:table-cell office:value-type="float" office:value="4998.037" calcext:value-type="float">
            <text:p>4998,037</text:p>
          </table:table-cell>
          <table:table-cell office:value-type="float" office:value="320.90454" calcext:value-type="float">
            <text:p>320,90454</text:p>
          </table:table-cell>
          <table:table-cell table:number-columns-repeated="10"/>
        </table:table-row>
        <table:table-row table:style-name="ro1">
          <table:table-cell office:value-type="float" office:value="561.731" calcext:value-type="float">
            <text:p>561,731</text:p>
          </table:table-cell>
          <table:table-cell office:value-type="float" office:value="31.829443" calcext:value-type="float">
            <text:p>31,829443</text:p>
          </table:table-cell>
          <table:table-cell/>
          <table:table-cell office:value-type="float" office:value="5040.519" calcext:value-type="float">
            <text:p>5040,519</text:p>
          </table:table-cell>
          <table:table-cell office:value-type="float" office:value="323.67419" calcext:value-type="float">
            <text:p>323,67419</text:p>
          </table:table-cell>
          <table:table-cell table:number-columns-repeated="10"/>
        </table:table-row>
        <table:table-row table:style-name="ro1">
          <table:table-cell office:value-type="float" office:value="568.74" calcext:value-type="float">
            <text:p>568,74</text:p>
          </table:table-cell>
          <table:table-cell office:value-type="float" office:value="31.810126" calcext:value-type="float">
            <text:p>31,810126</text:p>
          </table:table-cell>
          <table:table-cell/>
          <table:table-cell office:value-type="float" office:value="4972.884" calcext:value-type="float">
            <text:p>4972,884</text:p>
          </table:table-cell>
          <table:table-cell office:value-type="float" office:value="323.756205" calcext:value-type="float">
            <text:p>323,756205</text:p>
          </table:table-cell>
          <table:table-cell table:number-columns-repeated="10"/>
        </table:table-row>
        <table:table-row table:style-name="ro1">
          <table:table-cell office:value-type="float" office:value="636.439" calcext:value-type="float">
            <text:p>636,439</text:p>
          </table:table-cell>
          <table:table-cell office:value-type="float" office:value="31.802045" calcext:value-type="float">
            <text:p>31,802045</text:p>
          </table:table-cell>
          <table:table-cell/>
          <table:table-cell office:value-type="float" office:value="5175.684" calcext:value-type="float">
            <text:p>5175,684</text:p>
          </table:table-cell>
          <table:table-cell office:value-type="float" office:value="324.940442" calcext:value-type="float">
            <text:p>324,940442</text:p>
          </table:table-cell>
          <table:table-cell table:number-columns-repeated="10"/>
        </table:table-row>
        <table:table-row table:style-name="ro1">
          <table:table-cell office:value-type="float" office:value="540.653" calcext:value-type="float">
            <text:p>540,653</text:p>
          </table:table-cell>
          <table:table-cell office:value-type="float" office:value="31.799449" calcext:value-type="float">
            <text:p>31,799449</text:p>
          </table:table-cell>
          <table:table-cell/>
          <table:table-cell office:value-type="float" office:value="5021.271" calcext:value-type="float">
            <text:p>5021,271</text:p>
          </table:table-cell>
          <table:table-cell office:value-type="float" office:value="324.835688" calcext:value-type="float">
            <text:p>324,835688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602.336" calcext:value-type="float">
            <text:p>602,336</text:p>
          </table:table-cell>
          <table:table-cell office:value-type="float" office:value="31.791076" calcext:value-type="float">
            <text:p>31,791076</text:p>
          </table:table-cell>
          <table:table-cell/>
          <table:table-cell office:value-type="float" office:value="4999.597" calcext:value-type="float">
            <text:p>4999,597</text:p>
          </table:table-cell>
          <table:table-cell office:value-type="float" office:value="324.179963" calcext:value-type="float">
            <text:p>324,179963</text:p>
          </table:table-cell>
          <table:table-cell table:number-columns-repeated="10"/>
        </table:table-row>
        <table:table-row table:style-name="ro1">
          <table:table-cell office:value-type="float" office:value="594.587" calcext:value-type="float">
            <text:p>594,587</text:p>
          </table:table-cell>
          <table:table-cell office:value-type="float" office:value="31.773987" calcext:value-type="float">
            <text:p>31,773987</text:p>
          </table:table-cell>
          <table:table-cell/>
          <table:table-cell office:value-type="float" office:value="4966.071" calcext:value-type="float">
            <text:p>4966,071</text:p>
          </table:table-cell>
          <table:table-cell office:value-type="float" office:value="322.836822" calcext:value-type="float">
            <text:p>322,836822</text:p>
          </table:table-cell>
          <table:table-cell table:number-columns-repeated="10"/>
        </table:table-row>
        <table:table-row table:style-name="ro1">
          <table:table-cell office:value-type="float" office:value="574.477" calcext:value-type="float">
            <text:p>574,477</text:p>
          </table:table-cell>
          <table:table-cell office:value-type="float" office:value="31.770586" calcext:value-type="float">
            <text:p>31,770586</text:p>
          </table:table-cell>
          <table:table-cell/>
          <table:table-cell office:value-type="float" office:value="5154.248" calcext:value-type="float">
            <text:p>5154,248</text:p>
          </table:table-cell>
          <table:table-cell office:value-type="float" office:value="324.378545" calcext:value-type="float">
            <text:p>324,378545</text:p>
          </table:table-cell>
          <table:table-cell table:number-columns-repeated="10"/>
        </table:table-row>
        <table:table-row table:style-name="ro1">
          <table:table-cell office:value-type="float" office:value="1356.26" calcext:value-type="float">
            <text:p>1356,26</text:p>
          </table:table-cell>
          <table:table-cell office:value-type="float" office:value="31.767962" calcext:value-type="float">
            <text:p>31,767962</text:p>
          </table:table-cell>
          <table:table-cell/>
          <table:table-cell office:value-type="float" office:value="4999.167" calcext:value-type="float">
            <text:p>4999,167</text:p>
          </table:table-cell>
          <table:table-cell office:value-type="float" office:value="324.328794" calcext:value-type="float">
            <text:p>324,328794</text:p>
          </table:table-cell>
          <table:table-cell table:number-columns-repeated="10"/>
        </table:table-row>
        <table:table-row table:style-name="ro1">
          <table:table-cell office:value-type="float" office:value="591.018" calcext:value-type="float">
            <text:p>591,018</text:p>
          </table:table-cell>
          <table:table-cell office:value-type="float" office:value="31.755037" calcext:value-type="float">
            <text:p>31,755037</text:p>
          </table:table-cell>
          <table:table-cell/>
          <table:table-cell office:value-type="float" office:value="4980.394" calcext:value-type="float">
            <text:p>4980,394</text:p>
          </table:table-cell>
          <table:table-cell office:value-type="float" office:value="323.861265" calcext:value-type="float">
            <text:p>323,861265</text:p>
          </table:table-cell>
          <table:table-cell table:number-columns-repeated="10"/>
        </table:table-row>
        <table:table-row table:style-name="ro1">
          <table:table-cell office:value-type="float" office:value="553.505" calcext:value-type="float">
            <text:p>553,505</text:p>
          </table:table-cell>
          <table:table-cell office:value-type="float" office:value="31.753142" calcext:value-type="float">
            <text:p>31,753142</text:p>
          </table:table-cell>
          <table:table-cell/>
          <table:table-cell office:value-type="float" office:value="5179.987" calcext:value-type="float">
            <text:p>5179,987</text:p>
          </table:table-cell>
          <table:table-cell office:value-type="float" office:value="324.983989" calcext:value-type="float">
            <text:p>324,983989</text:p>
          </table:table-cell>
          <table:table-cell table:number-columns-repeated="10"/>
        </table:table-row>
        <table:table-row table:style-name="ro1">
          <table:table-cell office:value-type="float" office:value="673.332" calcext:value-type="float">
            <text:p>673,332</text:p>
          </table:table-cell>
          <table:table-cell office:value-type="float" office:value="31.732539" calcext:value-type="float">
            <text:p>31,732539</text:p>
          </table:table-cell>
          <table:table-cell/>
          <table:table-cell office:value-type="float" office:value="5002.377" calcext:value-type="float">
            <text:p>5002,377</text:p>
          </table:table-cell>
          <table:table-cell office:value-type="float" office:value="324.423244" calcext:value-type="float">
            <text:p>324,423244</text:p>
          </table:table-cell>
          <table:table-cell table:number-columns-repeated="10"/>
        </table:table-row>
        <table:table-row table:style-name="ro1">
          <table:table-cell office:value-type="float" office:value="557.115" calcext:value-type="float">
            <text:p>557,115</text:p>
          </table:table-cell>
          <table:table-cell office:value-type="float" office:value="31.727945" calcext:value-type="float">
            <text:p>31,727945</text:p>
          </table:table-cell>
          <table:table-cell/>
          <table:table-cell office:value-type="float" office:value="5104.52" calcext:value-type="float">
            <text:p>5104,52</text:p>
          </table:table-cell>
          <table:table-cell office:value-type="float" office:value="322.961057" calcext:value-type="float">
            <text:p>322,961057</text:p>
          </table:table-cell>
          <table:table-cell table:number-columns-repeated="10"/>
        </table:table-row>
        <table:table-row table:style-name="ro1">
          <table:table-cell office:value-type="float" office:value="583.248" calcext:value-type="float">
            <text:p>583,248</text:p>
          </table:table-cell>
          <table:table-cell office:value-type="float" office:value="31.725448" calcext:value-type="float">
            <text:p>31,725448</text:p>
          </table:table-cell>
          <table:table-cell/>
          <table:table-cell office:value-type="float" office:value="5146.64" calcext:value-type="float">
            <text:p>5146,64</text:p>
          </table:table-cell>
          <table:table-cell office:value-type="float" office:value="323.270205" calcext:value-type="float">
            <text:p>323,270205</text:p>
          </table:table-cell>
          <table:table-cell table:number-columns-repeated="10"/>
        </table:table-row>
        <table:table-row table:style-name="ro1">
          <table:table-cell office:value-type="float" office:value="589.036" calcext:value-type="float">
            <text:p>589,036</text:p>
          </table:table-cell>
          <table:table-cell office:value-type="float" office:value="31.714723" calcext:value-type="float">
            <text:p>31,714723</text:p>
          </table:table-cell>
          <table:table-cell/>
          <table:table-cell office:value-type="float" office:value="4966.012" calcext:value-type="float">
            <text:p>4966,012</text:p>
          </table:table-cell>
          <table:table-cell office:value-type="float" office:value="321.538382" calcext:value-type="float">
            <text:p>321,538382</text:p>
          </table:table-cell>
          <table:table-cell table:number-columns-repeated="10"/>
        </table:table-row>
        <table:table-row table:style-name="ro1">
          <table:table-cell office:value-type="float" office:value="525.76" calcext:value-type="float">
            <text:p>525,76</text:p>
          </table:table-cell>
          <table:table-cell office:value-type="float" office:value="31.708201" calcext:value-type="float">
            <text:p>31,708201</text:p>
          </table:table-cell>
          <table:table-cell/>
          <table:table-cell office:value-type="float" office:value="8039.022" calcext:value-type="float">
            <text:p>8039,022</text:p>
          </table:table-cell>
          <table:table-cell office:value-type="float" office:value="322.84662" calcext:value-type="float">
            <text:p>322,84662</text:p>
          </table:table-cell>
          <table:table-cell table:number-columns-repeated="10"/>
        </table:table-row>
        <table:table-row table:style-name="ro1">
          <table:table-cell office:value-type="float" office:value="561.791" calcext:value-type="float">
            <text:p>561,791</text:p>
          </table:table-cell>
          <table:table-cell office:value-type="float" office:value="31.693268" calcext:value-type="float">
            <text:p>31,693268</text:p>
          </table:table-cell>
          <table:table-cell/>
          <table:table-cell office:value-type="float" office:value="4979.883" calcext:value-type="float">
            <text:p>4979,883</text:p>
          </table:table-cell>
          <table:table-cell office:value-type="float" office:value="324.075954" calcext:value-type="float">
            <text:p>324,075954</text:p>
          </table:table-cell>
          <table:table-cell table:number-columns-repeated="10"/>
        </table:table-row>
        <table:table-row table:style-name="ro1">
          <table:table-cell office:value-type="float" office:value="716.033" calcext:value-type="float">
            <text:p>716,033</text:p>
          </table:table-cell>
          <table:table-cell office:value-type="float" office:value="31.69012" calcext:value-type="float">
            <text:p>31,69012</text:p>
          </table:table-cell>
          <table:table-cell/>
          <table:table-cell office:value-type="float" office:value="4980.647" calcext:value-type="float">
            <text:p>4980,647</text:p>
          </table:table-cell>
          <table:table-cell office:value-type="float" office:value="324.40894" calcext:value-type="float">
            <text:p>324,40894</text:p>
          </table:table-cell>
          <table:table-cell table:number-columns-repeated="10"/>
        </table:table-row>
        <table:table-row table:style-name="ro1">
          <table:table-cell office:value-type="float" office:value="534.242" calcext:value-type="float">
            <text:p>534,242</text:p>
          </table:table-cell>
          <table:table-cell office:value-type="float" office:value="31.687093" calcext:value-type="float">
            <text:p>31,687093</text:p>
          </table:table-cell>
          <table:table-cell/>
          <table:table-cell office:value-type="float" office:value="4978.664" calcext:value-type="float">
            <text:p>4978,664</text:p>
          </table:table-cell>
          <table:table-cell office:value-type="float" office:value="323.39326" calcext:value-type="float">
            <text:p>323,39326</text:p>
          </table:table-cell>
          <table:table-cell table:number-columns-repeated="10"/>
        </table:table-row>
        <table:table-row table:style-name="ro1">
          <table:table-cell office:value-type="float" office:value="772.023" calcext:value-type="float">
            <text:p>772,023</text:p>
          </table:table-cell>
          <table:table-cell office:value-type="float" office:value="31.588102" calcext:value-type="float">
            <text:p>31,588102</text:p>
          </table:table-cell>
          <table:table-cell/>
          <table:table-cell office:value-type="float" office:value="5042.215" calcext:value-type="float">
            <text:p>5042,215</text:p>
          </table:table-cell>
          <table:table-cell office:value-type="float" office:value="322.491157" calcext:value-type="float">
            <text:p>322,491157</text:p>
          </table:table-cell>
          <table:table-cell table:number-columns-repeated="10"/>
        </table:table-row>
        <table:table-row table:style-name="ro1">
          <table:table-cell office:value-type="float" office:value="1412.246" calcext:value-type="float">
            <text:p>1412,246</text:p>
          </table:table-cell>
          <table:table-cell office:value-type="float" office:value="31.584803" calcext:value-type="float">
            <text:p>31,584803</text:p>
          </table:table-cell>
          <table:table-cell/>
          <table:table-cell office:value-type="float" office:value="5418.907" calcext:value-type="float">
            <text:p>5418,907</text:p>
          </table:table-cell>
          <table:table-cell office:value-type="float" office:value="324.270736" calcext:value-type="float">
            <text:p>324,270736</text:p>
          </table:table-cell>
          <table:table-cell table:number-columns-repeated="10"/>
        </table:table-row>
        <table:table-row table:style-name="ro1">
          <table:table-cell office:value-type="float" office:value="743.246" calcext:value-type="float">
            <text:p>743,246</text:p>
          </table:table-cell>
          <table:table-cell office:value-type="float" office:value="31.531477" calcext:value-type="float">
            <text:p>31,531477</text:p>
          </table:table-cell>
          <table:table-cell/>
          <table:table-cell office:value-type="float" office:value="4940.842" calcext:value-type="float">
            <text:p>4940,842</text:p>
          </table:table-cell>
          <table:table-cell office:value-type="float" office:value="321.914864" calcext:value-type="float">
            <text:p>321,914864</text:p>
          </table:table-cell>
          <table:table-cell table:number-columns-repeated="10"/>
        </table:table-row>
        <table:table-row table:style-name="ro1">
          <table:table-cell office:value-type="float" office:value="518.585" calcext:value-type="float">
            <text:p>518,585</text:p>
          </table:table-cell>
          <table:table-cell office:value-type="float" office:value="31.512126" calcext:value-type="float">
            <text:p>31,512126</text:p>
          </table:table-cell>
          <table:table-cell/>
          <table:table-cell office:value-type="float" office:value="5018.416" calcext:value-type="float">
            <text:p>5018,416</text:p>
          </table:table-cell>
          <table:table-cell office:value-type="float" office:value="323.749389" calcext:value-type="float">
            <text:p>323,749389</text:p>
          </table:table-cell>
          <table:table-cell table:number-columns-repeated="10"/>
        </table:table-row>
        <table:table-row table:style-name="ro1">
          <table:table-cell office:value-type="float" office:value="654.3" calcext:value-type="float">
            <text:p>654,3</text:p>
          </table:table-cell>
          <table:table-cell office:value-type="float" office:value="31.486333" calcext:value-type="float">
            <text:p>31,486333</text:p>
          </table:table-cell>
          <table:table-cell/>
          <table:table-cell office:value-type="float" office:value="5019.343" calcext:value-type="float">
            <text:p>5019,343</text:p>
          </table:table-cell>
          <table:table-cell office:value-type="float" office:value="325.283445" calcext:value-type="float">
            <text:p>325,283445</text:p>
          </table:table-cell>
          <table:table-cell table:number-columns-repeated="10"/>
        </table:table-row>
        <table:table-row table:style-name="ro1">
          <table:table-cell office:value-type="float" office:value="567.52" calcext:value-type="float">
            <text:p>567,52</text:p>
          </table:table-cell>
          <table:table-cell office:value-type="float" office:value="31.424945" calcext:value-type="float">
            <text:p>31,424945</text:p>
          </table:table-cell>
          <table:table-cell/>
          <table:table-cell office:value-type="float" office:value="4960.529" calcext:value-type="float">
            <text:p>4960,529</text:p>
          </table:table-cell>
          <table:table-cell office:value-type="float" office:value="323.589767" calcext:value-type="float">
            <text:p>323,589767</text:p>
          </table:table-cell>
          <table:table-cell table:number-columns-repeated="10"/>
        </table:table-row>
        <table:table-row table:style-name="ro1">
          <table:table-cell office:value-type="float" office:value="814.899" calcext:value-type="float">
            <text:p>814,899</text:p>
          </table:table-cell>
          <table:table-cell office:value-type="float" office:value="31.414125" calcext:value-type="float">
            <text:p>31,414125</text:p>
          </table:table-cell>
          <table:table-cell/>
          <table:table-cell office:value-type="float" office:value="5140.099" calcext:value-type="float">
            <text:p>5140,099</text:p>
          </table:table-cell>
          <table:table-cell office:value-type="float" office:value="323.414348" calcext:value-type="float">
            <text:p>323,414348</text:p>
          </table:table-cell>
          <table:table-cell table:number-columns-repeated="10"/>
        </table:table-row>
        <table:table-row table:style-name="ro1">
          <table:table-cell office:value-type="float" office:value="521.524" calcext:value-type="float">
            <text:p>521,524</text:p>
          </table:table-cell>
          <table:table-cell office:value-type="float" office:value="31.202291" calcext:value-type="float">
            <text:p>31,202291</text:p>
          </table:table-cell>
          <table:table-cell/>
          <table:table-cell office:value-type="float" office:value="4959.836" calcext:value-type="float">
            <text:p>4959,836</text:p>
          </table:table-cell>
          <table:table-cell office:value-type="float" office:value="322.064264" calcext:value-type="float">
            <text:p>322,064264</text:p>
          </table:table-cell>
          <table:table-cell table:number-columns-repeated="10"/>
        </table:table-row>
        <table:table-row table:style-name="ro1">
          <table:table-cell office:value-type="float" office:value="943.557" calcext:value-type="float">
            <text:p>943,557</text:p>
          </table:table-cell>
          <table:table-cell office:value-type="float" office:value="31.069361" calcext:value-type="float">
            <text:p>31,069361</text:p>
          </table:table-cell>
          <table:table-cell/>
          <table:table-cell office:value-type="float" office:value="4978.841" calcext:value-type="float">
            <text:p>4978,841</text:p>
          </table:table-cell>
          <table:table-cell office:value-type="float" office:value="322.568265" calcext:value-type="float">
            <text:p>322,568265</text:p>
          </table:table-cell>
          <table:table-cell table:number-columns-repeated="10"/>
        </table:table-row>
        <table:table-row table:style-name="ro1">
          <table:table-cell office:value-type="float" office:value="650.844" calcext:value-type="float">
            <text:p>650,844</text:p>
          </table:table-cell>
          <table:table-cell office:value-type="float" office:value="31.065787" calcext:value-type="float">
            <text:p>31,065787</text:p>
          </table:table-cell>
          <table:table-cell/>
          <table:table-cell office:value-type="float" office:value="4940.58" calcext:value-type="float">
            <text:p>4940,58</text:p>
          </table:table-cell>
          <table:table-cell office:value-type="float" office:value="321.837625" calcext:value-type="float">
            <text:p>321,837625</text:p>
          </table:table-cell>
          <table:table-cell table:number-columns-repeated="10"/>
        </table:table-row>
        <table:table-row table:style-name="ro1">
          <table:table-cell office:value-type="float" office:value="873.45" calcext:value-type="float">
            <text:p>873,45</text:p>
          </table:table-cell>
          <table:table-cell office:value-type="float" office:value="30.717494" calcext:value-type="float">
            <text:p>30,717494</text:p>
          </table:table-cell>
          <table:table-cell/>
          <table:table-cell office:value-type="float" office:value="5115.301" calcext:value-type="float">
            <text:p>5115,301</text:p>
          </table:table-cell>
          <table:table-cell office:value-type="float" office:value="319.722349" calcext:value-type="float">
            <text:p>319,722349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476.331" calcext:value-type="float">
            <text:p>1476,331</text:p>
          </table:table-cell>
          <table:table-cell office:value-type="float" office:value="31.891403" calcext:value-type="float">
            <text:p>31,891403</text:p>
          </table:table-cell>
          <table:table-cell/>
          <table:table-cell office:value-type="float" office:value="2825.521" calcext:value-type="float">
            <text:p>2825,521</text:p>
          </table:table-cell>
          <table:table-cell office:value-type="float" office:value="323.500411" calcext:value-type="float">
            <text:p>323,500411</text:p>
          </table:table-cell>
          <table:table-cell/>
          <table:table-cell office:value-type="float" office:value="24923.143" calcext:value-type="float">
            <text:p>24923,143</text:p>
          </table:table-cell>
          <table:table-cell office:value-type="float" office:value="3198.374218" calcext:value-type="float">
            <text:p>3198,374218</text:p>
          </table:table-cell>
          <table:table-cell table:number-columns-repeated="5"/>
          <table:table-cell table:formula="of:=['PY37-256MB'.N7]-['PY37-256MB'.$L7]" office:value-type="float" office:value="-0.891707060000005" calcext:value-type="float">
            <text:p>-0,89170706</text:p>
          </table:table-cell>
          <table:table-cell table:formula="of:=['PY37-256MB'.O7]-['PY37-256MB'.$L7]" office:value-type="float" office:value="1.07082893999999" calcext:value-type="float">
            <text:p>1,07082894</text:p>
          </table:table-cell>
        </table:table-row>
        <table:table-row table:style-name="ro1">
          <table:table-cell office:value-type="float" office:value="328.137" calcext:value-type="float">
            <text:p>328,137</text:p>
          </table:table-cell>
          <table:table-cell office:value-type="float" office:value="32.017189" calcext:value-type="float">
            <text:p>32,017189</text:p>
          </table:table-cell>
          <table:table-cell/>
          <table:table-cell office:value-type="float" office:value="2496.039" calcext:value-type="float">
            <text:p>2496,039</text:p>
          </table:table-cell>
          <table:table-cell office:value-type="float" office:value="318.824637" calcext:value-type="float">
            <text:p>318,824637</text:p>
          </table:table-cell>
          <table:table-cell/>
          <table:table-cell office:value-type="float" office:value="24391.493" calcext:value-type="float">
            <text:p>24391,493</text:p>
          </table:table-cell>
          <table:table-cell office:value-type="float" office:value="3187.306767" calcext:value-type="float">
            <text:p>3187,30676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99.198" calcext:value-type="float">
            <text:p>299,198</text:p>
          </table:table-cell>
          <table:table-cell office:value-type="float" office:value="31.370493" calcext:value-type="float">
            <text:p>31,370493</text:p>
          </table:table-cell>
          <table:table-cell/>
          <table:table-cell office:value-type="float" office:value="3355.92" calcext:value-type="float">
            <text:p>3355,92</text:p>
          </table:table-cell>
          <table:table-cell office:value-type="float" office:value="318.598326" calcext:value-type="float">
            <text:p>318,598326</text:p>
          </table:table-cell>
          <table:table-cell/>
          <table:table-cell office:value-type="float" office:value="24436.481" calcext:value-type="float">
            <text:p>24436,481</text:p>
          </table:table-cell>
          <table:table-cell office:value-type="float" office:value="3193.424394" calcext:value-type="float">
            <text:p>3193,4243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5:.$B$104])" office:value-type="float" office:value="31.98265406" calcext:value-type="float">
            <text:p>31,98265406</text:p>
          </table:table-cell>
          <table:table-cell table:formula="of:=STDEV(['PY37-256MB'.$B$5:.$B$104])" office:value-type="float" office:value="0.37019104389269" calcext:value-type="float">
            <text:p>0,3701910439</text:p>
          </table:table-cell>
          <table:table-cell table:formula="of:=MIN(['PY37-256MB'.$B$5:.$B$104])" office:value-type="float" office:value="31.090947" calcext:value-type="float">
            <text:p>31,090947</text:p>
          </table:table-cell>
          <table:table-cell table:formula="of:=MAX(['PY37-256MB'.$B$5:.$B$104])" office:value-type="float" office:value="33.053483" calcext:value-type="float">
            <text:p>33,053483</text:p>
          </table:table-cell>
        </table:table-row>
        <table:table-row table:style-name="ro1">
          <table:table-cell office:value-type="float" office:value="323.878" calcext:value-type="float">
            <text:p>323,878</text:p>
          </table:table-cell>
          <table:table-cell office:value-type="float" office:value="31.494188" calcext:value-type="float">
            <text:p>31,494188</text:p>
          </table:table-cell>
          <table:table-cell/>
          <table:table-cell office:value-type="float" office:value="2673.043" calcext:value-type="float">
            <text:p>2673,043</text:p>
          </table:table-cell>
          <table:table-cell office:value-type="float" office:value="321.933183" calcext:value-type="float">
            <text:p>321,933183</text:p>
          </table:table-cell>
          <table:table-cell/>
          <table:table-cell office:value-type="float" office:value="24540.621" calcext:value-type="float">
            <text:p>24540,621</text:p>
          </table:table-cell>
          <table:table-cell office:value-type="float" office:value="3200.249852" calcext:value-type="float">
            <text:p>3200,24985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5:.$E$104])" office:value-type="float" office:value="320.35742104" calcext:value-type="float">
            <text:p>320,35742104</text:p>
          </table:table-cell>
          <table:table-cell table:formula="of:=STDEV(['PY37-256MB'.$E$5:.$E$104])" office:value-type="float" office:value="1.9235014101672" calcext:value-type="float">
            <text:p>1,9235014102</text:p>
          </table:table-cell>
          <table:table-cell table:formula="of:=MIN(['PY37-256MB'.$E$5:.$E$104])" office:value-type="float" office:value="315.846061" calcext:value-type="float">
            <text:p>315,846061</text:p>
          </table:table-cell>
          <table:table-cell table:formula="of:=MAX(['PY37-256MB'.$E$5:.$E$104])" office:value-type="float" office:value="326.859469" calcext:value-type="float">
            <text:p>326,859469</text:p>
          </table:table-cell>
        </table:table-row>
        <table:table-row table:style-name="ro1">
          <table:table-cell office:value-type="float" office:value="294.496" calcext:value-type="float">
            <text:p>294,496</text:p>
          </table:table-cell>
          <table:table-cell office:value-type="float" office:value="32.29982" calcext:value-type="float">
            <text:p>32,29982</text:p>
          </table:table-cell>
          <table:table-cell/>
          <table:table-cell office:value-type="float" office:value="2543.66" calcext:value-type="float">
            <text:p>2543,66</text:p>
          </table:table-cell>
          <table:table-cell office:value-type="float" office:value="323.248914" calcext:value-type="float">
            <text:p>323,248914</text:p>
          </table:table-cell>
          <table:table-cell/>
          <table:table-cell office:value-type="float" office:value="24559.044" calcext:value-type="float">
            <text:p>24559,044</text:p>
          </table:table-cell>
          <table:table-cell office:value-type="float" office:value="3205.09155" calcext:value-type="float">
            <text:p>3205,0915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60])" office:value-type="float" office:value="3196.69985786364" calcext:value-type="float">
            <text:p>3196,6998578636</text:p>
          </table:table-cell>
          <table:table-cell table:formula="of:=STDEV(['PY37-256MB'.$H$5:.$H$60])" office:value-type="float" office:value="8.84776438209133" calcext:value-type="float">
            <text:p>8,8477643821</text:p>
          </table:table-cell>
          <table:table-cell table:formula="of:=MIN(['PY37-256MB'.$H$5:.$H$60])" office:value-type="float" office:value="3179.381877" calcext:value-type="float">
            <text:p>3179,381877</text:p>
          </table:table-cell>
          <table:table-cell table:formula="of:=MAX(['PY37-256MB'.$H$5:.$H$60])" office:value-type="float" office:value="3212.734443" calcext:value-type="float">
            <text:p>3212,734443</text:p>
          </table:table-cell>
        </table:table-row>
        <table:table-row table:style-name="ro1">
          <table:table-cell office:value-type="float" office:value="339.594" calcext:value-type="float">
            <text:p>339,594</text:p>
          </table:table-cell>
          <table:table-cell office:value-type="float" office:value="32.361639" calcext:value-type="float">
            <text:p>32,361639</text:p>
          </table:table-cell>
          <table:table-cell/>
          <table:table-cell office:value-type="float" office:value="2931.025" calcext:value-type="float">
            <text:p>2931,025</text:p>
          </table:table-cell>
          <table:table-cell office:value-type="float" office:value="321.770671" calcext:value-type="float">
            <text:p>321,770671</text:p>
          </table:table-cell>
          <table:table-cell/>
          <table:table-cell office:value-type="float" office:value="24420.18" calcext:value-type="float">
            <text:p>24420,18</text:p>
          </table:table-cell>
          <table:table-cell office:value-type="float" office:value="3187.132023" calcext:value-type="float">
            <text:p>3187,132023</text:p>
          </table:table-cell>
          <table:table-cell table:number-columns-repeated="7"/>
        </table:table-row>
        <table:table-row table:style-name="ro1">
          <table:table-cell office:value-type="float" office:value="337.561" calcext:value-type="float">
            <text:p>337,561</text:p>
          </table:table-cell>
          <table:table-cell office:value-type="float" office:value="33.053483" calcext:value-type="float">
            <text:p>33,053483</text:p>
          </table:table-cell>
          <table:table-cell/>
          <table:table-cell office:value-type="float" office:value="2689.485" calcext:value-type="float">
            <text:p>2689,485</text:p>
          </table:table-cell>
          <table:table-cell office:value-type="float" office:value="322.703207" calcext:value-type="float">
            <text:p>322,703207</text:p>
          </table:table-cell>
          <table:table-cell/>
          <table:table-cell office:value-type="float" office:value="24503.326" calcext:value-type="float">
            <text:p>24503,326</text:p>
          </table:table-cell>
          <table:table-cell office:value-type="float" office:value="3197.837526" calcext:value-type="float">
            <text:p>3197,837526</text:p>
          </table:table-cell>
          <table:table-cell table:number-columns-repeated="7"/>
        </table:table-row>
        <table:table-row table:style-name="ro1">
          <table:table-cell office:value-type="float" office:value="506.189" calcext:value-type="float">
            <text:p>506,189</text:p>
          </table:table-cell>
          <table:table-cell office:value-type="float" office:value="32.160449" calcext:value-type="float">
            <text:p>32,160449</text:p>
          </table:table-cell>
          <table:table-cell/>
          <table:table-cell office:value-type="float" office:value="2506.058" calcext:value-type="float">
            <text:p>2506,058</text:p>
          </table:table-cell>
          <table:table-cell office:value-type="float" office:value="319.016038" calcext:value-type="float">
            <text:p>319,016038</text:p>
          </table:table-cell>
          <table:table-cell/>
          <table:table-cell office:value-type="float" office:value="24756.482" calcext:value-type="float">
            <text:p>24756,482</text:p>
          </table:table-cell>
          <table:table-cell office:value-type="float" office:value="3186.183747" calcext:value-type="float">
            <text:p>3186,183747</text:p>
          </table:table-cell>
          <table:table-cell table:number-columns-repeated="7"/>
        </table:table-row>
        <table:table-row table:style-name="ro1">
          <table:table-cell office:value-type="float" office:value="368.011" calcext:value-type="float">
            <text:p>368,011</text:p>
          </table:table-cell>
          <table:table-cell office:value-type="float" office:value="31.176361" calcext:value-type="float">
            <text:p>31,176361</text:p>
          </table:table-cell>
          <table:table-cell/>
          <table:table-cell office:value-type="float" office:value="2728.929" calcext:value-type="float">
            <text:p>2728,929</text:p>
          </table:table-cell>
          <table:table-cell office:value-type="float" office:value="321.162182" calcext:value-type="float">
            <text:p>321,162182</text:p>
          </table:table-cell>
          <table:table-cell/>
          <table:table-cell office:value-type="float" office:value="24541.694" calcext:value-type="float">
            <text:p>24541,694</text:p>
          </table:table-cell>
          <table:table-cell office:value-type="float" office:value="3204.152314" calcext:value-type="float">
            <text:p>3204,152314</text:p>
          </table:table-cell>
          <table:table-cell table:number-columns-repeated="7"/>
        </table:table-row>
        <table:table-row table:style-name="ro1">
          <table:table-cell office:value-type="float" office:value="623.83" calcext:value-type="float">
            <text:p>623,83</text:p>
          </table:table-cell>
          <table:table-cell office:value-type="float" office:value="31.666862" calcext:value-type="float">
            <text:p>31,666862</text:p>
          </table:table-cell>
          <table:table-cell/>
          <table:table-cell office:value-type="float" office:value="3083.517" calcext:value-type="float">
            <text:p>3083,517</text:p>
          </table:table-cell>
          <table:table-cell office:value-type="float" office:value="320.005756" calcext:value-type="float">
            <text:p>320,005756</text:p>
          </table:table-cell>
          <table:table-cell/>
          <table:table-cell office:value-type="float" office:value="24599.268" calcext:value-type="float">
            <text:p>24599,268</text:p>
          </table:table-cell>
          <table:table-cell office:value-type="float" office:value="3206.408913" calcext:value-type="float">
            <text:p>3206,408913</text:p>
          </table:table-cell>
          <table:table-cell table:number-columns-repeated="7"/>
        </table:table-row>
        <table:table-row table:style-name="ro1">
          <table:table-cell office:value-type="float" office:value="465.953" calcext:value-type="float">
            <text:p>465,953</text:p>
          </table:table-cell>
          <table:table-cell office:value-type="float" office:value="31.502836" calcext:value-type="float">
            <text:p>31,502836</text:p>
          </table:table-cell>
          <table:table-cell/>
          <table:table-cell office:value-type="float" office:value="3388.157" calcext:value-type="float">
            <text:p>3388,157</text:p>
          </table:table-cell>
          <table:table-cell office:value-type="float" office:value="321.327529" calcext:value-type="float">
            <text:p>321,327529</text:p>
          </table:table-cell>
          <table:table-cell/>
          <table:table-cell office:value-type="float" office:value="24339.112" calcext:value-type="float">
            <text:p>24339,112</text:p>
          </table:table-cell>
          <table:table-cell office:value-type="float" office:value="3179.381877" calcext:value-type="float">
            <text:p>3179,381877</text:p>
          </table:table-cell>
          <table:table-cell table:number-columns-repeated="7"/>
        </table:table-row>
        <table:table-row table:style-name="ro1">
          <table:table-cell office:value-type="float" office:value="338.617" calcext:value-type="float">
            <text:p>338,617</text:p>
          </table:table-cell>
          <table:table-cell office:value-type="float" office:value="32.418281" calcext:value-type="float">
            <text:p>32,418281</text:p>
          </table:table-cell>
          <table:table-cell/>
          <table:table-cell office:value-type="float" office:value="2483.477" calcext:value-type="float">
            <text:p>2483,477</text:p>
          </table:table-cell>
          <table:table-cell office:value-type="float" office:value="321.346054" calcext:value-type="float">
            <text:p>321,346054</text:p>
          </table:table-cell>
          <table:table-cell/>
          <table:table-cell office:value-type="float" office:value="24617.81" calcext:value-type="float">
            <text:p>24617,81</text:p>
          </table:table-cell>
          <table:table-cell office:value-type="float" office:value="3212.734443" calcext:value-type="float">
            <text:p>3212,734443</text:p>
          </table:table-cell>
          <table:table-cell table:number-columns-repeated="7"/>
        </table:table-row>
        <table:table-row table:style-name="ro1">
          <table:table-cell office:value-type="float" office:value="318.901" calcext:value-type="float">
            <text:p>318,901</text:p>
          </table:table-cell>
          <table:table-cell office:value-type="float" office:value="32.055893" calcext:value-type="float">
            <text:p>32,055893</text:p>
          </table:table-cell>
          <table:table-cell/>
          <table:table-cell office:value-type="float" office:value="2455.657" calcext:value-type="float">
            <text:p>2455,657</text:p>
          </table:table-cell>
          <table:table-cell office:value-type="float" office:value="319.504634" calcext:value-type="float">
            <text:p>319,504634</text:p>
          </table:table-cell>
          <table:table-cell/>
          <table:table-cell office:value-type="float" office:value="24481.37" calcext:value-type="float">
            <text:p>24481,37</text:p>
          </table:table-cell>
          <table:table-cell office:value-type="float" office:value="3195.230232" calcext:value-type="float">
            <text:p>3195,230232</text:p>
          </table:table-cell>
          <table:table-cell table:number-columns-repeated="7"/>
        </table:table-row>
        <table:table-row table:style-name="ro1">
          <table:table-cell office:value-type="float" office:value="301.232" calcext:value-type="float">
            <text:p>301,232</text:p>
          </table:table-cell>
          <table:table-cell office:value-type="float" office:value="32.258036" calcext:value-type="float">
            <text:p>32,258036</text:p>
          </table:table-cell>
          <table:table-cell/>
          <table:table-cell office:value-type="float" office:value="2498.727" calcext:value-type="float">
            <text:p>2498,727</text:p>
          </table:table-cell>
          <table:table-cell office:value-type="float" office:value="322.501108" calcext:value-type="float">
            <text:p>322,501108</text:p>
          </table:table-cell>
          <table:table-cell/>
          <table:table-cell office:value-type="float" office:value="24518.473" calcext:value-type="float">
            <text:p>24518,473</text:p>
          </table:table-cell>
          <table:table-cell office:value-type="float" office:value="3198.547944" calcext:value-type="float">
            <text:p>3198,547944</text:p>
          </table:table-cell>
          <table:table-cell table:number-columns-repeated="7"/>
        </table:table-row>
        <table:table-row table:style-name="ro1">
          <table:table-cell office:value-type="float" office:value="1003.793" calcext:value-type="float">
            <text:p>1003,793</text:p>
          </table:table-cell>
          <table:table-cell office:value-type="float" office:value="31.660612" calcext:value-type="float">
            <text:p>31,660612</text:p>
          </table:table-cell>
          <table:table-cell/>
          <table:table-cell office:value-type="float" office:value="2481.178" calcext:value-type="float">
            <text:p>2481,178</text:p>
          </table:table-cell>
          <table:table-cell office:value-type="float" office:value="322.597373" calcext:value-type="float">
            <text:p>322,597373</text:p>
          </table:table-cell>
          <table:table-cell/>
          <table:table-cell office:value-type="float" office:value="24503.728" calcext:value-type="float">
            <text:p>24503,728</text:p>
          </table:table-cell>
          <table:table-cell office:value-type="float" office:value="3199.339921" calcext:value-type="float">
            <text:p>3199,339921</text:p>
          </table:table-cell>
          <table:table-cell table:number-columns-repeated="7"/>
        </table:table-row>
        <table:table-row table:style-name="ro1">
          <table:table-cell office:value-type="float" office:value="614.988" calcext:value-type="float">
            <text:p>614,988</text:p>
          </table:table-cell>
          <table:table-cell office:value-type="float" office:value="31.76464" calcext:value-type="float">
            <text:p>31,76464</text:p>
          </table:table-cell>
          <table:table-cell/>
          <table:table-cell office:value-type="float" office:value="2498.899" calcext:value-type="float">
            <text:p>2498,899</text:p>
          </table:table-cell>
          <table:table-cell office:value-type="float" office:value="320.709763" calcext:value-type="float">
            <text:p>320,709763</text:p>
          </table:table-cell>
          <table:table-cell/>
          <table:table-cell office:value-type="float" office:value="24436.658" calcext:value-type="float">
            <text:p>24436,658</text:p>
          </table:table-cell>
          <table:table-cell office:value-type="float" office:value="3190.689411" calcext:value-type="float">
            <text:p>3190,689411</text:p>
          </table:table-cell>
          <table:table-cell table:number-columns-repeated="7"/>
        </table:table-row>
        <table:table-row table:style-name="ro1">
          <table:table-cell office:value-type="float" office:value="719.569" calcext:value-type="float">
            <text:p>719,569</text:p>
          </table:table-cell>
          <table:table-cell office:value-type="float" office:value="32.261019" calcext:value-type="float">
            <text:p>32,261019</text:p>
          </table:table-cell>
          <table:table-cell/>
          <table:table-cell office:value-type="float" office:value="2579.753" calcext:value-type="float">
            <text:p>2579,753</text:p>
          </table:table-cell>
          <table:table-cell office:value-type="float" office:value="322.334649" calcext:value-type="float">
            <text:p>322,334649</text:p>
          </table:table-cell>
          <table:table-cell/>
          <table:table-cell office:value-type="float" office:value="24579.073" calcext:value-type="float">
            <text:p>24579,073</text:p>
          </table:table-cell>
          <table:table-cell office:value-type="float" office:value="3207.18031" calcext:value-type="float">
            <text:p>3207,18031</text:p>
          </table:table-cell>
          <table:table-cell table:number-columns-repeated="7"/>
        </table:table-row>
        <table:table-row table:style-name="ro1">
          <table:table-cell office:value-type="float" office:value="3286.585" calcext:value-type="float">
            <text:p>3286,585</text:p>
          </table:table-cell>
          <table:table-cell office:value-type="float" office:value="32.086238" calcext:value-type="float">
            <text:p>32,086238</text:p>
          </table:table-cell>
          <table:table-cell/>
          <table:table-cell office:value-type="float" office:value="2499.913" calcext:value-type="float">
            <text:p>2499,913</text:p>
          </table:table-cell>
          <table:table-cell office:value-type="float" office:value="321.325634" calcext:value-type="float">
            <text:p>321,325634</text:p>
          </table:table-cell>
          <table:table-cell/>
          <table:table-cell office:value-type="float" office:value="24925.171" calcext:value-type="float">
            <text:p>24925,171</text:p>
          </table:table-cell>
          <table:table-cell office:value-type="float" office:value="3198.695634" calcext:value-type="float">
            <text:p>3198,695634</text:p>
          </table:table-cell>
          <table:table-cell table:number-columns-repeated="7"/>
        </table:table-row>
        <table:table-row table:style-name="ro1">
          <table:table-cell office:value-type="float" office:value="824.867" calcext:value-type="float">
            <text:p>824,867</text:p>
          </table:table-cell>
          <table:table-cell office:value-type="float" office:value="32.859181" calcext:value-type="float">
            <text:p>32,859181</text:p>
          </table:table-cell>
          <table:table-cell/>
          <table:table-cell office:value-type="float" office:value="2529.203" calcext:value-type="float">
            <text:p>2529,203</text:p>
          </table:table-cell>
          <table:table-cell office:value-type="float" office:value="322.868397" calcext:value-type="float">
            <text:p>322,868397</text:p>
          </table:table-cell>
          <table:table-cell/>
          <table:table-cell office:value-type="float" office:value="24434.638" calcext:value-type="float">
            <text:p>24434,638</text:p>
          </table:table-cell>
          <table:table-cell office:value-type="float" office:value="3206.057581" calcext:value-type="float">
            <text:p>3206,057581</text:p>
          </table:table-cell>
          <table:table-cell table:number-columns-repeated="7"/>
        </table:table-row>
        <table:table-row table:style-name="ro1">
          <table:table-cell office:value-type="float" office:value="570.283" calcext:value-type="float">
            <text:p>570,283</text:p>
          </table:table-cell>
          <table:table-cell office:value-type="float" office:value="32.003717" calcext:value-type="float">
            <text:p>32,003717</text:p>
          </table:table-cell>
          <table:table-cell/>
          <table:table-cell office:value-type="float" office:value="2510.731" calcext:value-type="float">
            <text:p>2510,731</text:p>
          </table:table-cell>
          <table:table-cell office:value-type="float" office:value="324.88136" calcext:value-type="float">
            <text:p>324,88136</text:p>
          </table:table-cell>
          <table:table-cell/>
          <table:table-cell office:value-type="float" office:value="24480.281" calcext:value-type="float">
            <text:p>24480,281</text:p>
          </table:table-cell>
          <table:table-cell office:value-type="float" office:value="3195.00755" calcext:value-type="float">
            <text:p>3195,00755</text:p>
          </table:table-cell>
          <table:table-cell table:number-columns-repeated="7"/>
        </table:table-row>
        <table:table-row table:style-name="ro1">
          <table:table-cell office:value-type="float" office:value="729.877" calcext:value-type="float">
            <text:p>729,877</text:p>
          </table:table-cell>
          <table:table-cell office:value-type="float" office:value="32.712489" calcext:value-type="float">
            <text:p>32,712489</text:p>
          </table:table-cell>
          <table:table-cell/>
          <table:table-cell office:value-type="float" office:value="2479.806" calcext:value-type="float">
            <text:p>2479,806</text:p>
          </table:table-cell>
          <table:table-cell office:value-type="float" office:value="318.615263" calcext:value-type="float">
            <text:p>318,615263</text:p>
          </table:table-cell>
          <table:table-cell/>
          <table:table-cell office:value-type="float" office:value="24380.504" calcext:value-type="float">
            <text:p>24380,504</text:p>
          </table:table-cell>
          <table:table-cell office:value-type="float" office:value="3179.618617" calcext:value-type="float">
            <text:p>3179,618617</text:p>
          </table:table-cell>
          <table:table-cell table:number-columns-repeated="7"/>
        </table:table-row>
        <table:table-row table:style-name="ro1">
          <table:table-cell office:value-type="float" office:value="983.952" calcext:value-type="float">
            <text:p>983,952</text:p>
          </table:table-cell>
          <table:table-cell office:value-type="float" office:value="32.139774" calcext:value-type="float">
            <text:p>32,139774</text:p>
          </table:table-cell>
          <table:table-cell/>
          <table:table-cell office:value-type="float" office:value="2459.706" calcext:value-type="float">
            <text:p>2459,706</text:p>
          </table:table-cell>
          <table:table-cell office:value-type="float" office:value="319.076665" calcext:value-type="float">
            <text:p>319,076665</text:p>
          </table:table-cell>
          <table:table-cell/>
          <table:table-cell office:value-type="float" office:value="24498.454" calcext:value-type="float">
            <text:p>24498,454</text:p>
          </table:table-cell>
          <table:table-cell office:value-type="float" office:value="3198.752049" calcext:value-type="float">
            <text:p>3198,752049</text:p>
          </table:table-cell>
          <table:table-cell table:number-columns-repeated="7"/>
        </table:table-row>
        <table:table-row table:style-name="ro1">
          <table:table-cell office:value-type="float" office:value="1183.319" calcext:value-type="float">
            <text:p>1183,319</text:p>
          </table:table-cell>
          <table:table-cell office:value-type="float" office:value="32.01982" calcext:value-type="float">
            <text:p>32,01982</text:p>
          </table:table-cell>
          <table:table-cell/>
          <table:table-cell office:value-type="float" office:value="2482.599" calcext:value-type="float">
            <text:p>2482,599</text:p>
          </table:table-cell>
          <table:table-cell office:value-type="float" office:value="319.984215" calcext:value-type="float">
            <text:p>319,984215</text:p>
          </table:table-cell>
          <table:table-cell table:number-columns-repeated="10"/>
        </table:table-row>
        <table:table-row table:style-name="ro1">
          <table:table-cell office:value-type="float" office:value="365.535" calcext:value-type="float">
            <text:p>365,535</text:p>
          </table:table-cell>
          <table:table-cell office:value-type="float" office:value="32.230176" calcext:value-type="float">
            <text:p>32,230176</text:p>
          </table:table-cell>
          <table:table-cell/>
          <table:table-cell office:value-type="float" office:value="2477.223" calcext:value-type="float">
            <text:p>2477,223</text:p>
          </table:table-cell>
          <table:table-cell office:value-type="float" office:value="319.717026" calcext:value-type="float">
            <text:p>319,717026</text:p>
          </table:table-cell>
          <table:table-cell table:number-columns-repeated="10"/>
        </table:table-row>
        <table:table-row table:style-name="ro1">
          <table:table-cell office:value-type="float" office:value="1370.958" calcext:value-type="float">
            <text:p>1370,958</text:p>
          </table:table-cell>
          <table:table-cell office:value-type="float" office:value="31.934466" calcext:value-type="float">
            <text:p>31,934466</text:p>
          </table:table-cell>
          <table:table-cell/>
          <table:table-cell office:value-type="float" office:value="2499.161" calcext:value-type="float">
            <text:p>2499,161</text:p>
          </table:table-cell>
          <table:table-cell office:value-type="float" office:value="322.639978" calcext:value-type="float">
            <text:p>322,639978</text:p>
          </table:table-cell>
          <table:table-cell table:number-columns-repeated="10"/>
        </table:table-row>
        <table:table-row table:style-name="ro1">
          <table:table-cell office:value-type="float" office:value="403.811" calcext:value-type="float">
            <text:p>403,811</text:p>
          </table:table-cell>
          <table:table-cell office:value-type="float" office:value="31.841198" calcext:value-type="float">
            <text:p>31,841198</text:p>
          </table:table-cell>
          <table:table-cell/>
          <table:table-cell office:value-type="float" office:value="2460.229" calcext:value-type="float">
            <text:p>2460,229</text:p>
          </table:table-cell>
          <table:table-cell office:value-type="float" office:value="320.723084" calcext:value-type="float">
            <text:p>320,723084</text:p>
          </table:table-cell>
          <table:table-cell table:number-columns-repeated="10"/>
        </table:table-row>
        <table:table-row table:style-name="ro1">
          <table:table-cell office:value-type="float" office:value="371.637" calcext:value-type="float">
            <text:p>371,637</text:p>
          </table:table-cell>
          <table:table-cell office:value-type="float" office:value="32.006307" calcext:value-type="float">
            <text:p>32,006307</text:p>
          </table:table-cell>
          <table:table-cell/>
          <table:table-cell office:value-type="float" office:value="2559.984" calcext:value-type="float">
            <text:p>2559,984</text:p>
          </table:table-cell>
          <table:table-cell office:value-type="float" office:value="320.8582" calcext:value-type="float">
            <text:p>320,8582</text:p>
          </table:table-cell>
          <table:table-cell table:number-columns-repeated="10"/>
        </table:table-row>
        <table:table-row table:style-name="ro1">
          <table:table-cell office:value-type="float" office:value="597.405" calcext:value-type="float">
            <text:p>597,405</text:p>
          </table:table-cell>
          <table:table-cell office:value-type="float" office:value="31.677435" calcext:value-type="float">
            <text:p>31,677435</text:p>
          </table:table-cell>
          <table:table-cell/>
          <table:table-cell office:value-type="float" office:value="2518.985" calcext:value-type="float">
            <text:p>2518,985</text:p>
          </table:table-cell>
          <table:table-cell office:value-type="float" office:value="322.2073" calcext:value-type="float">
            <text:p>322,2073</text:p>
          </table:table-cell>
          <table:table-cell table:number-columns-repeated="10"/>
        </table:table-row>
        <table:table-row table:style-name="ro1">
          <table:table-cell office:value-type="float" office:value="323.324" calcext:value-type="float">
            <text:p>323,324</text:p>
          </table:table-cell>
          <table:table-cell office:value-type="float" office:value="32.141859" calcext:value-type="float">
            <text:p>32,141859</text:p>
          </table:table-cell>
          <table:table-cell/>
          <table:table-cell office:value-type="float" office:value="2499.852" calcext:value-type="float">
            <text:p>2499,852</text:p>
          </table:table-cell>
          <table:table-cell office:value-type="float" office:value="321.247058" calcext:value-type="float">
            <text:p>321,247058</text:p>
          </table:table-cell>
          <table:table-cell table:number-columns-repeated="10"/>
        </table:table-row>
        <table:table-row table:style-name="ro1">
          <table:table-cell office:value-type="float" office:value="306.868" calcext:value-type="float">
            <text:p>306,868</text:p>
          </table:table-cell>
          <table:table-cell office:value-type="float" office:value="32.265503" calcext:value-type="float">
            <text:p>32,265503</text:p>
          </table:table-cell>
          <table:table-cell/>
          <table:table-cell office:value-type="float" office:value="2481.278" calcext:value-type="float">
            <text:p>2481,278</text:p>
          </table:table-cell>
          <table:table-cell office:value-type="float" office:value="321.973055" calcext:value-type="float">
            <text:p>321,973055</text:p>
          </table:table-cell>
          <table:table-cell table:number-columns-repeated="10"/>
        </table:table-row>
        <table:table-row table:style-name="ro1">
          <table:table-cell office:value-type="float" office:value="371.013" calcext:value-type="float">
            <text:p>371,013</text:p>
          </table:table-cell>
          <table:table-cell office:value-type="float" office:value="31.497552" calcext:value-type="float">
            <text:p>31,497552</text:p>
          </table:table-cell>
          <table:table-cell/>
          <table:table-cell office:value-type="float" office:value="2479.091" calcext:value-type="float">
            <text:p>2479,091</text:p>
          </table:table-cell>
          <table:table-cell office:value-type="float" office:value="317.525676" calcext:value-type="float">
            <text:p>317,525676</text:p>
          </table:table-cell>
          <table:table-cell table:number-columns-repeated="10"/>
        </table:table-row>
        <table:table-row table:style-name="ro1">
          <table:table-cell office:value-type="float" office:value="583.286" calcext:value-type="float">
            <text:p>583,286</text:p>
          </table:table-cell>
          <table:table-cell office:value-type="float" office:value="31.988483" calcext:value-type="float">
            <text:p>31,988483</text:p>
          </table:table-cell>
          <table:table-cell/>
          <table:table-cell office:value-type="float" office:value="2459.594" calcext:value-type="float">
            <text:p>2459,594</text:p>
          </table:table-cell>
          <table:table-cell office:value-type="float" office:value="317.939357" calcext:value-type="float">
            <text:p>317,939357</text:p>
          </table:table-cell>
          <table:table-cell table:number-columns-repeated="10"/>
        </table:table-row>
        <table:table-row table:style-name="ro1">
          <table:table-cell office:value-type="float" office:value="1460.13" calcext:value-type="float">
            <text:p>1460,13</text:p>
          </table:table-cell>
          <table:table-cell office:value-type="float" office:value="32.155705" calcext:value-type="float">
            <text:p>32,155705</text:p>
          </table:table-cell>
          <table:table-cell/>
          <table:table-cell office:value-type="float" office:value="2459.73" calcext:value-type="float">
            <text:p>2459,73</text:p>
          </table:table-cell>
          <table:table-cell office:value-type="float" office:value="318.100379" calcext:value-type="float">
            <text:p>318,100379</text:p>
          </table:table-cell>
          <table:table-cell table:number-columns-repeated="10"/>
        </table:table-row>
        <table:table-row table:style-name="ro1">
          <table:table-cell office:value-type="float" office:value="987.733" calcext:value-type="float">
            <text:p>987,733</text:p>
          </table:table-cell>
          <table:table-cell office:value-type="float" office:value="31.961906" calcext:value-type="float">
            <text:p>31,961906</text:p>
          </table:table-cell>
          <table:table-cell/>
          <table:table-cell office:value-type="float" office:value="2546.356" calcext:value-type="float">
            <text:p>2546,356</text:p>
          </table:table-cell>
          <table:table-cell office:value-type="float" office:value="318.766795" calcext:value-type="float">
            <text:p>318,766795</text:p>
          </table:table-cell>
          <table:table-cell table:number-columns-repeated="10"/>
        </table:table-row>
        <table:table-row table:style-name="ro1">
          <table:table-cell office:value-type="float" office:value="473.908" calcext:value-type="float">
            <text:p>473,908</text:p>
          </table:table-cell>
          <table:table-cell office:value-type="float" office:value="31.445627" calcext:value-type="float">
            <text:p>31,445627</text:p>
          </table:table-cell>
          <table:table-cell/>
          <table:table-cell office:value-type="float" office:value="2473.822" calcext:value-type="float">
            <text:p>2473,822</text:p>
          </table:table-cell>
          <table:table-cell office:value-type="float" office:value="318.137178" calcext:value-type="float">
            <text:p>318,137178</text:p>
          </table:table-cell>
          <table:table-cell table:number-columns-repeated="10"/>
        </table:table-row>
        <table:table-row table:style-name="ro1">
          <table:table-cell office:value-type="float" office:value="287.63" calcext:value-type="float">
            <text:p>287,63</text:p>
          </table:table-cell>
          <table:table-cell office:value-type="float" office:value="31.873959" calcext:value-type="float">
            <text:p>31,873959</text:p>
          </table:table-cell>
          <table:table-cell/>
          <table:table-cell office:value-type="float" office:value="2498.986" calcext:value-type="float">
            <text:p>2498,986</text:p>
          </table:table-cell>
          <table:table-cell office:value-type="float" office:value="319.903987" calcext:value-type="float">
            <text:p>319,903987</text:p>
          </table:table-cell>
          <table:table-cell table:number-columns-repeated="10"/>
        </table:table-row>
        <table:table-row table:style-name="ro1">
          <table:table-cell office:value-type="float" office:value="359.619" calcext:value-type="float">
            <text:p>359,619</text:p>
          </table:table-cell>
          <table:table-cell office:value-type="float" office:value="32.069602" calcext:value-type="float">
            <text:p>32,069602</text:p>
          </table:table-cell>
          <table:table-cell/>
          <table:table-cell office:value-type="float" office:value="2481.954" calcext:value-type="float">
            <text:p>2481,954</text:p>
          </table:table-cell>
          <table:table-cell office:value-type="float" office:value="320.020042" calcext:value-type="float">
            <text:p>320,020042</text:p>
          </table:table-cell>
          <table:table-cell table:number-columns-repeated="10"/>
        </table:table-row>
        <table:table-row table:style-name="ro1">
          <table:table-cell office:value-type="float" office:value="522.088" calcext:value-type="float">
            <text:p>522,088</text:p>
          </table:table-cell>
          <table:table-cell office:value-type="float" office:value="31.895579" calcext:value-type="float">
            <text:p>31,895579</text:p>
          </table:table-cell>
          <table:table-cell/>
          <table:table-cell office:value-type="float" office:value="2519.055" calcext:value-type="float">
            <text:p>2519,055</text:p>
          </table:table-cell>
          <table:table-cell office:value-type="float" office:value="321.167864" calcext:value-type="float">
            <text:p>321,167864</text:p>
          </table:table-cell>
          <table:table-cell table:number-columns-repeated="10"/>
        </table:table-row>
        <table:table-row table:style-name="ro1">
          <table:table-cell office:value-type="float" office:value="338.41" calcext:value-type="float">
            <text:p>338,41</text:p>
          </table:table-cell>
          <table:table-cell office:value-type="float" office:value="32.593048" calcext:value-type="float">
            <text:p>32,593048</text:p>
          </table:table-cell>
          <table:table-cell/>
          <table:table-cell office:value-type="float" office:value="2519.036" calcext:value-type="float">
            <text:p>2519,036</text:p>
          </table:table-cell>
          <table:table-cell office:value-type="float" office:value="323.373566" calcext:value-type="float">
            <text:p>323,373566</text:p>
          </table:table-cell>
          <table:table-cell table:number-columns-repeated="10"/>
        </table:table-row>
        <table:table-row table:style-name="ro1">
          <table:table-cell office:value-type="float" office:value="425.922" calcext:value-type="float">
            <text:p>425,922</text:p>
          </table:table-cell>
          <table:table-cell office:value-type="float" office:value="32.006452" calcext:value-type="float">
            <text:p>32,006452</text:p>
          </table:table-cell>
          <table:table-cell/>
          <table:table-cell office:value-type="float" office:value="2461.278" calcext:value-type="float">
            <text:p>2461,278</text:p>
          </table:table-cell>
          <table:table-cell office:value-type="float" office:value="319.620053" calcext:value-type="float">
            <text:p>319,620053</text:p>
          </table:table-cell>
          <table:table-cell table:number-columns-repeated="10"/>
        </table:table-row>
        <table:table-row table:style-name="ro1">
          <table:table-cell office:value-type="float" office:value="474.91" calcext:value-type="float">
            <text:p>474,91</text:p>
          </table:table-cell>
          <table:table-cell office:value-type="float" office:value="31.958716" calcext:value-type="float">
            <text:p>31,958716</text:p>
          </table:table-cell>
          <table:table-cell/>
          <table:table-cell office:value-type="float" office:value="2459.573" calcext:value-type="float">
            <text:p>2459,573</text:p>
          </table:table-cell>
          <table:table-cell office:value-type="float" office:value="316.296928" calcext:value-type="float">
            <text:p>316,296928</text:p>
          </table:table-cell>
          <table:table-cell table:number-columns-repeated="10"/>
        </table:table-row>
        <table:table-row table:style-name="ro1">
          <table:table-cell office:value-type="float" office:value="716.188" calcext:value-type="float">
            <text:p>716,188</text:p>
          </table:table-cell>
          <table:table-cell office:value-type="float" office:value="32.822445" calcext:value-type="float">
            <text:p>32,822445</text:p>
          </table:table-cell>
          <table:table-cell/>
          <table:table-cell office:value-type="float" office:value="2499.188" calcext:value-type="float">
            <text:p>2499,188</text:p>
          </table:table-cell>
          <table:table-cell office:value-type="float" office:value="319.580375" calcext:value-type="float">
            <text:p>319,580375</text:p>
          </table:table-cell>
          <table:table-cell table:number-columns-repeated="10"/>
        </table:table-row>
        <table:table-row table:style-name="ro1">
          <table:table-cell office:value-type="float" office:value="960.214" calcext:value-type="float">
            <text:p>960,214</text:p>
          </table:table-cell>
          <table:table-cell office:value-type="float" office:value="31.806992" calcext:value-type="float">
            <text:p>31,806992</text:p>
          </table:table-cell>
          <table:table-cell/>
          <table:table-cell office:value-type="float" office:value="2559.721" calcext:value-type="float">
            <text:p>2559,721</text:p>
          </table:table-cell>
          <table:table-cell office:value-type="float" office:value="320.209307" calcext:value-type="float">
            <text:p>320,209307</text:p>
          </table:table-cell>
          <table:table-cell table:number-columns-repeated="10"/>
        </table:table-row>
        <table:table-row table:style-name="ro1">
          <table:table-cell office:value-type="float" office:value="348.355" calcext:value-type="float">
            <text:p>348,355</text:p>
          </table:table-cell>
          <table:table-cell office:value-type="float" office:value="31.889017" calcext:value-type="float">
            <text:p>31,889017</text:p>
          </table:table-cell>
          <table:table-cell/>
          <table:table-cell office:value-type="float" office:value="2480.769" calcext:value-type="float">
            <text:p>2480,769</text:p>
          </table:table-cell>
          <table:table-cell office:value-type="float" office:value="320.77398" calcext:value-type="float">
            <text:p>320,77398</text:p>
          </table:table-cell>
          <table:table-cell table:number-columns-repeated="10"/>
        </table:table-row>
        <table:table-row table:style-name="ro1">
          <table:table-cell office:value-type="float" office:value="439.313" calcext:value-type="float">
            <text:p>439,313</text:p>
          </table:table-cell>
          <table:table-cell office:value-type="float" office:value="32.076746" calcext:value-type="float">
            <text:p>32,076746</text:p>
          </table:table-cell>
          <table:table-cell/>
          <table:table-cell office:value-type="float" office:value="2499.735" calcext:value-type="float">
            <text:p>2499,735</text:p>
          </table:table-cell>
          <table:table-cell office:value-type="float" office:value="324.975495" calcext:value-type="float">
            <text:p>324,975495</text:p>
          </table:table-cell>
          <table:table-cell table:number-columns-repeated="10"/>
        </table:table-row>
        <table:table-row table:style-name="ro1">
          <table:table-cell office:value-type="float" office:value="409.021" calcext:value-type="float">
            <text:p>409,021</text:p>
          </table:table-cell>
          <table:table-cell office:value-type="float" office:value="31.88906" calcext:value-type="float">
            <text:p>31,88906</text:p>
          </table:table-cell>
          <table:table-cell/>
          <table:table-cell office:value-type="float" office:value="2519.433" calcext:value-type="float">
            <text:p>2519,433</text:p>
          </table:table-cell>
          <table:table-cell office:value-type="float" office:value="326.859469" calcext:value-type="float">
            <text:p>326,859469</text:p>
          </table:table-cell>
          <table:table-cell table:number-columns-repeated="10"/>
        </table:table-row>
        <table:table-row table:style-name="ro1">
          <table:table-cell office:value-type="float" office:value="320.96" calcext:value-type="float">
            <text:p>320,96</text:p>
          </table:table-cell>
          <table:table-cell office:value-type="float" office:value="31.97095" calcext:value-type="float">
            <text:p>31,97095</text:p>
          </table:table-cell>
          <table:table-cell/>
          <table:table-cell office:value-type="float" office:value="2489.845" calcext:value-type="float">
            <text:p>2489,845</text:p>
          </table:table-cell>
          <table:table-cell office:value-type="float" office:value="322.20764" calcext:value-type="float">
            <text:p>322,20764</text:p>
          </table:table-cell>
          <table:table-cell table:number-columns-repeated="10"/>
        </table:table-row>
        <table:table-row table:style-name="ro1">
          <table:table-cell office:value-type="float" office:value="367.138" calcext:value-type="float">
            <text:p>367,138</text:p>
          </table:table-cell>
          <table:table-cell office:value-type="float" office:value="31.868317" calcext:value-type="float">
            <text:p>31,868317</text:p>
          </table:table-cell>
          <table:table-cell/>
          <table:table-cell office:value-type="float" office:value="2469.457" calcext:value-type="float">
            <text:p>2469,457</text:p>
          </table:table-cell>
          <table:table-cell office:value-type="float" office:value="320.754104" calcext:value-type="float">
            <text:p>320,754104</text:p>
          </table:table-cell>
          <table:table-cell table:number-columns-repeated="10"/>
        </table:table-row>
        <table:table-row table:style-name="ro1">
          <table:table-cell office:value-type="float" office:value="377.704" calcext:value-type="float">
            <text:p>377,704</text:p>
          </table:table-cell>
          <table:table-cell office:value-type="float" office:value="31.722749" calcext:value-type="float">
            <text:p>31,722749</text:p>
          </table:table-cell>
          <table:table-cell/>
          <table:table-cell office:value-type="float" office:value="2500.061" calcext:value-type="float">
            <text:p>2500,061</text:p>
          </table:table-cell>
          <table:table-cell office:value-type="float" office:value="322.936591" calcext:value-type="float">
            <text:p>322,936591</text:p>
          </table:table-cell>
          <table:table-cell table:number-columns-repeated="10"/>
        </table:table-row>
        <table:table-row table:style-name="ro1">
          <table:table-cell office:value-type="float" office:value="366.849" calcext:value-type="float">
            <text:p>366,849</text:p>
          </table:table-cell>
          <table:table-cell office:value-type="float" office:value="31.667918" calcext:value-type="float">
            <text:p>31,667918</text:p>
          </table:table-cell>
          <table:table-cell/>
          <table:table-cell office:value-type="float" office:value="2479.163" calcext:value-type="float">
            <text:p>2479,163</text:p>
          </table:table-cell>
          <table:table-cell office:value-type="float" office:value="320.708294" calcext:value-type="float">
            <text:p>320,708294</text:p>
          </table:table-cell>
          <table:table-cell table:number-columns-repeated="10"/>
        </table:table-row>
        <table:table-row table:style-name="ro1">
          <table:table-cell office:value-type="float" office:value="317.055" calcext:value-type="float">
            <text:p>317,055</text:p>
          </table:table-cell>
          <table:table-cell office:value-type="float" office:value="31.341421" calcext:value-type="float">
            <text:p>31,341421</text:p>
          </table:table-cell>
          <table:table-cell/>
          <table:table-cell office:value-type="float" office:value="2480.192" calcext:value-type="float">
            <text:p>2480,192</text:p>
          </table:table-cell>
          <table:table-cell office:value-type="float" office:value="319.745636" calcext:value-type="float">
            <text:p>319,745636</text:p>
          </table:table-cell>
          <table:table-cell table:number-columns-repeated="10"/>
        </table:table-row>
        <table:table-row table:style-name="ro1">
          <table:table-cell office:value-type="float" office:value="309.472" calcext:value-type="float">
            <text:p>309,472</text:p>
          </table:table-cell>
          <table:table-cell office:value-type="float" office:value="31.634502" calcext:value-type="float">
            <text:p>31,634502</text:p>
          </table:table-cell>
          <table:table-cell/>
          <table:table-cell office:value-type="float" office:value="2499.189" calcext:value-type="float">
            <text:p>2499,189</text:p>
          </table:table-cell>
          <table:table-cell office:value-type="float" office:value="322.124511" calcext:value-type="float">
            <text:p>322,124511</text:p>
          </table:table-cell>
          <table:table-cell table:number-columns-repeated="10"/>
        </table:table-row>
        <table:table-row table:style-name="ro1">
          <table:table-cell office:value-type="float" office:value="376.358" calcext:value-type="float">
            <text:p>376,358</text:p>
          </table:table-cell>
          <table:table-cell office:value-type="float" office:value="31.898642" calcext:value-type="float">
            <text:p>31,898642</text:p>
          </table:table-cell>
          <table:table-cell/>
          <table:table-cell office:value-type="float" office:value="2579.77" calcext:value-type="float">
            <text:p>2579,77</text:p>
          </table:table-cell>
          <table:table-cell office:value-type="float" office:value="323.386824" calcext:value-type="float">
            <text:p>323,386824</text:p>
          </table:table-cell>
          <table:table-cell table:number-columns-repeated="10"/>
        </table:table-row>
        <table:table-row table:style-name="ro1">
          <table:table-cell office:value-type="float" office:value="342.142" calcext:value-type="float">
            <text:p>342,142</text:p>
          </table:table-cell>
          <table:table-cell office:value-type="float" office:value="31.829465" calcext:value-type="float">
            <text:p>31,829465</text:p>
          </table:table-cell>
          <table:table-cell/>
          <table:table-cell office:value-type="float" office:value="2500.18" calcext:value-type="float">
            <text:p>2500,18</text:p>
          </table:table-cell>
          <table:table-cell office:value-type="float" office:value="322.168695" calcext:value-type="float">
            <text:p>322,168695</text:p>
          </table:table-cell>
          <table:table-cell table:number-columns-repeated="10"/>
        </table:table-row>
        <table:table-row table:style-name="ro1">
          <table:table-cell office:value-type="float" office:value="460.847" calcext:value-type="float">
            <text:p>460,847</text:p>
          </table:table-cell>
          <table:table-cell office:value-type="float" office:value="31.090947" calcext:value-type="float">
            <text:p>31,090947</text:p>
          </table:table-cell>
          <table:table-cell/>
          <table:table-cell office:value-type="float" office:value="2480.869" calcext:value-type="float">
            <text:p>2480,869</text:p>
          </table:table-cell>
          <table:table-cell office:value-type="float" office:value="320.458749" calcext:value-type="float">
            <text:p>320,458749</text:p>
          </table:table-cell>
          <table:table-cell table:number-columns-repeated="10"/>
        </table:table-row>
        <table:table-row table:style-name="ro1">
          <table:table-cell office:value-type="float" office:value="393.712" calcext:value-type="float">
            <text:p>393,712</text:p>
          </table:table-cell>
          <table:table-cell office:value-type="float" office:value="31.719731" calcext:value-type="float">
            <text:p>31,719731</text:p>
          </table:table-cell>
          <table:table-cell/>
          <table:table-cell office:value-type="float" office:value="2458.22" calcext:value-type="float">
            <text:p>2458,22</text:p>
          </table:table-cell>
          <table:table-cell office:value-type="float" office:value="319.329345" calcext:value-type="float">
            <text:p>319,329345</text:p>
          </table:table-cell>
          <table:table-cell table:number-columns-repeated="10"/>
        </table:table-row>
        <table:table-row table:style-name="ro1">
          <table:table-cell office:value-type="float" office:value="286.955" calcext:value-type="float">
            <text:p>286,955</text:p>
          </table:table-cell>
          <table:table-cell office:value-type="float" office:value="31.777391" calcext:value-type="float">
            <text:p>31,777391</text:p>
          </table:table-cell>
          <table:table-cell/>
          <table:table-cell office:value-type="float" office:value="2480.372" calcext:value-type="float">
            <text:p>2480,372</text:p>
          </table:table-cell>
          <table:table-cell office:value-type="float" office:value="319.19524" calcext:value-type="float">
            <text:p>319,19524</text:p>
          </table:table-cell>
          <table:table-cell table:number-columns-repeated="10"/>
        </table:table-row>
        <table:table-row table:style-name="ro1">
          <table:table-cell office:value-type="float" office:value="359.469" calcext:value-type="float">
            <text:p>359,469</text:p>
          </table:table-cell>
          <table:table-cell office:value-type="float" office:value="32.023816" calcext:value-type="float">
            <text:p>32,023816</text:p>
          </table:table-cell>
          <table:table-cell/>
          <table:table-cell office:value-type="float" office:value="2459.653" calcext:value-type="float">
            <text:p>2459,653</text:p>
          </table:table-cell>
          <table:table-cell office:value-type="float" office:value="318.256151" calcext:value-type="float">
            <text:p>318,256151</text:p>
          </table:table-cell>
          <table:table-cell table:number-columns-repeated="10"/>
        </table:table-row>
        <table:table-row table:style-name="ro1">
          <table:table-cell office:value-type="float" office:value="353.093" calcext:value-type="float">
            <text:p>353,093</text:p>
          </table:table-cell>
          <table:table-cell office:value-type="float" office:value="31.298509" calcext:value-type="float">
            <text:p>31,298509</text:p>
          </table:table-cell>
          <table:table-cell/>
          <table:table-cell office:value-type="float" office:value="2478.426" calcext:value-type="float">
            <text:p>2478,426</text:p>
          </table:table-cell>
          <table:table-cell office:value-type="float" office:value="320.543708" calcext:value-type="float">
            <text:p>320,543708</text:p>
          </table:table-cell>
          <table:table-cell table:number-columns-repeated="3"/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330.5" calcext:value-type="float">
            <text:p>330,5</text:p>
          </table:table-cell>
          <table:table-cell office:value-type="float" office:value="31.871306" calcext:value-type="float">
            <text:p>31,871306</text:p>
          </table:table-cell>
          <table:table-cell/>
          <table:table-cell office:value-type="float" office:value="2540.757" calcext:value-type="float">
            <text:p>2540,757</text:p>
          </table:table-cell>
          <table:table-cell office:value-type="float" office:value="318.359478" calcext:value-type="float">
            <text:p>318,359478</text:p>
          </table:table-cell>
          <table:table-cell table:number-columns-repeated="10"/>
        </table:table-row>
        <table:table-row table:style-name="ro1">
          <table:table-cell office:value-type="float" office:value="320.775" calcext:value-type="float">
            <text:p>320,775</text:p>
          </table:table-cell>
          <table:table-cell office:value-type="float" office:value="31.60039" calcext:value-type="float">
            <text:p>31,60039</text:p>
          </table:table-cell>
          <table:table-cell/>
          <table:table-cell office:value-type="float" office:value="2506.668" calcext:value-type="float">
            <text:p>2506,668</text:p>
          </table:table-cell>
          <table:table-cell office:value-type="float" office:value="320.178736" calcext:value-type="float">
            <text:p>320,178736</text:p>
          </table:table-cell>
          <table:table-cell table:number-columns-repeated="10"/>
        </table:table-row>
        <table:table-row table:style-name="ro1">
          <table:table-cell office:value-type="float" office:value="373.672" calcext:value-type="float">
            <text:p>373,672</text:p>
          </table:table-cell>
          <table:table-cell office:value-type="float" office:value="31.826098" calcext:value-type="float">
            <text:p>31,826098</text:p>
          </table:table-cell>
          <table:table-cell/>
          <table:table-cell office:value-type="float" office:value="2472.998" calcext:value-type="float">
            <text:p>2472,998</text:p>
          </table:table-cell>
          <table:table-cell office:value-type="float" office:value="322.201896" calcext:value-type="float">
            <text:p>322,201896</text:p>
          </table:table-cell>
          <table:table-cell table:number-columns-repeated="10"/>
        </table:table-row>
        <table:table-row table:style-name="ro1">
          <table:table-cell office:value-type="float" office:value="1005.163" calcext:value-type="float">
            <text:p>1005,163</text:p>
          </table:table-cell>
          <table:table-cell office:value-type="float" office:value="32.01768" calcext:value-type="float">
            <text:p>32,01768</text:p>
          </table:table-cell>
          <table:table-cell/>
          <table:table-cell office:value-type="float" office:value="2480.267" calcext:value-type="float">
            <text:p>2480,267</text:p>
          </table:table-cell>
          <table:table-cell office:value-type="float" office:value="320.161039" calcext:value-type="float">
            <text:p>320,161039</text:p>
          </table:table-cell>
          <table:table-cell table:number-columns-repeated="10"/>
        </table:table-row>
        <table:table-row table:style-name="ro1">
          <table:table-cell office:value-type="float" office:value="374.605" calcext:value-type="float">
            <text:p>374,605</text:p>
          </table:table-cell>
          <table:table-cell office:value-type="float" office:value="31.995587" calcext:value-type="float">
            <text:p>31,995587</text:p>
          </table:table-cell>
          <table:table-cell/>
          <table:table-cell office:value-type="float" office:value="2459.653" calcext:value-type="float">
            <text:p>2459,653</text:p>
          </table:table-cell>
          <table:table-cell office:value-type="float" office:value="320.099293" calcext:value-type="float">
            <text:p>320,099293</text:p>
          </table:table-cell>
          <table:table-cell table:number-columns-repeated="10"/>
        </table:table-row>
        <table:table-row table:style-name="ro1">
          <table:table-cell office:value-type="float" office:value="280.704" calcext:value-type="float">
            <text:p>280,704</text:p>
          </table:table-cell>
          <table:table-cell office:value-type="float" office:value="32.06017" calcext:value-type="float">
            <text:p>32,06017</text:p>
          </table:table-cell>
          <table:table-cell/>
          <table:table-cell office:value-type="float" office:value="2478.539" calcext:value-type="float">
            <text:p>2478,539</text:p>
          </table:table-cell>
          <table:table-cell office:value-type="float" office:value="319.674783" calcext:value-type="float">
            <text:p>319,674783</text:p>
          </table:table-cell>
          <table:table-cell table:number-columns-repeated="10"/>
        </table:table-row>
        <table:table-row table:style-name="ro1">
          <table:table-cell office:value-type="float" office:value="357.717" calcext:value-type="float">
            <text:p>357,717</text:p>
          </table:table-cell>
          <table:table-cell office:value-type="float" office:value="31.338607" calcext:value-type="float">
            <text:p>31,338607</text:p>
          </table:table-cell>
          <table:table-cell/>
          <table:table-cell office:value-type="float" office:value="2461.027" calcext:value-type="float">
            <text:p>2461,027</text:p>
          </table:table-cell>
          <table:table-cell office:value-type="float" office:value="318.740016" calcext:value-type="float">
            <text:p>318,740016</text:p>
          </table:table-cell>
          <table:table-cell table:number-columns-repeated="10"/>
        </table:table-row>
        <table:table-row table:style-name="ro1">
          <table:table-cell office:value-type="float" office:value="311.064" calcext:value-type="float">
            <text:p>311,064</text:p>
          </table:table-cell>
          <table:table-cell office:value-type="float" office:value="31.692706" calcext:value-type="float">
            <text:p>31,692706</text:p>
          </table:table-cell>
          <table:table-cell/>
          <table:table-cell office:value-type="float" office:value="2479.144" calcext:value-type="float">
            <text:p>2479,144</text:p>
          </table:table-cell>
          <table:table-cell office:value-type="float" office:value="320.237291" calcext:value-type="float">
            <text:p>320,237291</text:p>
          </table:table-cell>
          <table:table-cell table:number-columns-repeated="10"/>
        </table:table-row>
        <table:table-row table:style-name="ro1">
          <table:table-cell office:value-type="float" office:value="495.106" calcext:value-type="float">
            <text:p>495,106</text:p>
          </table:table-cell>
          <table:table-cell office:value-type="float" office:value="31.905467" calcext:value-type="float">
            <text:p>31,905467</text:p>
          </table:table-cell>
          <table:table-cell/>
          <table:table-cell office:value-type="float" office:value="2479.603" calcext:value-type="float">
            <text:p>2479,603</text:p>
          </table:table-cell>
          <table:table-cell office:value-type="float" office:value="321.456234" calcext:value-type="float">
            <text:p>321,456234</text:p>
          </table:table-cell>
          <table:table-cell table:number-columns-repeated="10"/>
        </table:table-row>
        <table:table-row table:style-name="ro1">
          <table:table-cell office:value-type="float" office:value="337.968" calcext:value-type="float">
            <text:p>337,968</text:p>
          </table:table-cell>
          <table:table-cell office:value-type="float" office:value="31.543199" calcext:value-type="float">
            <text:p>31,543199</text:p>
          </table:table-cell>
          <table:table-cell/>
          <table:table-cell office:value-type="float" office:value="2461.464" calcext:value-type="float">
            <text:p>2461,464</text:p>
          </table:table-cell>
          <table:table-cell office:value-type="float" office:value="316.891633" calcext:value-type="float">
            <text:p>316,891633</text:p>
          </table:table-cell>
          <table:table-cell table:number-columns-repeated="10"/>
        </table:table-row>
        <table:table-row table:style-name="ro1">
          <table:table-cell office:value-type="float" office:value="364.16" calcext:value-type="float">
            <text:p>364,16</text:p>
          </table:table-cell>
          <table:table-cell office:value-type="float" office:value="31.693658" calcext:value-type="float">
            <text:p>31,693658</text:p>
          </table:table-cell>
          <table:table-cell/>
          <table:table-cell office:value-type="float" office:value="2459.068" calcext:value-type="float">
            <text:p>2459,068</text:p>
          </table:table-cell>
          <table:table-cell office:value-type="float" office:value="318.75599" calcext:value-type="float">
            <text:p>318,75599</text:p>
          </table:table-cell>
          <table:table-cell table:number-columns-repeated="10"/>
        </table:table-row>
        <table:table-row table:style-name="ro1">
          <table:table-cell office:value-type="float" office:value="335.517" calcext:value-type="float">
            <text:p>335,517</text:p>
          </table:table-cell>
          <table:table-cell office:value-type="float" office:value="32.215217" calcext:value-type="float">
            <text:p>32,215217</text:p>
          </table:table-cell>
          <table:table-cell/>
          <table:table-cell office:value-type="float" office:value="2459.711" calcext:value-type="float">
            <text:p>2459,711</text:p>
          </table:table-cell>
          <table:table-cell office:value-type="float" office:value="318.862284" calcext:value-type="float">
            <text:p>318,862284</text:p>
          </table:table-cell>
          <table:table-cell table:number-columns-repeated="10"/>
        </table:table-row>
        <table:table-row table:style-name="ro1">
          <table:table-cell office:value-type="float" office:value="298.349" calcext:value-type="float">
            <text:p>298,349</text:p>
          </table:table-cell>
          <table:table-cell office:value-type="float" office:value="31.94661" calcext:value-type="float">
            <text:p>31,94661</text:p>
          </table:table-cell>
          <table:table-cell/>
          <table:table-cell office:value-type="float" office:value="2498.808" calcext:value-type="float">
            <text:p>2498,808</text:p>
          </table:table-cell>
          <table:table-cell office:value-type="float" office:value="322.084015" calcext:value-type="float">
            <text:p>322,084015</text:p>
          </table:table-cell>
          <table:table-cell table:number-columns-repeated="10"/>
        </table:table-row>
        <table:table-row table:style-name="ro1">
          <table:table-cell office:value-type="float" office:value="355.854" calcext:value-type="float">
            <text:p>355,854</text:p>
          </table:table-cell>
          <table:table-cell office:value-type="float" office:value="31.961954" calcext:value-type="float">
            <text:p>31,961954</text:p>
          </table:table-cell>
          <table:table-cell/>
          <table:table-cell office:value-type="float" office:value="2461.806" calcext:value-type="float">
            <text:p>2461,806</text:p>
          </table:table-cell>
          <table:table-cell office:value-type="float" office:value="320.061586" calcext:value-type="float">
            <text:p>320,061586</text:p>
          </table:table-cell>
          <table:table-cell table:number-columns-repeated="10"/>
        </table:table-row>
        <table:table-row table:style-name="ro1">
          <table:table-cell office:value-type="float" office:value="300.097" calcext:value-type="float">
            <text:p>300,097</text:p>
          </table:table-cell>
          <table:table-cell office:value-type="float" office:value="32.148307" calcext:value-type="float">
            <text:p>32,148307</text:p>
          </table:table-cell>
          <table:table-cell/>
          <table:table-cell office:value-type="float" office:value="2478.786" calcext:value-type="float">
            <text:p>2478,786</text:p>
          </table:table-cell>
          <table:table-cell office:value-type="float" office:value="317.726945" calcext:value-type="float">
            <text:p>317,726945</text:p>
          </table:table-cell>
          <table:table-cell table:number-columns-repeated="10"/>
        </table:table-row>
        <table:table-row table:style-name="ro1">
          <table:table-cell office:value-type="float" office:value="287.988" calcext:value-type="float">
            <text:p>287,988</text:p>
          </table:table-cell>
          <table:table-cell office:value-type="float" office:value="31.841179" calcext:value-type="float">
            <text:p>31,841179</text:p>
          </table:table-cell>
          <table:table-cell/>
          <table:table-cell office:value-type="float" office:value="2560.031" calcext:value-type="float">
            <text:p>2560,031</text:p>
          </table:table-cell>
          <table:table-cell office:value-type="float" office:value="321.164709" calcext:value-type="float">
            <text:p>321,164709</text:p>
          </table:table-cell>
          <table:table-cell table:number-columns-repeated="10"/>
        </table:table-row>
        <table:table-row table:style-name="ro1">
          <table:table-cell office:value-type="float" office:value="270.264" calcext:value-type="float">
            <text:p>270,264</text:p>
          </table:table-cell>
          <table:table-cell office:value-type="float" office:value="31.93796" calcext:value-type="float">
            <text:p>31,93796</text:p>
          </table:table-cell>
          <table:table-cell/>
          <table:table-cell office:value-type="float" office:value="2478.99" calcext:value-type="float">
            <text:p>2478,99</text:p>
          </table:table-cell>
          <table:table-cell office:value-type="float" office:value="319.50001" calcext:value-type="float">
            <text:p>319,50001</text:p>
          </table:table-cell>
          <table:table-cell table:number-columns-repeated="10"/>
        </table:table-row>
        <table:table-row table:style-name="ro1">
          <table:table-cell office:value-type="float" office:value="300.12" calcext:value-type="float">
            <text:p>300,12</text:p>
          </table:table-cell>
          <table:table-cell office:value-type="float" office:value="31.776513" calcext:value-type="float">
            <text:p>31,776513</text:p>
          </table:table-cell>
          <table:table-cell/>
          <table:table-cell office:value-type="float" office:value="2460.59" calcext:value-type="float">
            <text:p>2460,59</text:p>
          </table:table-cell>
          <table:table-cell office:value-type="float" office:value="317.293834" calcext:value-type="float">
            <text:p>317,293834</text:p>
          </table:table-cell>
          <table:table-cell table:number-columns-repeated="10"/>
        </table:table-row>
        <table:table-row table:style-name="ro1">
          <table:table-cell office:value-type="float" office:value="312.511" calcext:value-type="float">
            <text:p>312,511</text:p>
          </table:table-cell>
          <table:table-cell office:value-type="float" office:value="32.409352" calcext:value-type="float">
            <text:p>32,409352</text:p>
          </table:table-cell>
          <table:table-cell/>
          <table:table-cell office:value-type="float" office:value="2485.408" calcext:value-type="float">
            <text:p>2485,408</text:p>
          </table:table-cell>
          <table:table-cell office:value-type="float" office:value="321.078725" calcext:value-type="float">
            <text:p>321,078725</text:p>
          </table:table-cell>
          <table:table-cell table:number-columns-repeated="10"/>
        </table:table-row>
        <table:table-row table:style-name="ro1">
          <table:table-cell office:value-type="float" office:value="328.936" calcext:value-type="float">
            <text:p>328,936</text:p>
          </table:table-cell>
          <table:table-cell office:value-type="float" office:value="32.331411" calcext:value-type="float">
            <text:p>32,331411</text:p>
          </table:table-cell>
          <table:table-cell/>
          <table:table-cell office:value-type="float" office:value="2455.584" calcext:value-type="float">
            <text:p>2455,584</text:p>
          </table:table-cell>
          <table:table-cell office:value-type="float" office:value="318.351572" calcext:value-type="float">
            <text:p>318,351572</text:p>
          </table:table-cell>
          <table:table-cell table:number-columns-repeated="10"/>
        </table:table-row>
        <table:table-row table:style-name="ro1">
          <table:table-cell office:value-type="float" office:value="494.627" calcext:value-type="float">
            <text:p>494,627</text:p>
          </table:table-cell>
          <table:table-cell office:value-type="float" office:value="32.46345" calcext:value-type="float">
            <text:p>32,46345</text:p>
          </table:table-cell>
          <table:table-cell/>
          <table:table-cell office:value-type="float" office:value="2458.063" calcext:value-type="float">
            <text:p>2458,063</text:p>
          </table:table-cell>
          <table:table-cell office:value-type="float" office:value="319.073904" calcext:value-type="float">
            <text:p>319,073904</text:p>
          </table:table-cell>
          <table:table-cell table:number-columns-repeated="10"/>
        </table:table-row>
        <table:table-row table:style-name="ro1">
          <table:table-cell office:value-type="float" office:value="364.259" calcext:value-type="float">
            <text:p>364,259</text:p>
          </table:table-cell>
          <table:table-cell office:value-type="float" office:value="31.958039" calcext:value-type="float">
            <text:p>31,958039</text:p>
          </table:table-cell>
          <table:table-cell/>
          <table:table-cell office:value-type="float" office:value="2499.84" calcext:value-type="float">
            <text:p>2499,84</text:p>
          </table:table-cell>
          <table:table-cell office:value-type="float" office:value="319.772769" calcext:value-type="float">
            <text:p>319,772769</text:p>
          </table:table-cell>
          <table:table-cell table:number-columns-repeated="10"/>
        </table:table-row>
        <table:table-row table:style-name="ro1">
          <table:table-cell office:value-type="float" office:value="418.267" calcext:value-type="float">
            <text:p>418,267</text:p>
          </table:table-cell>
          <table:table-cell office:value-type="float" office:value="32.799671" calcext:value-type="float">
            <text:p>32,799671</text:p>
          </table:table-cell>
          <table:table-cell/>
          <table:table-cell office:value-type="float" office:value="2560.25" calcext:value-type="float">
            <text:p>2560,25</text:p>
          </table:table-cell>
          <table:table-cell office:value-type="float" office:value="318.640099" calcext:value-type="float">
            <text:p>318,640099</text:p>
          </table:table-cell>
          <table:table-cell table:number-columns-repeated="10"/>
        </table:table-row>
        <table:table-row table:style-name="ro1">
          <table:table-cell office:value-type="float" office:value="466.445" calcext:value-type="float">
            <text:p>466,445</text:p>
          </table:table-cell>
          <table:table-cell office:value-type="float" office:value="32.229815" calcext:value-type="float">
            <text:p>32,229815</text:p>
          </table:table-cell>
          <table:table-cell/>
          <table:table-cell office:value-type="float" office:value="2499.692" calcext:value-type="float">
            <text:p>2499,692</text:p>
          </table:table-cell>
          <table:table-cell office:value-type="float" office:value="319.933268" calcext:value-type="float">
            <text:p>319,933268</text:p>
          </table:table-cell>
          <table:table-cell table:number-columns-repeated="10"/>
        </table:table-row>
        <table:table-row table:style-name="ro1">
          <table:table-cell office:value-type="float" office:value="371.354" calcext:value-type="float">
            <text:p>371,354</text:p>
          </table:table-cell>
          <table:table-cell office:value-type="float" office:value="31.721835" calcext:value-type="float">
            <text:p>31,721835</text:p>
          </table:table-cell>
          <table:table-cell/>
          <table:table-cell office:value-type="float" office:value="2499.158" calcext:value-type="float">
            <text:p>2499,158</text:p>
          </table:table-cell>
          <table:table-cell office:value-type="float" office:value="320.761619" calcext:value-type="float">
            <text:p>320,761619</text:p>
          </table:table-cell>
          <table:table-cell table:number-columns-repeated="10"/>
        </table:table-row>
        <table:table-row table:style-name="ro1">
          <table:table-cell office:value-type="float" office:value="341.04" calcext:value-type="float">
            <text:p>341,04</text:p>
          </table:table-cell>
          <table:table-cell office:value-type="float" office:value="31.9542" calcext:value-type="float">
            <text:p>31,9542</text:p>
          </table:table-cell>
          <table:table-cell/>
          <table:table-cell office:value-type="float" office:value="2501.351" calcext:value-type="float">
            <text:p>2501,351</text:p>
          </table:table-cell>
          <table:table-cell office:value-type="float" office:value="321.620136" calcext:value-type="float">
            <text:p>321,620136</text:p>
          </table:table-cell>
          <table:table-cell table:number-columns-repeated="10"/>
        </table:table-row>
        <table:table-row table:style-name="ro1">
          <table:table-cell office:value-type="float" office:value="332.809" calcext:value-type="float">
            <text:p>332,809</text:p>
          </table:table-cell>
          <table:table-cell office:value-type="float" office:value="31.791569" calcext:value-type="float">
            <text:p>31,791569</text:p>
          </table:table-cell>
          <table:table-cell/>
          <table:table-cell office:value-type="float" office:value="2459.502" calcext:value-type="float">
            <text:p>2459,502</text:p>
          </table:table-cell>
          <table:table-cell office:value-type="float" office:value="318.658133" calcext:value-type="float">
            <text:p>318,658133</text:p>
          </table:table-cell>
          <table:table-cell table:number-columns-repeated="10"/>
        </table:table-row>
        <table:table-row table:style-name="ro1">
          <table:table-cell office:value-type="float" office:value="353.914" calcext:value-type="float">
            <text:p>353,914</text:p>
          </table:table-cell>
          <table:table-cell office:value-type="float" office:value="31.841473" calcext:value-type="float">
            <text:p>31,841473</text:p>
          </table:table-cell>
          <table:table-cell/>
          <table:table-cell office:value-type="float" office:value="2498.461" calcext:value-type="float">
            <text:p>2498,461</text:p>
          </table:table-cell>
          <table:table-cell office:value-type="float" office:value="321.969578" calcext:value-type="float">
            <text:p>321,969578</text:p>
          </table:table-cell>
          <table:table-cell table:number-columns-repeated="10"/>
        </table:table-row>
        <table:table-row table:style-name="ro1">
          <table:table-cell office:value-type="float" office:value="301.169" calcext:value-type="float">
            <text:p>301,169</text:p>
          </table:table-cell>
          <table:table-cell office:value-type="float" office:value="32.152041" calcext:value-type="float">
            <text:p>32,152041</text:p>
          </table:table-cell>
          <table:table-cell/>
          <table:table-cell office:value-type="float" office:value="2479.187" calcext:value-type="float">
            <text:p>2479,187</text:p>
          </table:table-cell>
          <table:table-cell office:value-type="float" office:value="319.641799" calcext:value-type="float">
            <text:p>319,641799</text:p>
          </table:table-cell>
          <table:table-cell table:number-columns-repeated="10"/>
        </table:table-row>
        <table:table-row table:style-name="ro1">
          <table:table-cell office:value-type="float" office:value="350.505" calcext:value-type="float">
            <text:p>350,505</text:p>
          </table:table-cell>
          <table:table-cell office:value-type="float" office:value="31.764415" calcext:value-type="float">
            <text:p>31,764415</text:p>
          </table:table-cell>
          <table:table-cell/>
          <table:table-cell office:value-type="float" office:value="2461.852" calcext:value-type="float">
            <text:p>2461,852</text:p>
          </table:table-cell>
          <table:table-cell office:value-type="float" office:value="318.934568" calcext:value-type="float">
            <text:p>318,934568</text:p>
          </table:table-cell>
          <table:table-cell table:number-columns-repeated="10"/>
        </table:table-row>
        <table:table-row table:style-name="ro1">
          <table:table-cell office:value-type="float" office:value="313.73" calcext:value-type="float">
            <text:p>313,73</text:p>
          </table:table-cell>
          <table:table-cell office:value-type="float" office:value="32.460888" calcext:value-type="float">
            <text:p>32,460888</text:p>
          </table:table-cell>
          <table:table-cell/>
          <table:table-cell office:value-type="float" office:value="2458.848" calcext:value-type="float">
            <text:p>2458,848</text:p>
          </table:table-cell>
          <table:table-cell office:value-type="float" office:value="318.690383" calcext:value-type="float">
            <text:p>318,690383</text:p>
          </table:table-cell>
          <table:table-cell table:number-columns-repeated="10"/>
        </table:table-row>
        <table:table-row table:style-name="ro1">
          <table:table-cell office:value-type="float" office:value="409.794" calcext:value-type="float">
            <text:p>409,794</text:p>
          </table:table-cell>
          <table:table-cell office:value-type="float" office:value="31.988664" calcext:value-type="float">
            <text:p>31,988664</text:p>
          </table:table-cell>
          <table:table-cell/>
          <table:table-cell office:value-type="float" office:value="2440.357" calcext:value-type="float">
            <text:p>2440,357</text:p>
          </table:table-cell>
          <table:table-cell office:value-type="float" office:value="317.920299" calcext:value-type="float">
            <text:p>317,920299</text:p>
          </table:table-cell>
          <table:table-cell table:number-columns-repeated="10"/>
        </table:table-row>
        <table:table-row table:style-name="ro1">
          <table:table-cell office:value-type="float" office:value="513.158" calcext:value-type="float">
            <text:p>513,158</text:p>
          </table:table-cell>
          <table:table-cell office:value-type="float" office:value="32.183392" calcext:value-type="float">
            <text:p>32,183392</text:p>
          </table:table-cell>
          <table:table-cell/>
          <table:table-cell office:value-type="float" office:value="2460.024" calcext:value-type="float">
            <text:p>2460,024</text:p>
          </table:table-cell>
          <table:table-cell office:value-type="float" office:value="319.359598" calcext:value-type="float">
            <text:p>319,359598</text:p>
          </table:table-cell>
          <table:table-cell table:number-columns-repeated="10"/>
        </table:table-row>
        <table:table-row table:style-name="ro1">
          <table:table-cell office:value-type="float" office:value="457.68" calcext:value-type="float">
            <text:p>457,68</text:p>
          </table:table-cell>
          <table:table-cell office:value-type="float" office:value="32.570957" calcext:value-type="float">
            <text:p>32,570957</text:p>
          </table:table-cell>
          <table:table-cell/>
          <table:table-cell office:value-type="float" office:value="2440.172" calcext:value-type="float">
            <text:p>2440,172</text:p>
          </table:table-cell>
          <table:table-cell office:value-type="float" office:value="315.846061" calcext:value-type="float">
            <text:p>315,846061</text:p>
          </table:table-cell>
          <table:table-cell table:number-columns-repeated="10"/>
        </table:table-row>
        <table:table-row table:style-name="ro1">
          <table:table-cell office:value-type="float" office:value="648.962" calcext:value-type="float">
            <text:p>648,962</text:p>
          </table:table-cell>
          <table:table-cell office:value-type="float" office:value="32.622751" calcext:value-type="float">
            <text:p>32,622751</text:p>
          </table:table-cell>
          <table:table-cell/>
          <table:table-cell office:value-type="float" office:value="2560.381" calcext:value-type="float">
            <text:p>2560,381</text:p>
          </table:table-cell>
          <table:table-cell office:value-type="float" office:value="321.033146" calcext:value-type="float">
            <text:p>321,033146</text:p>
          </table:table-cell>
          <table:table-cell table:number-columns-repeated="10"/>
        </table:table-row>
        <table:table-row table:style-name="ro1">
          <table:table-cell office:value-type="float" office:value="560.572" calcext:value-type="float">
            <text:p>560,572</text:p>
          </table:table-cell>
          <table:table-cell office:value-type="float" office:value="31.661573" calcext:value-type="float">
            <text:p>31,661573</text:p>
          </table:table-cell>
          <table:table-cell/>
          <table:table-cell office:value-type="float" office:value="2459.125" calcext:value-type="float">
            <text:p>2459,125</text:p>
          </table:table-cell>
          <table:table-cell office:value-type="float" office:value="317.972508" calcext:value-type="float">
            <text:p>317,972508</text:p>
          </table:table-cell>
          <table:table-cell table:number-columns-repeated="10"/>
        </table:table-row>
        <table:table-row table:style-name="ro1">
          <table:table-cell office:value-type="float" office:value="374.677" calcext:value-type="float">
            <text:p>374,677</text:p>
          </table:table-cell>
          <table:table-cell office:value-type="float" office:value="31.647201" calcext:value-type="float">
            <text:p>31,647201</text:p>
          </table:table-cell>
          <table:table-cell/>
          <table:table-cell office:value-type="float" office:value="2459.334" calcext:value-type="float">
            <text:p>2459,334</text:p>
          </table:table-cell>
          <table:table-cell office:value-type="float" office:value="320.355345" calcext:value-type="float">
            <text:p>320,355345</text:p>
          </table:table-cell>
          <table:table-cell table:number-columns-repeated="10"/>
        </table:table-row>
        <table:table-row table:style-name="ro1">
          <table:table-cell office:value-type="float" office:value="596.258" calcext:value-type="float">
            <text:p>596,258</text:p>
          </table:table-cell>
          <table:table-cell office:value-type="float" office:value="32.216618" calcext:value-type="float">
            <text:p>32,216618</text:p>
          </table:table-cell>
          <table:table-cell/>
          <table:table-cell office:value-type="float" office:value="4218.284" calcext:value-type="float">
            <text:p>4218,284</text:p>
          </table:table-cell>
          <table:table-cell office:value-type="float" office:value="322.196327" calcext:value-type="float">
            <text:p>322,196327</text:p>
          </table:table-cell>
          <table:table-cell table:number-columns-repeated="10"/>
        </table:table-row>
        <table:table-row table:style-name="ro1">
          <table:table-cell office:value-type="float" office:value="339.735" calcext:value-type="float">
            <text:p>339,735</text:p>
          </table:table-cell>
          <table:table-cell office:value-type="float" office:value="32.524787" calcext:value-type="float">
            <text:p>32,524787</text:p>
          </table:table-cell>
          <table:table-cell/>
          <table:table-cell office:value-type="float" office:value="3586.98" calcext:value-type="float">
            <text:p>3586,98</text:p>
          </table:table-cell>
          <table:table-cell office:value-type="float" office:value="321.234701" calcext:value-type="float">
            <text:p>321,234701</text:p>
          </table:table-cell>
          <table:table-cell table:number-columns-repeated="10"/>
        </table:table-row>
        <table:table-row table:style-name="ro1">
          <table:table-cell office:value-type="float" office:value="324.968" calcext:value-type="float">
            <text:p>324,968</text:p>
          </table:table-cell>
          <table:table-cell office:value-type="float" office:value="31.87746" calcext:value-type="float">
            <text:p>31,87746</text:p>
          </table:table-cell>
          <table:table-cell/>
          <table:table-cell office:value-type="float" office:value="3041.2" calcext:value-type="float">
            <text:p>3041,2</text:p>
          </table:table-cell>
          <table:table-cell office:value-type="float" office:value="319.236391" calcext:value-type="float">
            <text:p>319,236391</text:p>
          </table:table-cell>
          <table:table-cell table:number-columns-repeated="10"/>
        </table:table-row>
        <table:table-row table:style-name="ro1">
          <table:table-cell office:value-type="float" office:value="279.998" calcext:value-type="float">
            <text:p>279,998</text:p>
          </table:table-cell>
          <table:table-cell office:value-type="float" office:value="32.614622" calcext:value-type="float">
            <text:p>32,614622</text:p>
          </table:table-cell>
          <table:table-cell/>
          <table:table-cell office:value-type="float" office:value="3394.487" calcext:value-type="float">
            <text:p>3394,487</text:p>
          </table:table-cell>
          <table:table-cell office:value-type="float" office:value="317.743794" calcext:value-type="float">
            <text:p>317,743794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32.877" calcext:value-type="float">
            <text:p>332,877</text:p>
          </table:table-cell>
          <table:table-cell office:value-type="float" office:value="15.784" calcext:value-type="float">
            <text:p>15,784</text:p>
          </table:table-cell>
          <table:table-cell/>
          <table:table-cell office:value-type="float" office:value="619.775" calcext:value-type="float">
            <text:p>619,775</text:p>
          </table:table-cell>
          <table:table-cell office:value-type="float" office:value="561.183" calcext:value-type="float">
            <text:p>561,183</text:p>
          </table:table-cell>
          <table:table-cell table:number-columns-repeated="8"/>
          <table:table-cell table:formula="of:=['PY37-512MB'.N7]-['PY37-512MB'.$L7]" office:value-type="float" office:value="-0.74186" calcext:value-type="float">
            <text:p>-0,74186</text:p>
          </table:table-cell>
          <table:table-cell table:formula="of:=['PY37-512MB'.O7]-['PY37-512MB'.$L7]" office:value-type="float" office:value="14.18314" calcext:value-type="float">
            <text:p>14,18314</text:p>
          </table:table-cell>
        </table:table-row>
        <table:table-row table:style-name="ro1">
          <table:table-cell office:value-type="float" office:value="70.792" calcext:value-type="float">
            <text:p>70,792</text:p>
          </table:table-cell>
          <table:table-cell office:value-type="float" office:value="13.247" calcext:value-type="float">
            <text:p>13,247</text:p>
          </table:table-cell>
          <table:table-cell/>
          <table:table-cell office:value-type="float" office:value="659.776" calcext:value-type="float">
            <text:p>659,776</text:p>
          </table:table-cell>
          <table:table-cell office:value-type="float" office:value="561.034" calcext:value-type="float">
            <text:p>561,03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5.144" calcext:value-type="float">
            <text:p>145,144</text:p>
          </table:table-cell>
          <table:table-cell office:value-type="float" office:value="13.131" calcext:value-type="float">
            <text:p>13,131</text:p>
          </table:table-cell>
          <table:table-cell/>
          <table:table-cell office:value-type="float" office:value="862.98" calcext:value-type="float">
            <text:p>862,98</text:p>
          </table:table-cell>
          <table:table-cell office:value-type="float" office:value="560.983" calcext:value-type="float">
            <text:p>560,98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512MB'.$B$5:.$B$104])" office:value-type="float" office:value="1.60086" calcext:value-type="float">
            <text:p>1,60086</text:p>
          </table:table-cell>
          <table:table-cell table:formula="of:=STDEV(['PY37-512MB'.$B$5:.$B$104])" office:value-type="float" office:value="2.40386437213" calcext:value-type="float">
            <text:p>2,4038643721</text:p>
          </table:table-cell>
          <table:table-cell table:formula="of:=MIN(['PY37-512MB'.$B$5:.$B$104])" office:value-type="float" office:value="0.859" calcext:value-type="float">
            <text:p>0,859</text:p>
          </table:table-cell>
          <table:table-cell table:formula="of:=MAX(['PY37-512MB'.$B$5:.$B$104])" office:value-type="float" office:value="15.784" calcext:value-type="float">
            <text:p>15,784</text:p>
          </table:table-cell>
        </table:table-row>
        <table:table-row table:style-name="ro1">
          <table:table-cell office:value-type="float" office:value="626.601" calcext:value-type="float">
            <text:p>626,601</text:p>
          </table:table-cell>
          <table:table-cell office:value-type="float" office:value="9.549" calcext:value-type="float">
            <text:p>9,549</text:p>
          </table:table-cell>
          <table:table-cell/>
          <table:table-cell office:value-type="float" office:value="882.744" calcext:value-type="float">
            <text:p>882,744</text:p>
          </table:table-cell>
          <table:table-cell office:value-type="float" office:value="559.738" calcext:value-type="float">
            <text:p>559,73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526.484829787234" calcext:value-type="float">
            <text:p>526,4848297872</text:p>
          </table:table-cell>
          <table:table-cell table:formula="of:=STDEV(['PY37-512MB'.$E$11:.$E$104])" office:value-type="float" office:value="13.3507243028825" calcext:value-type="float">
            <text:p>13,3507243029</text:p>
          </table:table-cell>
          <table:table-cell table:formula="of:=MIN(['PY37-512MB'.$E$11:.$E$104])" office:value-type="float" office:value="489.038" calcext:value-type="float">
            <text:p>489,038</text:p>
          </table:table-cell>
          <table:table-cell table:formula="of:=MAX(['PY37-512MB'.$E$11:.$E$104])" office:value-type="float" office:value="551.326" calcext:value-type="float">
            <text:p>551,326</text:p>
          </table:table-cell>
        </table:table-row>
        <table:table-row table:style-name="ro1">
          <table:table-cell office:value-type="float" office:value="207.097" calcext:value-type="float">
            <text:p>207,097</text:p>
          </table:table-cell>
          <table:table-cell office:value-type="float" office:value="5.062" calcext:value-type="float">
            <text:p>5,062</text:p>
          </table:table-cell>
          <table:table-cell/>
          <table:table-cell office:value-type="float" office:value="815.09" calcext:value-type="float">
            <text:p>815,09</text:p>
          </table:table-cell>
          <table:table-cell office:value-type="float" office:value="555.863" calcext:value-type="float">
            <text:p>555,863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37-512MB'.$H$5:.$H$104])" office:value-type="string" office:string-value="" calcext:value-type="error">
            <text:p>#DIV/0!</text:p>
          </table:table-cell>
          <table:table-cell table:formula="of:=STDEV(['PY37-512MB'.$H$5:.$H$104])" office:value-type="string" office:string-value="" calcext:value-type="error">
            <text:p>#DIV/0!</text:p>
          </table:table-cell>
          <table:table-cell table:formula="of:=MIN(['PY37-512MB'.$H$5:.$H$104])" office:value-type="float" office:value="0" calcext:value-type="float">
            <text:p>0</text:p>
          </table:table-cell>
          <table:table-cell table:formula="of:=MAX(['PY37-512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857" calcext:value-type="float">
            <text:p>425,857</text:p>
          </table:table-cell>
          <table:table-cell office:value-type="float" office:value="2.098" calcext:value-type="float">
            <text:p>2,098</text:p>
          </table:table-cell>
          <table:table-cell/>
          <table:table-cell office:value-type="float" office:value="639.612" calcext:value-type="float">
            <text:p>639,612</text:p>
          </table:table-cell>
          <table:table-cell office:value-type="float" office:value="552.082" calcext:value-type="float">
            <text:p>552,082</text:p>
          </table:table-cell>
          <table:table-cell table:number-columns-repeated="10"/>
        </table:table-row>
        <table:table-row table:style-name="ro1">
          <table:table-cell office:value-type="float" office:value="384.487" calcext:value-type="float">
            <text:p>384,487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←</text:p>
          </table:table-cell>
          <table:table-cell office:value-type="float" office:value="1041.811" calcext:value-type="float">
            <text:p>1041,811</text:p>
          </table:table-cell>
          <table:table-cell office:value-type="float" office:value="551.326" calcext:value-type="float">
            <text:p>551,326</text:p>
          </table:table-cell>
          <table:table-cell table:number-columns-repeated="10"/>
        </table:table-row>
        <table:table-row table:style-name="ro1">
          <table:table-cell office:value-type="float" office:value="112.665" calcext:value-type="float">
            <text:p>112,665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065.45" calcext:value-type="float">
            <text:p>1065,45</text:p>
          </table:table-cell>
          <table:table-cell office:value-type="float" office:value="550.047" calcext:value-type="float">
            <text:p>550,047</text:p>
          </table:table-cell>
          <table:table-cell table:number-columns-repeated="10"/>
        </table:table-row>
        <table:table-row table:style-name="ro1">
          <table:table-cell office:value-type="float" office:value="233.158" calcext:value-type="float">
            <text:p>233,158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866.81" calcext:value-type="float">
            <text:p>866,81</text:p>
          </table:table-cell>
          <table:table-cell office:value-type="float" office:value="548.656" calcext:value-type="float">
            <text:p>548,656</text:p>
          </table:table-cell>
          <table:table-cell table:number-columns-repeated="10"/>
        </table:table-row>
        <table:table-row table:style-name="ro1">
          <table:table-cell office:value-type="float" office:value="375.143" calcext:value-type="float">
            <text:p>375,143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799.147" calcext:value-type="float">
            <text:p>1799,147</text:p>
          </table:table-cell>
          <table:table-cell office:value-type="float" office:value="544.16" calcext:value-type="float">
            <text:p>544,16</text:p>
          </table:table-cell>
          <table:table-cell table:number-columns-repeated="10"/>
        </table:table-row>
        <table:table-row table:style-name="ro1">
          <table:table-cell office:value-type="float" office:value="264.101" calcext:value-type="float">
            <text:p>264,101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977.892" calcext:value-type="float">
            <text:p>977,892</text:p>
          </table:table-cell>
          <table:table-cell office:value-type="float" office:value="543.611" calcext:value-type="float">
            <text:p>543,611</text:p>
          </table:table-cell>
          <table:table-cell table:number-columns-repeated="10"/>
        </table:table-row>
        <table:table-row table:style-name="ro1">
          <table:table-cell office:value-type="float" office:value="158.62" calcext:value-type="float">
            <text:p>158,6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1466.795" calcext:value-type="float">
            <text:p>1466,795</text:p>
          </table:table-cell>
          <table:table-cell office:value-type="float" office:value="542.964" calcext:value-type="float">
            <text:p>542,964</text:p>
          </table:table-cell>
          <table:table-cell table:number-columns-repeated="10"/>
        </table:table-row>
        <table:table-row table:style-name="ro1">
          <table:table-cell office:value-type="float" office:value="67.082" calcext:value-type="float">
            <text:p>67,082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53.857" calcext:value-type="float">
            <text:p>853,857</text:p>
          </table:table-cell>
          <table:table-cell office:value-type="float" office:value="542.829" calcext:value-type="float">
            <text:p>542,829</text:p>
          </table:table-cell>
          <table:table-cell table:number-columns-repeated="10"/>
        </table:table-row>
        <table:table-row table:style-name="ro1">
          <table:table-cell office:value-type="float" office:value="73.01" calcext:value-type="float">
            <text:p>73,01</text:p>
          </table:table-cell>
          <table:table-cell office:value-type="float" office:value="1.182" calcext:value-type="float">
            <text:p>1,182</text:p>
          </table:table-cell>
          <table:table-cell/>
          <table:table-cell office:value-type="float" office:value="702.979" calcext:value-type="float">
            <text:p>702,979</text:p>
          </table:table-cell>
          <table:table-cell office:value-type="float" office:value="542.777" calcext:value-type="float">
            <text:p>542,777</text:p>
          </table:table-cell>
          <table:table-cell table:number-columns-repeated="10"/>
        </table:table-row>
        <table:table-row table:style-name="ro1">
          <table:table-cell office:value-type="float" office:value="158.479" calcext:value-type="float">
            <text:p>158,479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912.085" calcext:value-type="float">
            <text:p>912,085</text:p>
          </table:table-cell>
          <table:table-cell office:value-type="float" office:value="542.638" calcext:value-type="float">
            <text:p>542,638</text:p>
          </table:table-cell>
          <table:table-cell table:number-columns-repeated="10"/>
        </table:table-row>
        <table:table-row table:style-name="ro1">
          <table:table-cell office:value-type="float" office:value="112.49" calcext:value-type="float">
            <text:p>112,49</text:p>
          </table:table-cell>
          <table:table-cell office:value-type="float" office:value="1.179" calcext:value-type="float">
            <text:p>1,179</text:p>
          </table:table-cell>
          <table:table-cell/>
          <table:table-cell office:value-type="float" office:value="603.938" calcext:value-type="float">
            <text:p>603,938</text:p>
          </table:table-cell>
          <table:table-cell office:value-type="float" office:value="542.631" calcext:value-type="float">
            <text:p>542,631</text:p>
          </table:table-cell>
          <table:table-cell table:number-columns-repeated="10"/>
        </table:table-row>
        <table:table-row table:style-name="ro1">
          <table:table-cell office:value-type="float" office:value="145.873" calcext:value-type="float">
            <text:p>145,873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924.592" calcext:value-type="float">
            <text:p>924,592</text:p>
          </table:table-cell>
          <table:table-cell office:value-type="float" office:value="542.296" calcext:value-type="float">
            <text:p>542,296</text:p>
          </table:table-cell>
          <table:table-cell table:number-columns-repeated="10"/>
        </table:table-row>
        <table:table-row table:style-name="ro1">
          <table:table-cell office:value-type="float" office:value="621.55" calcext:value-type="float">
            <text:p>621,55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262.202" calcext:value-type="float">
            <text:p>1262,202</text:p>
          </table:table-cell>
          <table:table-cell office:value-type="float" office:value="542.234" calcext:value-type="float">
            <text:p>542,234</text:p>
          </table:table-cell>
          <table:table-cell table:number-columns-repeated="10"/>
        </table:table-row>
        <table:table-row table:style-name="ro1">
          <table:table-cell office:value-type="float" office:value="268.685" calcext:value-type="float">
            <text:p>268,685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602.562" calcext:value-type="float">
            <text:p>602,562</text:p>
          </table:table-cell>
          <table:table-cell office:value-type="float" office:value="541.868" calcext:value-type="float">
            <text:p>541,868</text:p>
          </table:table-cell>
          <table:table-cell table:number-columns-repeated="10"/>
        </table:table-row>
        <table:table-row table:style-name="ro1">
          <table:table-cell office:value-type="float" office:value="155.128" calcext:value-type="float">
            <text:p>155,128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597.536" calcext:value-type="float">
            <text:p>597,536</text:p>
          </table:table-cell>
          <table:table-cell office:value-type="float" office:value="541.736" calcext:value-type="float">
            <text:p>541,736</text:p>
          </table:table-cell>
          <table:table-cell table:number-columns-repeated="10"/>
        </table:table-row>
        <table:table-row table:style-name="ro1">
          <table:table-cell office:value-type="float" office:value="571.13" calcext:value-type="float">
            <text:p>571,13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649.978" calcext:value-type="float">
            <text:p>649,978</text:p>
          </table:table-cell>
          <table:table-cell office:value-type="float" office:value="541.636" calcext:value-type="float">
            <text:p>541,636</text:p>
          </table:table-cell>
          <table:table-cell table:number-columns-repeated="10"/>
        </table:table-row>
        <table:table-row table:style-name="ro1">
          <table:table-cell office:value-type="float" office:value="1089.922" calcext:value-type="float">
            <text:p>1089,922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690.723" calcext:value-type="float">
            <text:p>1690,723</text:p>
          </table:table-cell>
          <table:table-cell office:value-type="float" office:value="541.529" calcext:value-type="float">
            <text:p>541,529</text:p>
          </table:table-cell>
          <table:table-cell table:number-columns-repeated="10"/>
        </table:table-row>
        <table:table-row table:style-name="ro1">
          <table:table-cell office:value-type="float" office:value="154.939" calcext:value-type="float">
            <text:p>154,93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9.579" calcext:value-type="float">
            <text:p>599,579</text:p>
          </table:table-cell>
          <table:table-cell office:value-type="float" office:value="541.183" calcext:value-type="float">
            <text:p>541,183</text:p>
          </table:table-cell>
          <table:table-cell table:number-columns-repeated="10"/>
        </table:table-row>
        <table:table-row table:style-name="ro1">
          <table:table-cell office:value-type="float" office:value="77.798" calcext:value-type="float">
            <text:p>77,798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8.331" calcext:value-type="float">
            <text:p>598,331</text:p>
          </table:table-cell>
          <table:table-cell office:value-type="float" office:value="540.816" calcext:value-type="float">
            <text:p>540,816</text:p>
          </table:table-cell>
          <table:table-cell table:number-columns-repeated="10"/>
        </table:table-row>
        <table:table-row table:style-name="ro1">
          <table:table-cell office:value-type="float" office:value="737.491" calcext:value-type="float">
            <text:p>737,491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846.722" calcext:value-type="float">
            <text:p>1846,722</text:p>
          </table:table-cell>
          <table:table-cell office:value-type="float" office:value="540.079" calcext:value-type="float">
            <text:p>540,079</text:p>
          </table:table-cell>
          <table:table-cell table:number-columns-repeated="10"/>
        </table:table-row>
        <table:table-row table:style-name="ro1">
          <table:table-cell office:value-type="float" office:value="289.421" calcext:value-type="float">
            <text:p>289,421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1031.482" calcext:value-type="float">
            <text:p>1031,482</text:p>
          </table:table-cell>
          <table:table-cell office:value-type="float" office:value="540.078" calcext:value-type="float">
            <text:p>540,078</text:p>
          </table:table-cell>
          <table:table-cell table:number-columns-repeated="10"/>
        </table:table-row>
        <table:table-row table:style-name="ro1">
          <table:table-cell office:value-type="float" office:value="177.406" calcext:value-type="float">
            <text:p>177,406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716.823" calcext:value-type="float">
            <text:p>716,823</text:p>
          </table:table-cell>
          <table:table-cell office:value-type="float" office:value="539.885" calcext:value-type="float">
            <text:p>539,885</text:p>
          </table:table-cell>
          <table:table-cell table:number-columns-repeated="10"/>
        </table:table-row>
        <table:table-row table:style-name="ro1">
          <table:table-cell office:value-type="float" office:value="58.273" calcext:value-type="float">
            <text:p>58,273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596.64" calcext:value-type="float">
            <text:p>596,64</text:p>
          </table:table-cell>
          <table:table-cell office:value-type="float" office:value="539.725" calcext:value-type="float">
            <text:p>539,725</text:p>
          </table:table-cell>
          <table:table-cell table:number-columns-repeated="10"/>
        </table:table-row>
        <table:table-row table:style-name="ro1">
          <table:table-cell office:value-type="float" office:value="139.857" calcext:value-type="float">
            <text:p>139,85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835.459" calcext:value-type="float">
            <text:p>835,459</text:p>
          </table:table-cell>
          <table:table-cell office:value-type="float" office:value="539.467" calcext:value-type="float">
            <text:p>539,467</text:p>
          </table:table-cell>
          <table:table-cell table:number-columns-repeated="10"/>
        </table:table-row>
        <table:table-row table:style-name="ro1">
          <table:table-cell office:value-type="float" office:value="638.126" calcext:value-type="float">
            <text:p>638,12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705.933" calcext:value-type="float">
            <text:p>705,933</text:p>
          </table:table-cell>
          <table:table-cell office:value-type="float" office:value="539.378" calcext:value-type="float">
            <text:p>539,378</text:p>
          </table:table-cell>
          <table:table-cell table:number-columns-repeated="10"/>
        </table:table-row>
        <table:table-row table:style-name="ro1">
          <table:table-cell office:value-type="float" office:value="64.091" calcext:value-type="float">
            <text:p>64,091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910.24" calcext:value-type="float">
            <text:p>910,24</text:p>
          </table:table-cell>
          <table:table-cell office:value-type="float" office:value="538.97" calcext:value-type="float">
            <text:p>538,97</text:p>
          </table:table-cell>
          <table:table-cell table:number-columns-repeated="10"/>
        </table:table-row>
        <table:table-row table:style-name="ro1">
          <table:table-cell office:value-type="float" office:value="89.053" calcext:value-type="float">
            <text:p>89,053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956.705" calcext:value-type="float">
            <text:p>956,705</text:p>
          </table:table-cell>
          <table:table-cell office:value-type="float" office:value="538.866" calcext:value-type="float">
            <text:p>538,866</text:p>
          </table:table-cell>
          <table:table-cell table:number-columns-repeated="10"/>
        </table:table-row>
        <table:table-row table:style-name="ro1">
          <table:table-cell office:value-type="float" office:value="70.078" calcext:value-type="float">
            <text:p>70,078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1032.923" calcext:value-type="float">
            <text:p>1032,923</text:p>
          </table:table-cell>
          <table:table-cell office:value-type="float" office:value="538.601" calcext:value-type="float">
            <text:p>538,601</text:p>
          </table:table-cell>
          <table:table-cell table:number-columns-repeated="10"/>
        </table:table-row>
        <table:table-row table:style-name="ro1">
          <table:table-cell office:value-type="float" office:value="117.482" calcext:value-type="float">
            <text:p>117,482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738.111" calcext:value-type="float">
            <text:p>738,111</text:p>
          </table:table-cell>
          <table:table-cell office:value-type="float" office:value="538.385" calcext:value-type="float">
            <text:p>538,385</text:p>
          </table:table-cell>
          <table:table-cell table:number-columns-repeated="10"/>
        </table:table-row>
        <table:table-row table:style-name="ro1">
          <table:table-cell office:value-type="float" office:value="266.256" calcext:value-type="float">
            <text:p>266,256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958.865" calcext:value-type="float">
            <text:p>958,865</text:p>
          </table:table-cell>
          <table:table-cell office:value-type="float" office:value="536.883" calcext:value-type="float">
            <text:p>536,883</text:p>
          </table:table-cell>
          <table:table-cell table:number-columns-repeated="10"/>
        </table:table-row>
        <table:table-row table:style-name="ro1">
          <table:table-cell office:value-type="float" office:value="93.531" calcext:value-type="float">
            <text:p>93,531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2164.502" calcext:value-type="float">
            <text:p>2164,502</text:p>
          </table:table-cell>
          <table:table-cell office:value-type="float" office:value="536.572" calcext:value-type="float">
            <text:p>536,572</text:p>
          </table:table-cell>
          <table:table-cell table:number-columns-repeated="10"/>
        </table:table-row>
        <table:table-row table:style-name="ro1">
          <table:table-cell office:value-type="float" office:value="69.356" calcext:value-type="float">
            <text:p>69,356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990.156" calcext:value-type="float">
            <text:p>990,156</text:p>
          </table:table-cell>
          <table:table-cell office:value-type="float" office:value="535.68" calcext:value-type="float">
            <text:p>535,68</text:p>
          </table:table-cell>
          <table:table-cell table:number-columns-repeated="10"/>
        </table:table-row>
        <table:table-row table:style-name="ro1">
          <table:table-cell office:value-type="float" office:value="1313.801" calcext:value-type="float">
            <text:p>1313,801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2220.882" calcext:value-type="float">
            <text:p>2220,882</text:p>
          </table:table-cell>
          <table:table-cell office:value-type="float" office:value="535.288" calcext:value-type="float">
            <text:p>535,288</text:p>
          </table:table-cell>
          <table:table-cell table:number-columns-repeated="10"/>
        </table:table-row>
        <table:table-row table:style-name="ro1">
          <table:table-cell office:value-type="float" office:value="384.904" calcext:value-type="float">
            <text:p>384,904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1180.431" calcext:value-type="float">
            <text:p>1180,431</text:p>
          </table:table-cell>
          <table:table-cell office:value-type="float" office:value="534.566" calcext:value-type="float">
            <text:p>534,566</text:p>
          </table:table-cell>
          <table:table-cell table:number-columns-repeated="10"/>
        </table:table-row>
        <table:table-row table:style-name="ro1">
          <table:table-cell office:value-type="float" office:value="472.025" calcext:value-type="float">
            <text:p>472,02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592.845" calcext:value-type="float">
            <text:p>592,845</text:p>
          </table:table-cell>
          <table:table-cell office:value-type="float" office:value="534.039" calcext:value-type="float">
            <text:p>534,039</text:p>
          </table:table-cell>
          <table:table-cell table:number-columns-repeated="10"/>
        </table:table-row>
        <table:table-row table:style-name="ro1">
          <table:table-cell office:value-type="float" office:value="81.73" calcext:value-type="float">
            <text:p>81,73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04.652" calcext:value-type="float">
            <text:p>604,652</text:p>
          </table:table-cell>
          <table:table-cell office:value-type="float" office:value="533.806" calcext:value-type="float">
            <text:p>533,806</text:p>
          </table:table-cell>
          <table:table-cell table:number-columns-repeated="10"/>
        </table:table-row>
        <table:table-row table:style-name="ro1">
          <table:table-cell office:value-type="float" office:value="623.675" calcext:value-type="float">
            <text:p>623,675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1607.303" calcext:value-type="float">
            <text:p>1607,303</text:p>
          </table:table-cell>
          <table:table-cell office:value-type="float" office:value="532.424" calcext:value-type="float">
            <text:p>532,424</text:p>
          </table:table-cell>
          <table:table-cell table:number-columns-repeated="10"/>
        </table:table-row>
        <table:table-row table:style-name="ro1">
          <table:table-cell office:value-type="float" office:value="308.571" calcext:value-type="float">
            <text:p>308,57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597.626" calcext:value-type="float">
            <text:p>597,626</text:p>
          </table:table-cell>
          <table:table-cell office:value-type="float" office:value="530.946" calcext:value-type="float">
            <text:p>530,946</text:p>
          </table:table-cell>
          <table:table-cell table:number-columns-repeated="10"/>
        </table:table-row>
        <table:table-row table:style-name="ro1">
          <table:table-cell office:value-type="float" office:value="328.928" calcext:value-type="float">
            <text:p>328,92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448.163" calcext:value-type="float">
            <text:p>1448,163</text:p>
          </table:table-cell>
          <table:table-cell office:value-type="float" office:value="529.085" calcext:value-type="float">
            <text:p>529,085</text:p>
          </table:table-cell>
          <table:table-cell table:number-columns-repeated="10"/>
        </table:table-row>
        <table:table-row table:style-name="ro1">
          <table:table-cell office:value-type="float" office:value="108.942" calcext:value-type="float">
            <text:p>108,942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599.174" calcext:value-type="float">
            <text:p>599,174</text:p>
          </table:table-cell>
          <table:table-cell office:value-type="float" office:value="528.442" calcext:value-type="float">
            <text:p>528,442</text:p>
          </table:table-cell>
          <table:table-cell table:number-columns-repeated="10"/>
        </table:table-row>
        <table:table-row table:style-name="ro1">
          <table:table-cell office:value-type="float" office:value="200.993" calcext:value-type="float">
            <text:p>200,993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79.502" calcext:value-type="float">
            <text:p>579,502</text:p>
          </table:table-cell>
          <table:table-cell office:value-type="float" office:value="528.39" calcext:value-type="float">
            <text:p>528,39</text:p>
          </table:table-cell>
          <table:table-cell table:number-columns-repeated="10"/>
        </table:table-row>
        <table:table-row table:style-name="ro1">
          <table:table-cell office:value-type="float" office:value="58.618" calcext:value-type="float">
            <text:p>58,61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673.946" calcext:value-type="float">
            <text:p>673,946</text:p>
          </table:table-cell>
          <table:table-cell office:value-type="float" office:value="528.06" calcext:value-type="float">
            <text:p>528,06</text:p>
          </table:table-cell>
          <table:table-cell table:number-columns-repeated="10"/>
        </table:table-row>
        <table:table-row table:style-name="ro1">
          <table:table-cell office:value-type="float" office:value="65.784" calcext:value-type="float">
            <text:p>65,784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81.786" calcext:value-type="float">
            <text:p>581,786</text:p>
          </table:table-cell>
          <table:table-cell office:value-type="float" office:value="527.947" calcext:value-type="float">
            <text:p>527,947</text:p>
          </table:table-cell>
          <table:table-cell table:number-columns-repeated="10"/>
        </table:table-row>
        <table:table-row table:style-name="ro1">
          <table:table-cell office:value-type="float" office:value="367.722" calcext:value-type="float">
            <text:p>367,72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823.267" calcext:value-type="float">
            <text:p>823,267</text:p>
          </table:table-cell>
          <table:table-cell office:value-type="float" office:value="527.855" calcext:value-type="float">
            <text:p>527,855</text:p>
          </table:table-cell>
          <table:table-cell table:number-columns-repeated="10"/>
        </table:table-row>
        <table:table-row table:style-name="ro1">
          <table:table-cell office:value-type="float" office:value="470.694" calcext:value-type="float">
            <text:p>470,694</text:p>
          </table:table-cell>
          <table:table-cell office:value-type="float" office:value="1.079" calcext:value-type="float">
            <text:p>1,079</text:p>
          </table:table-cell>
          <table:table-cell/>
          <table:table-cell office:value-type="float" office:value="867.745" calcext:value-type="float">
            <text:p>867,745</text:p>
          </table:table-cell>
          <table:table-cell office:value-type="float" office:value="527.804" calcext:value-type="float">
            <text:p>527,804</text:p>
          </table:table-cell>
          <table:table-cell table:number-columns-repeated="10"/>
        </table:table-row>
        <table:table-row table:style-name="ro1">
          <table:table-cell office:value-type="float" office:value="903.744" calcext:value-type="float">
            <text:p>903,744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598.002" calcext:value-type="float">
            <text:p>598,002</text:p>
          </table:table-cell>
          <table:table-cell office:value-type="float" office:value="527.462" calcext:value-type="float">
            <text:p>527,462</text:p>
          </table:table-cell>
          <table:table-cell table:number-columns-repeated="10"/>
        </table:table-row>
        <table:table-row table:style-name="ro1">
          <table:table-cell office:value-type="float" office:value="507.311" calcext:value-type="float">
            <text:p>507,311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767.602" calcext:value-type="float">
            <text:p>767,602</text:p>
          </table:table-cell>
          <table:table-cell office:value-type="float" office:value="527.359" calcext:value-type="float">
            <text:p>527,359</text:p>
          </table:table-cell>
          <table:table-cell table:number-columns-repeated="10"/>
        </table:table-row>
        <table:table-row table:style-name="ro1">
          <table:table-cell office:value-type="float" office:value="4162.24" calcext:value-type="float">
            <text:p>4162,24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840.382" calcext:value-type="float">
            <text:p>840,382</text:p>
          </table:table-cell>
          <table:table-cell office:value-type="float" office:value="526.697" calcext:value-type="float">
            <text:p>526,697</text:p>
          </table:table-cell>
          <table:table-cell table:number-columns-repeated="10"/>
        </table:table-row>
        <table:table-row table:style-name="ro1">
          <table:table-cell office:value-type="float" office:value="130.553" calcext:value-type="float">
            <text:p>130,553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649.148" calcext:value-type="float">
            <text:p>649,148</text:p>
          </table:table-cell>
          <table:table-cell office:value-type="float" office:value="526.469" calcext:value-type="float">
            <text:p>526,469</text:p>
          </table:table-cell>
          <table:table-cell table:number-columns-repeated="10"/>
        </table:table-row>
        <table:table-row table:style-name="ro1">
          <table:table-cell office:value-type="float" office:value="237.524" calcext:value-type="float">
            <text:p>237,524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894.27" calcext:value-type="float">
            <text:p>894,27</text:p>
          </table:table-cell>
          <table:table-cell office:value-type="float" office:value="526.009" calcext:value-type="float">
            <text:p>526,009</text:p>
          </table:table-cell>
          <table:table-cell table:number-columns-repeated="10"/>
        </table:table-row>
        <table:table-row table:style-name="ro1">
          <table:table-cell office:value-type="float" office:value="66.164" calcext:value-type="float">
            <text:p>66,164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float" office:value="726.196" calcext:value-type="float">
            <text:p>726,196</text:p>
          </table:table-cell>
          <table:table-cell office:value-type="float" office:value="525.512" calcext:value-type="float">
            <text:p>525,512</text:p>
          </table:table-cell>
          <table:table-cell table:number-columns-repeated="10"/>
        </table:table-row>
        <table:table-row table:style-name="ro1">
          <table:table-cell office:value-type="float" office:value="60.43" calcext:value-type="float">
            <text:p>60,43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799.713" calcext:value-type="float">
            <text:p>799,713</text:p>
          </table:table-cell>
          <table:table-cell office:value-type="float" office:value="524.176" calcext:value-type="float">
            <text:p>524,176</text:p>
          </table:table-cell>
          <table:table-cell table:number-columns-repeated="10"/>
        </table:table-row>
        <table:table-row table:style-name="ro1">
          <table:table-cell office:value-type="float" office:value="670.94" calcext:value-type="float">
            <text:p>670,94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627.989" calcext:value-type="float">
            <text:p>1627,989</text:p>
          </table:table-cell>
          <table:table-cell office:value-type="float" office:value="524.146" calcext:value-type="float">
            <text:p>524,146</text:p>
          </table:table-cell>
          <table:table-cell table:number-columns-repeated="10"/>
        </table:table-row>
        <table:table-row table:style-name="ro1">
          <table:table-cell office:value-type="float" office:value="269.696" calcext:value-type="float">
            <text:p>269,696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1005.434" calcext:value-type="float">
            <text:p>1005,434</text:p>
          </table:table-cell>
          <table:table-cell office:value-type="float" office:value="524.001" calcext:value-type="float">
            <text:p>524,001</text:p>
          </table:table-cell>
          <table:table-cell table:number-columns-repeated="10"/>
        </table:table-row>
        <table:table-row table:style-name="ro1">
          <table:table-cell office:value-type="float" office:value="98.475" calcext:value-type="float">
            <text:p>98,475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397.114" calcext:value-type="float">
            <text:p>1397,114</text:p>
          </table:table-cell>
          <table:table-cell office:value-type="float" office:value="523.807" calcext:value-type="float">
            <text:p>523,807</text:p>
          </table:table-cell>
          <table:table-cell table:number-columns-repeated="10"/>
        </table:table-row>
        <table:table-row table:style-name="ro1">
          <table:table-cell office:value-type="float" office:value="125.957" calcext:value-type="float">
            <text:p>125,957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815.02" calcext:value-type="float">
            <text:p>815,02</text:p>
          </table:table-cell>
          <table:table-cell office:value-type="float" office:value="523.019" calcext:value-type="float">
            <text:p>523,019</text:p>
          </table:table-cell>
          <table:table-cell table:number-columns-repeated="10"/>
        </table:table-row>
        <table:table-row table:style-name="ro1">
          <table:table-cell office:value-type="float" office:value="89.866" calcext:value-type="float">
            <text:p>89,866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1429.753" calcext:value-type="float">
            <text:p>1429,753</text:p>
          </table:table-cell>
          <table:table-cell office:value-type="float" office:value="522.932" calcext:value-type="float">
            <text:p>522,932</text:p>
          </table:table-cell>
          <table:table-cell table:number-columns-repeated="10"/>
        </table:table-row>
        <table:table-row table:style-name="ro1">
          <table:table-cell office:value-type="float" office:value="619.529" calcext:value-type="float">
            <text:p>619,529</text:p>
          </table:table-cell>
          <table:table-cell office:value-type="float" office:value="1.056" calcext:value-type="float">
            <text:p>1,056</text:p>
          </table:table-cell>
          <table:table-cell/>
          <table:table-cell office:value-type="float" office:value="599.347" calcext:value-type="float">
            <text:p>599,347</text:p>
          </table:table-cell>
          <table:table-cell office:value-type="float" office:value="522.896" calcext:value-type="float">
            <text:p>522,896</text:p>
          </table:table-cell>
          <table:table-cell table:number-columns-repeated="10"/>
        </table:table-row>
        <table:table-row table:style-name="ro1">
          <table:table-cell office:value-type="float" office:value="347.499" calcext:value-type="float">
            <text:p>347,499</text:p>
          </table:table-cell>
          <table:table-cell office:value-type="float" office:value="1.054" calcext:value-type="float">
            <text:p>1,054</text:p>
          </table:table-cell>
          <table:table-cell/>
          <table:table-cell office:value-type="float" office:value="1055.065" calcext:value-type="float">
            <text:p>1055,065</text:p>
          </table:table-cell>
          <table:table-cell office:value-type="float" office:value="522.769" calcext:value-type="float">
            <text:p>522,769</text:p>
          </table:table-cell>
          <table:table-cell table:number-columns-repeated="10"/>
        </table:table-row>
        <table:table-row table:style-name="ro1">
          <table:table-cell office:value-type="float" office:value="399.22" calcext:value-type="float">
            <text:p>399,22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660.818" calcext:value-type="float">
            <text:p>660,818</text:p>
          </table:table-cell>
          <table:table-cell office:value-type="float" office:value="522.639" calcext:value-type="float">
            <text:p>522,639</text:p>
          </table:table-cell>
          <table:table-cell table:number-columns-repeated="10"/>
        </table:table-row>
        <table:table-row table:style-name="ro1">
          <table:table-cell office:value-type="float" office:value="1379.678" calcext:value-type="float">
            <text:p>1379,678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744.064" calcext:value-type="float">
            <text:p>744,064</text:p>
          </table:table-cell>
          <table:table-cell office:value-type="float" office:value="522.536" calcext:value-type="float">
            <text:p>522,536</text:p>
          </table:table-cell>
          <table:table-cell table:number-columns-repeated="10"/>
        </table:table-row>
        <table:table-row table:style-name="ro1">
          <table:table-cell office:value-type="float" office:value="203.582" calcext:value-type="float">
            <text:p>203,582</text:p>
          </table:table-cell>
          <table:table-cell office:value-type="float" office:value="1.046" calcext:value-type="float">
            <text:p>1,046</text:p>
          </table:table-cell>
          <table:table-cell/>
          <table:table-cell office:value-type="float" office:value="726.038" calcext:value-type="float">
            <text:p>726,038</text:p>
          </table:table-cell>
          <table:table-cell office:value-type="float" office:value="522.494" calcext:value-type="float">
            <text:p>522,494</text:p>
          </table:table-cell>
          <table:table-cell table:number-columns-repeated="10"/>
        </table:table-row>
        <table:table-row table:style-name="ro1">
          <table:table-cell office:value-type="float" office:value="121.434" calcext:value-type="float">
            <text:p>121,434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1286.189" calcext:value-type="float">
            <text:p>1286,189</text:p>
          </table:table-cell>
          <table:table-cell office:value-type="float" office:value="522.443" calcext:value-type="float">
            <text:p>522,443</text:p>
          </table:table-cell>
          <table:table-cell table:number-columns-repeated="10"/>
        </table:table-row>
        <table:table-row table:style-name="ro1">
          <table:table-cell office:value-type="float" office:value="146.655" calcext:value-type="float">
            <text:p>146,655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1374.878" calcext:value-type="float">
            <text:p>1374,878</text:p>
          </table:table-cell>
          <table:table-cell office:value-type="float" office:value="520.888" calcext:value-type="float">
            <text:p>520,888</text:p>
          </table:table-cell>
          <table:table-cell table:number-columns-repeated="10"/>
        </table:table-row>
        <table:table-row table:style-name="ro1">
          <table:table-cell office:value-type="float" office:value="67.385" calcext:value-type="float">
            <text:p>67,385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888.781" calcext:value-type="float">
            <text:p>888,781</text:p>
          </table:table-cell>
          <table:table-cell office:value-type="float" office:value="520.079" calcext:value-type="float">
            <text:p>520,079</text:p>
          </table:table-cell>
          <table:table-cell table:number-columns-repeated="10"/>
        </table:table-row>
        <table:table-row table:style-name="ro1">
          <table:table-cell office:value-type="float" office:value="202.097" calcext:value-type="float">
            <text:p>202,097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580.639" calcext:value-type="float">
            <text:p>580,639</text:p>
          </table:table-cell>
          <table:table-cell office:value-type="float" office:value="520.029" calcext:value-type="float">
            <text:p>520,029</text:p>
          </table:table-cell>
          <table:table-cell table:number-columns-repeated="10"/>
        </table:table-row>
        <table:table-row table:style-name="ro1">
          <table:table-cell office:value-type="float" office:value="200.141" calcext:value-type="float">
            <text:p>200,141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416.434" calcext:value-type="float">
            <text:p>2416,434</text:p>
          </table:table-cell>
          <table:table-cell office:value-type="float" office:value="519.793" calcext:value-type="float">
            <text:p>519,793</text:p>
          </table:table-cell>
          <table:table-cell table:number-columns-repeated="10"/>
        </table:table-row>
        <table:table-row table:style-name="ro1">
          <table:table-cell office:value-type="float" office:value="738.417" calcext:value-type="float">
            <text:p>738,417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581.857" calcext:value-type="float">
            <text:p>581,857</text:p>
          </table:table-cell>
          <table:table-cell office:value-type="float" office:value="519.606" calcext:value-type="float">
            <text:p>519,606</text:p>
          </table:table-cell>
          <table:table-cell table:number-columns-repeated="10"/>
        </table:table-row>
        <table:table-row table:style-name="ro1">
          <table:table-cell office:value-type="float" office:value="69.214" calcext:value-type="float">
            <text:p>69,214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767.018" calcext:value-type="float">
            <text:p>767,018</text:p>
          </table:table-cell>
          <table:table-cell office:value-type="float" office:value="518.703" calcext:value-type="float">
            <text:p>518,703</text:p>
          </table:table-cell>
          <table:table-cell table:number-columns-repeated="10"/>
        </table:table-row>
        <table:table-row table:style-name="ro1">
          <table:table-cell office:value-type="float" office:value="1123.079" calcext:value-type="float">
            <text:p>1123,079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1492.533" calcext:value-type="float">
            <text:p>1492,533</text:p>
          </table:table-cell>
          <table:table-cell office:value-type="float" office:value="516.973" calcext:value-type="float">
            <text:p>516,973</text:p>
          </table:table-cell>
          <table:table-cell table:number-columns-repeated="10"/>
        </table:table-row>
        <table:table-row table:style-name="ro1">
          <table:table-cell office:value-type="float" office:value="75.241" calcext:value-type="float">
            <text:p>75,24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46.043" calcext:value-type="float">
            <text:p>2246,043</text:p>
          </table:table-cell>
          <table:table-cell office:value-type="float" office:value="516.78" calcext:value-type="float">
            <text:p>516,78</text:p>
          </table:table-cell>
          <table:table-cell table:number-columns-repeated="10"/>
        </table:table-row>
        <table:table-row table:style-name="ro1">
          <table:table-cell office:value-type="float" office:value="349.129" calcext:value-type="float">
            <text:p>349,12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2286.906" calcext:value-type="float">
            <text:p>2286,906</text:p>
          </table:table-cell>
          <table:table-cell office:value-type="float" office:value="515.584" calcext:value-type="float">
            <text:p>515,584</text:p>
          </table:table-cell>
          <table:table-cell table:number-columns-repeated="10"/>
        </table:table-row>
        <table:table-row table:style-name="ro1">
          <table:table-cell office:value-type="float" office:value="53.49" calcext:value-type="float">
            <text:p>53,49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625.257" calcext:value-type="float">
            <text:p>625,257</text:p>
          </table:table-cell>
          <table:table-cell office:value-type="float" office:value="515.456" calcext:value-type="float">
            <text:p>515,456</text:p>
          </table:table-cell>
          <table:table-cell table:number-columns-repeated="10"/>
        </table:table-row>
        <table:table-row table:style-name="ro1">
          <table:table-cell office:value-type="float" office:value="216.436" calcext:value-type="float">
            <text:p>216,436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297.465" calcext:value-type="float">
            <text:p>1297,465</text:p>
          </table:table-cell>
          <table:table-cell office:value-type="float" office:value="514.443" calcext:value-type="float">
            <text:p>514,443</text:p>
          </table:table-cell>
          <table:table-cell table:number-columns-repeated="10"/>
        </table:table-row>
        <table:table-row table:style-name="ro1">
          <table:table-cell office:value-type="float" office:value="151.679" calcext:value-type="float">
            <text:p>151,679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911.203" calcext:value-type="float">
            <text:p>1911,203</text:p>
          </table:table-cell>
          <table:table-cell office:value-type="float" office:value="513.943" calcext:value-type="float">
            <text:p>513,943</text:p>
          </table:table-cell>
          <table:table-cell table:number-columns-repeated="10"/>
        </table:table-row>
        <table:table-row table:style-name="ro1">
          <table:table-cell office:value-type="float" office:value="193.114" calcext:value-type="float">
            <text:p>193,114</text:p>
          </table:table-cell>
          <table:table-cell office:value-type="float" office:value="1.009" calcext:value-type="float">
            <text:p>1,009</text:p>
          </table:table-cell>
          <table:table-cell/>
          <table:table-cell office:value-type="float" office:value="622.147" calcext:value-type="float">
            <text:p>622,147</text:p>
          </table:table-cell>
          <table:table-cell office:value-type="float" office:value="513.756" calcext:value-type="float">
            <text:p>513,756</text:p>
          </table:table-cell>
          <table:table-cell table:number-columns-repeated="10"/>
        </table:table-row>
        <table:table-row table:style-name="ro1">
          <table:table-cell office:value-type="float" office:value="339.742" calcext:value-type="float">
            <text:p>339,742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588.054" calcext:value-type="float">
            <text:p>588,054</text:p>
          </table:table-cell>
          <table:table-cell office:value-type="float" office:value="513.745" calcext:value-type="float">
            <text:p>513,745</text:p>
          </table:table-cell>
          <table:table-cell table:number-columns-repeated="10"/>
        </table:table-row>
        <table:table-row table:style-name="ro1">
          <table:table-cell office:value-type="float" office:value="57.842" calcext:value-type="float">
            <text:p>57,842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878.872" calcext:value-type="float">
            <text:p>878,872</text:p>
          </table:table-cell>
          <table:table-cell office:value-type="float" office:value="513.686" calcext:value-type="float">
            <text:p>513,686</text:p>
          </table:table-cell>
          <table:table-cell table:number-columns-repeated="10"/>
        </table:table-row>
        <table:table-row table:style-name="ro1">
          <table:table-cell office:value-type="float" office:value="71.937" calcext:value-type="float">
            <text:p>71,937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759.548" calcext:value-type="float">
            <text:p>759,548</text:p>
          </table:table-cell>
          <table:table-cell office:value-type="float" office:value="513.48" calcext:value-type="float">
            <text:p>513,48</text:p>
          </table:table-cell>
          <table:table-cell table:number-columns-repeated="10"/>
        </table:table-row>
        <table:table-row table:style-name="ro1">
          <table:table-cell office:value-type="float" office:value="133.816" calcext:value-type="float">
            <text:p>133,81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691.181" calcext:value-type="float">
            <text:p>691,181</text:p>
          </table:table-cell>
          <table:table-cell office:value-type="float" office:value="513.06" calcext:value-type="float">
            <text:p>513,06</text:p>
          </table:table-cell>
          <table:table-cell table:number-columns-repeated="10"/>
        </table:table-row>
        <table:table-row table:style-name="ro1">
          <table:table-cell office:value-type="float" office:value="114.483" calcext:value-type="float">
            <text:p>114,483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580.087" calcext:value-type="float">
            <text:p>580,087</text:p>
          </table:table-cell>
          <table:table-cell office:value-type="float" office:value="512.051" calcext:value-type="float">
            <text:p>512,051</text:p>
          </table:table-cell>
          <table:table-cell table:number-columns-repeated="10"/>
        </table:table-row>
        <table:table-row table:style-name="ro1">
          <table:table-cell office:value-type="float" office:value="136.649" calcext:value-type="float">
            <text:p>136,649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1254.879" calcext:value-type="float">
            <text:p>1254,879</text:p>
          </table:table-cell>
          <table:table-cell office:value-type="float" office:value="509.994" calcext:value-type="float">
            <text:p>509,994</text:p>
          </table:table-cell>
          <table:table-cell table:number-columns-repeated="10"/>
        </table:table-row>
        <table:table-row table:style-name="ro1">
          <table:table-cell office:value-type="float" office:value="268.817" calcext:value-type="float">
            <text:p>268,817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1555.143" calcext:value-type="float">
            <text:p>1555,143</text:p>
          </table:table-cell>
          <table:table-cell office:value-type="float" office:value="509.716" calcext:value-type="float">
            <text:p>509,716</text:p>
          </table:table-cell>
          <table:table-cell table:number-columns-repeated="10"/>
        </table:table-row>
        <table:table-row table:style-name="ro1">
          <table:table-cell office:value-type="float" office:value="900.175" calcext:value-type="float">
            <text:p>900,17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705.032" calcext:value-type="float">
            <text:p>1705,032</text:p>
          </table:table-cell>
          <table:table-cell office:value-type="float" office:value="509.07" calcext:value-type="float">
            <text:p>509,07</text:p>
          </table:table-cell>
          <table:table-cell table:number-columns-repeated="10"/>
        </table:table-row>
        <table:table-row table:style-name="ro1">
          <table:table-cell office:value-type="float" office:value="58.78" calcext:value-type="float">
            <text:p>58,78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579.833" calcext:value-type="float">
            <text:p>579,833</text:p>
          </table:table-cell>
          <table:table-cell office:value-type="float" office:value="508.203" calcext:value-type="float">
            <text:p>508,203</text:p>
          </table:table-cell>
          <table:table-cell table:number-columns-repeated="10"/>
        </table:table-row>
        <table:table-row table:style-name="ro1">
          <table:table-cell office:value-type="float" office:value="250.422" calcext:value-type="float">
            <text:p>250,42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570.594" calcext:value-type="float">
            <text:p>570,594</text:p>
          </table:table-cell>
          <table:table-cell office:value-type="float" office:value="507.408" calcext:value-type="float">
            <text:p>507,408</text:p>
          </table:table-cell>
          <table:table-cell table:number-columns-repeated="10"/>
        </table:table-row>
        <table:table-row table:style-name="ro1">
          <table:table-cell office:value-type="float" office:value="290.891" calcext:value-type="float">
            <text:p>290,891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579.908" calcext:value-type="float">
            <text:p>579,908</text:p>
          </table:table-cell>
          <table:table-cell office:value-type="float" office:value="507.32" calcext:value-type="float">
            <text:p>507,32</text:p>
          </table:table-cell>
          <table:table-cell table:number-columns-repeated="10"/>
        </table:table-row>
        <table:table-row table:style-name="ro1">
          <table:table-cell office:value-type="float" office:value="63.919" calcext:value-type="float">
            <text:p>63,91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874.457" calcext:value-type="float">
            <text:p>1874,457</text:p>
          </table:table-cell>
          <table:table-cell office:value-type="float" office:value="507.309" calcext:value-type="float">
            <text:p>507,309</text:p>
          </table:table-cell>
          <table:table-cell table:number-columns-repeated="10"/>
        </table:table-row>
        <table:table-row table:style-name="ro1">
          <table:table-cell office:value-type="float" office:value="249.353" calcext:value-type="float">
            <text:p>249,353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561.033" calcext:value-type="float">
            <text:p>561,033</text:p>
          </table:table-cell>
          <table:table-cell office:value-type="float" office:value="506.779" calcext:value-type="float">
            <text:p>506,779</text:p>
          </table:table-cell>
          <table:table-cell table:number-columns-repeated="10"/>
        </table:table-row>
        <table:table-row table:style-name="ro1">
          <table:table-cell office:value-type="float" office:value="56.368" calcext:value-type="float">
            <text:p>56,36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101.88" calcext:value-type="float">
            <text:p>1101,88</text:p>
          </table:table-cell>
          <table:table-cell office:value-type="float" office:value="506.764" calcext:value-type="float">
            <text:p>506,764</text:p>
          </table:table-cell>
          <table:table-cell table:number-columns-repeated="10"/>
        </table:table-row>
        <table:table-row table:style-name="ro1">
          <table:table-cell office:value-type="float" office:value="96.962" calcext:value-type="float">
            <text:p>96,962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64.003" calcext:value-type="float">
            <text:p>564,003</text:p>
          </table:table-cell>
          <table:table-cell office:value-type="float" office:value="505.498" calcext:value-type="float">
            <text:p>505,498</text:p>
          </table:table-cell>
          <table:table-cell table:number-columns-repeated="10"/>
        </table:table-row>
        <table:table-row table:style-name="ro1">
          <table:table-cell office:value-type="float" office:value="351.191" calcext:value-type="float">
            <text:p>351,191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1061.436" calcext:value-type="float">
            <text:p>1061,436</text:p>
          </table:table-cell>
          <table:table-cell office:value-type="float" office:value="504.493" calcext:value-type="float">
            <text:p>504,493</text:p>
          </table:table-cell>
          <table:table-cell table:number-columns-repeated="10"/>
        </table:table-row>
        <table:table-row table:style-name="ro1">
          <table:table-cell office:value-type="float" office:value="105.681" calcext:value-type="float">
            <text:p>105,681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1846.96" calcext:value-type="float">
            <text:p>1846,96</text:p>
          </table:table-cell>
          <table:table-cell office:value-type="float" office:value="502.114" calcext:value-type="float">
            <text:p>502,114</text:p>
          </table:table-cell>
          <table:table-cell table:number-columns-repeated="10"/>
        </table:table-row>
        <table:table-row table:style-name="ro1">
          <table:table-cell office:value-type="float" office:value="240.618" calcext:value-type="float">
            <text:p>240,618</text:p>
          </table:table-cell>
          <table:table-cell office:value-type="float" office:value="0.888" calcext:value-type="float">
            <text:p>0,888</text:p>
          </table:table-cell>
          <table:table-cell/>
          <table:table-cell office:value-type="float" office:value="717.465" calcext:value-type="float">
            <text:p>717,465</text:p>
          </table:table-cell>
          <table:table-cell office:value-type="float" office:value="500.289" calcext:value-type="float">
            <text:p>500,289</text:p>
          </table:table-cell>
          <table:table-cell table:number-columns-repeated="10"/>
        </table:table-row>
        <table:table-row table:style-name="ro1">
          <table:table-cell office:value-type="float" office:value="259.731" calcext:value-type="float">
            <text:p>259,731</text:p>
          </table:table-cell>
          <table:table-cell office:value-type="float" office:value="0.859" calcext:value-type="float">
            <text:p>0,859</text:p>
          </table:table-cell>
          <table:table-cell/>
          <table:table-cell office:value-type="float" office:value="616.728" calcext:value-type="float">
            <text:p>616,728</text:p>
          </table:table-cell>
          <table:table-cell office:value-type="float" office:value="489.038" calcext:value-type="float">
            <text:p>489,038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80.919" calcext:value-type="float">
            <text:p>280,919</text:p>
          </table:table-cell>
          <table:table-cell table:number-columns-repeated="2"/>
          <table:table-cell office:value-type="float" office:value="1804.458" calcext:value-type="float">
            <text:p>1804,458</text:p>
          </table:table-cell>
          <table:table-cell office:value-type="float" office:value="278.141" calcext:value-type="float">
            <text:p>278,141</text:p>
          </table:table-cell>
          <table:table-cell table:number-columns-repeated="8"/>
          <table:table-cell table:formula="of:=['PY37-1024MB'.N7]-['PY37-1024MB'.$L7]" office:value-type="float" office:value="-0.308838383838384" calcext:value-type="float">
            <text:p>-0,3088383838</text:p>
          </table:table-cell>
          <table:table-cell table:formula="of:=['PY37-1024MB'.O7]-['PY37-1024MB'.$L7]" office:value-type="float" office:value="0.188161616161616" calcext:value-type="float">
            <text:p>0,1881616162</text:p>
          </table:table-cell>
        </table:table-row>
        <table:table-row table:style-name="ro1">
          <table:table-cell office:value-type="float" office:value="69.898" calcext:value-type="float">
            <text:p>69,89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359.819" calcext:value-type="float">
            <text:p>359,819</text:p>
          </table:table-cell>
          <table:table-cell office:value-type="float" office:value="274.374" calcext:value-type="float">
            <text:p>274,37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126" calcext:value-type="float">
            <text:p>62,126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386.074" calcext:value-type="float">
            <text:p>386,074</text:p>
          </table:table-cell>
          <table:table-cell office:value-type="float" office:value="273.768" calcext:value-type="float">
            <text:p>273,768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1024MB'.$B$5:.$B$104])" office:value-type="float" office:value="1.04183838383838" calcext:value-type="float">
            <text:p>1,0418383838</text:p>
          </table:table-cell>
          <table:table-cell table:formula="of:=STDEV(['PY37-1024MB'.$B$5:.$B$104])" office:value-type="float" office:value="0.0786050197117969" calcext:value-type="float">
            <text:p>0,0786050197</text:p>
          </table:table-cell>
          <table:table-cell table:formula="of:=MIN(['PY37-1024MB'.$B$5:.$B$104])" office:value-type="float" office:value="0.733" calcext:value-type="float">
            <text:p>0,733</text:p>
          </table:table-cell>
          <table:table-cell table:formula="of:=MAX(['PY37-1024MB'.$B$5:.$B$104])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34.189" calcext:value-type="float">
            <text:p>134,189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319.021" calcext:value-type="float">
            <text:p>319,021</text:p>
          </table:table-cell>
          <table:table-cell office:value-type="float" office:value="267.528" calcext:value-type="float">
            <text:p>267,52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024MB'.$E$5:.$E$104])" office:value-type="float" office:value="255.4303" calcext:value-type="float">
            <text:p>255,4303</text:p>
          </table:table-cell>
          <table:table-cell table:formula="of:=STDEV(['PY37-1024MB'.$E$5:.$E$104])" office:value-type="float" office:value="7.53443755986035" calcext:value-type="float">
            <text:p>7,5344375599</text:p>
          </table:table-cell>
          <table:table-cell table:formula="of:=MIN(['PY37-1024MB'.$E$5:.$E$104])" office:value-type="float" office:value="238.411" calcext:value-type="float">
            <text:p>238,411</text:p>
          </table:table-cell>
          <table:table-cell table:formula="of:=MAX(['PY37-1024MB'.$E$5:.$E$104])" office:value-type="float" office:value="278.141" calcext:value-type="float">
            <text:p>278,141</text:p>
          </table:table-cell>
        </table:table-row>
        <table:table-row table:style-name="ro1">
          <table:table-cell office:value-type="float" office:value="789.086" calcext:value-type="float">
            <text:p>789,086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415.46" calcext:value-type="float">
            <text:p>415,46</text:p>
          </table:table-cell>
          <table:table-cell office:value-type="float" office:value="266.967" calcext:value-type="float">
            <text:p>266,967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024MB'.$H$5:.$H$104])" office:value-type="string" office:string-value="" calcext:value-type="error">
            <text:p>#DIV/0!</text:p>
          </table:table-cell>
          <table:table-cell table:formula="of:=STDEV(['PY37-1024MB'.$H$5:.$H$104])" office:value-type="string" office:string-value="" calcext:value-type="error">
            <text:p>#DIV/0!</text:p>
          </table:table-cell>
          <table:table-cell table:formula="of:=MIN(['PY37-1024MB'.$H$5:.$H$104])" office:value-type="float" office:value="0" calcext:value-type="float">
            <text:p>0</text:p>
          </table:table-cell>
          <table:table-cell table:formula="of:=MAX(['PY37-1024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86" calcext:value-type="float">
            <text:p>172,086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537.6" calcext:value-type="float">
            <text:p>537,6</text:p>
          </table:table-cell>
          <table:table-cell office:value-type="float" office:value="266.688" calcext:value-type="float">
            <text:p>266,688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8"/>
        </table:table-row>
        <table:table-row table:style-name="ro1">
          <table:table-cell office:value-type="float" office:value="56.226" calcext:value-type="float">
            <text:p>56,226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322.043" calcext:value-type="float">
            <text:p>322,043</text:p>
          </table:table-cell>
          <table:table-cell office:value-type="float" office:value="266.547" calcext:value-type="float">
            <text:p>266,547</text:p>
          </table:table-cell>
          <table:table-cell table:number-columns-repeated="10"/>
        </table:table-row>
        <table:table-row table:style-name="ro1">
          <table:table-cell office:value-type="float" office:value="102.114" calcext:value-type="float">
            <text:p>102,114</text:p>
          </table:table-cell>
          <table:table-cell office:value-type="float" office:value="1.164" calcext:value-type="float">
            <text:p>1,164</text:p>
          </table:table-cell>
          <table:table-cell/>
          <table:table-cell office:value-type="float" office:value="333.28" calcext:value-type="float">
            <text:p>333,28</text:p>
          </table:table-cell>
          <table:table-cell office:value-type="float" office:value="266.542" calcext:value-type="float">
            <text:p>266,542</text:p>
          </table:table-cell>
          <table:table-cell table:number-columns-repeated="10"/>
        </table:table-row>
        <table:table-row table:style-name="ro1">
          <table:table-cell office:value-type="float" office:value="56.954" calcext:value-type="float">
            <text:p>56,954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408.811" calcext:value-type="float">
            <text:p>408,811</text:p>
          </table:table-cell>
          <table:table-cell office:value-type="float" office:value="265.753" calcext:value-type="float">
            <text:p>265,753</text:p>
          </table:table-cell>
          <table:table-cell table:number-columns-repeated="10"/>
        </table:table-row>
        <table:table-row table:style-name="ro1">
          <table:table-cell office:value-type="float" office:value="71.006" calcext:value-type="float">
            <text:p>71,006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318.405" calcext:value-type="float">
            <text:p>318,405</text:p>
          </table:table-cell>
          <table:table-cell office:value-type="float" office:value="265.719" calcext:value-type="float">
            <text:p>265,719</text:p>
          </table:table-cell>
          <table:table-cell table:number-columns-repeated="10"/>
        </table:table-row>
        <table:table-row table:style-name="ro1">
          <table:table-cell office:value-type="float" office:value="166.778" calcext:value-type="float">
            <text:p>166,778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507.484" calcext:value-type="float">
            <text:p>507,484</text:p>
          </table:table-cell>
          <table:table-cell office:value-type="float" office:value="264.758" calcext:value-type="float">
            <text:p>264,758</text:p>
          </table:table-cell>
          <table:table-cell table:number-columns-repeated="10"/>
        </table:table-row>
        <table:table-row table:style-name="ro1">
          <table:table-cell office:value-type="float" office:value="244.411" calcext:value-type="float">
            <text:p>244,411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402.213" calcext:value-type="float">
            <text:p>402,213</text:p>
          </table:table-cell>
          <table:table-cell office:value-type="float" office:value="264.612" calcext:value-type="float">
            <text:p>264,612</text:p>
          </table:table-cell>
          <table:table-cell table:number-columns-repeated="10"/>
        </table:table-row>
        <table:table-row table:style-name="ro1">
          <table:table-cell office:value-type="float" office:value="58.48" calcext:value-type="float">
            <text:p>58,48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316.997" calcext:value-type="float">
            <text:p>316,997</text:p>
          </table:table-cell>
          <table:table-cell office:value-type="float" office:value="264.43" calcext:value-type="float">
            <text:p>264,43</text:p>
          </table:table-cell>
          <table:table-cell table:number-columns-repeated="10"/>
        </table:table-row>
        <table:table-row table:style-name="ro1">
          <table:table-cell office:value-type="float" office:value="99.107" calcext:value-type="float">
            <text:p>99,10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315.529" calcext:value-type="float">
            <text:p>315,529</text:p>
          </table:table-cell>
          <table:table-cell office:value-type="float" office:value="264.155" calcext:value-type="float">
            <text:p>264,155</text:p>
          </table:table-cell>
          <table:table-cell table:number-columns-repeated="10"/>
        </table:table-row>
        <table:table-row table:style-name="ro1">
          <table:table-cell office:value-type="float" office:value="80.433" calcext:value-type="float">
            <text:p>80,433</text:p>
          </table:table-cell>
          <table:table-cell office:value-type="float" office:value="1.129" calcext:value-type="float">
            <text:p>1,129</text:p>
          </table:table-cell>
          <table:table-cell/>
          <table:table-cell office:value-type="float" office:value="385.562" calcext:value-type="float">
            <text:p>385,562</text:p>
          </table:table-cell>
          <table:table-cell office:value-type="float" office:value="263.753" calcext:value-type="float">
            <text:p>263,753</text:p>
          </table:table-cell>
          <table:table-cell table:number-columns-repeated="10"/>
        </table:table-row>
        <table:table-row table:style-name="ro1">
          <table:table-cell office:value-type="float" office:value="57.745" calcext:value-type="float">
            <text:p>57,745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336.394" calcext:value-type="float">
            <text:p>336,394</text:p>
          </table:table-cell>
          <table:table-cell office:value-type="float" office:value="263.352" calcext:value-type="float">
            <text:p>263,352</text:p>
          </table:table-cell>
          <table:table-cell table:number-columns-repeated="10"/>
        </table:table-row>
        <table:table-row table:style-name="ro1">
          <table:table-cell office:value-type="float" office:value="59.013" calcext:value-type="float">
            <text:p>59,013</text:p>
          </table:table-cell>
          <table:table-cell office:value-type="float" office:value="1.118" calcext:value-type="float">
            <text:p>1,118</text:p>
          </table:table-cell>
          <table:table-cell/>
          <table:table-cell office:value-type="float" office:value="322.94" calcext:value-type="float">
            <text:p>322,94</text:p>
          </table:table-cell>
          <table:table-cell office:value-type="float" office:value="263.193" calcext:value-type="float">
            <text:p>263,193</text:p>
          </table:table-cell>
          <table:table-cell table:number-columns-repeated="10"/>
        </table:table-row>
        <table:table-row table:style-name="ro1">
          <table:table-cell office:value-type="float" office:value="87.915" calcext:value-type="float">
            <text:p>87,915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314.234" calcext:value-type="float">
            <text:p>314,234</text:p>
          </table:table-cell>
          <table:table-cell office:value-type="float" office:value="263.11" calcext:value-type="float">
            <text:p>263,11</text:p>
          </table:table-cell>
          <table:table-cell table:number-columns-repeated="10"/>
        </table:table-row>
        <table:table-row table:style-name="ro1">
          <table:table-cell office:value-type="float" office:value="265.789" calcext:value-type="float">
            <text:p>265,789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317.155" calcext:value-type="float">
            <text:p>317,155</text:p>
          </table:table-cell>
          <table:table-cell office:value-type="float" office:value="262.897" calcext:value-type="float">
            <text:p>262,897</text:p>
          </table:table-cell>
          <table:table-cell table:number-columns-repeated="10"/>
        </table:table-row>
        <table:table-row table:style-name="ro1">
          <table:table-cell office:value-type="float" office:value="54.936" calcext:value-type="float">
            <text:p>54,93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18.952" calcext:value-type="float">
            <text:p>318,952</text:p>
          </table:table-cell>
          <table:table-cell office:value-type="float" office:value="262.173" calcext:value-type="float">
            <text:p>262,173</text:p>
          </table:table-cell>
          <table:table-cell table:number-columns-repeated="10"/>
        </table:table-row>
        <table:table-row table:style-name="ro1">
          <table:table-cell office:value-type="float" office:value="75.836" calcext:value-type="float">
            <text:p>75,836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321.378" calcext:value-type="float">
            <text:p>321,378</text:p>
          </table:table-cell>
          <table:table-cell office:value-type="float" office:value="261.716" calcext:value-type="float">
            <text:p>261,716</text:p>
          </table:table-cell>
          <table:table-cell table:number-columns-repeated="10"/>
        </table:table-row>
        <table:table-row table:style-name="ro1">
          <table:table-cell office:value-type="float" office:value="246.49" calcext:value-type="float">
            <text:p>246,49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512.607" calcext:value-type="float">
            <text:p>512,607</text:p>
          </table:table-cell>
          <table:table-cell office:value-type="float" office:value="261.365" calcext:value-type="float">
            <text:p>261,365</text:p>
          </table:table-cell>
          <table:table-cell table:number-columns-repeated="10"/>
        </table:table-row>
        <table:table-row table:style-name="ro1">
          <table:table-cell office:value-type="float" office:value="128.383" calcext:value-type="float">
            <text:p>128,383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313.635" calcext:value-type="float">
            <text:p>313,635</text:p>
          </table:table-cell>
          <table:table-cell office:value-type="float" office:value="261.285" calcext:value-type="float">
            <text:p>261,285</text:p>
          </table:table-cell>
          <table:table-cell table:number-columns-repeated="10"/>
        </table:table-row>
        <table:table-row table:style-name="ro1">
          <table:table-cell office:value-type="float" office:value="101.77" calcext:value-type="float">
            <text:p>101,77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313.14" calcext:value-type="float">
            <text:p>313,14</text:p>
          </table:table-cell>
          <table:table-cell office:value-type="float" office:value="261.06" calcext:value-type="float">
            <text:p>261,06</text:p>
          </table:table-cell>
          <table:table-cell table:number-columns-repeated="10"/>
        </table:table-row>
        <table:table-row table:style-name="ro1">
          <table:table-cell office:value-type="float" office:value="1728.155" calcext:value-type="float">
            <text:p>1728,155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1150.774" calcext:value-type="float">
            <text:p>1150,774</text:p>
          </table:table-cell>
          <table:table-cell office:value-type="float" office:value="260.952" calcext:value-type="float">
            <text:p>260,952</text:p>
          </table:table-cell>
          <table:table-cell table:number-columns-repeated="10"/>
        </table:table-row>
        <table:table-row table:style-name="ro1">
          <table:table-cell office:value-type="float" office:value="141.212" calcext:value-type="float">
            <text:p>141,212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313.626" calcext:value-type="float">
            <text:p>313,626</text:p>
          </table:table-cell>
          <table:table-cell office:value-type="float" office:value="260.679" calcext:value-type="float">
            <text:p>260,679</text:p>
          </table:table-cell>
          <table:table-cell table:number-columns-repeated="10"/>
        </table:table-row>
        <table:table-row table:style-name="ro1">
          <table:table-cell office:value-type="float" office:value="57.07" calcext:value-type="float">
            <text:p>57,07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6.799" calcext:value-type="float">
            <text:p>316,799</text:p>
          </table:table-cell>
          <table:table-cell office:value-type="float" office:value="260.403" calcext:value-type="float">
            <text:p>260,403</text:p>
          </table:table-cell>
          <table:table-cell table:number-columns-repeated="10"/>
        </table:table-row>
        <table:table-row table:style-name="ro1">
          <table:table-cell office:value-type="float" office:value="56.509" calcext:value-type="float">
            <text:p>56,509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4.998" calcext:value-type="float">
            <text:p>314,998</text:p>
          </table:table-cell>
          <table:table-cell office:value-type="float" office:value="260.301" calcext:value-type="float">
            <text:p>260,301</text:p>
          </table:table-cell>
          <table:table-cell table:number-columns-repeated="10"/>
        </table:table-row>
        <table:table-row table:style-name="ro1">
          <table:table-cell office:value-type="float" office:value="334.088" calcext:value-type="float">
            <text:p>334,08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15.41" calcext:value-type="float">
            <text:p>415,41</text:p>
          </table:table-cell>
          <table:table-cell office:value-type="float" office:value="260.127" calcext:value-type="float">
            <text:p>260,127</text:p>
          </table:table-cell>
          <table:table-cell table:number-columns-repeated="10"/>
        </table:table-row>
        <table:table-row table:style-name="ro1">
          <table:table-cell office:value-type="float" office:value="116.191" calcext:value-type="float">
            <text:p>116,19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472.306" calcext:value-type="float">
            <text:p>472,306</text:p>
          </table:table-cell>
          <table:table-cell office:value-type="float" office:value="259.825" calcext:value-type="float">
            <text:p>259,825</text:p>
          </table:table-cell>
          <table:table-cell table:number-columns-repeated="10"/>
        </table:table-row>
        <table:table-row table:style-name="ro1">
          <table:table-cell office:value-type="float" office:value="57.462" calcext:value-type="float">
            <text:p>57,46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30.742" calcext:value-type="float">
            <text:p>330,742</text:p>
          </table:table-cell>
          <table:table-cell office:value-type="float" office:value="259.753" calcext:value-type="float">
            <text:p>259,753</text:p>
          </table:table-cell>
          <table:table-cell table:number-columns-repeated="10"/>
        </table:table-row>
        <table:table-row table:style-name="ro1">
          <table:table-cell office:value-type="float" office:value="245.999" calcext:value-type="float">
            <text:p>245,999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14.229" calcext:value-type="float">
            <text:p>314,229</text:p>
          </table:table-cell>
          <table:table-cell office:value-type="float" office:value="258.741" calcext:value-type="float">
            <text:p>258,741</text:p>
          </table:table-cell>
          <table:table-cell table:number-columns-repeated="10"/>
        </table:table-row>
        <table:table-row table:style-name="ro1">
          <table:table-cell office:value-type="float" office:value="62.867" calcext:value-type="float">
            <text:p>62,867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317.356" calcext:value-type="float">
            <text:p>317,356</text:p>
          </table:table-cell>
          <table:table-cell office:value-type="float" office:value="258.413" calcext:value-type="float">
            <text:p>258,413</text:p>
          </table:table-cell>
          <table:table-cell table:number-columns-repeated="10"/>
        </table:table-row>
        <table:table-row table:style-name="ro1">
          <table:table-cell office:value-type="float" office:value="52.799" calcext:value-type="float">
            <text:p>52,799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669.801" calcext:value-type="float">
            <text:p>669,801</text:p>
          </table:table-cell>
          <table:table-cell office:value-type="float" office:value="258.122" calcext:value-type="float">
            <text:p>258,122</text:p>
          </table:table-cell>
          <table:table-cell table:number-columns-repeated="10"/>
        </table:table-row>
        <table:table-row table:style-name="ro1">
          <table:table-cell office:value-type="float" office:value="70.731" calcext:value-type="float">
            <text:p>70,731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8.432" calcext:value-type="float">
            <text:p>318,432</text:p>
          </table:table-cell>
          <table:table-cell office:value-type="float" office:value="257.817" calcext:value-type="float">
            <text:p>257,817</text:p>
          </table:table-cell>
          <table:table-cell table:number-columns-repeated="10"/>
        </table:table-row>
        <table:table-row table:style-name="ro1">
          <table:table-cell office:value-type="float" office:value="55.533" calcext:value-type="float">
            <text:p>55,53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9.665" calcext:value-type="float">
            <text:p>319,665</text:p>
          </table:table-cell>
          <table:table-cell office:value-type="float" office:value="257.75" calcext:value-type="float">
            <text:p>257,75</text:p>
          </table:table-cell>
          <table:table-cell table:number-columns-repeated="10"/>
        </table:table-row>
        <table:table-row table:style-name="ro1">
          <table:table-cell office:value-type="float" office:value="59.357" calcext:value-type="float">
            <text:p>59,357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435.279" calcext:value-type="float">
            <text:p>435,279</text:p>
          </table:table-cell>
          <table:table-cell office:value-type="float" office:value="257.653" calcext:value-type="float">
            <text:p>257,653</text:p>
          </table:table-cell>
          <table:table-cell table:number-columns-repeated="10"/>
        </table:table-row>
        <table:table-row table:style-name="ro1">
          <table:table-cell office:value-type="float" office:value="148.291" calcext:value-type="float">
            <text:p>148,29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374.97" calcext:value-type="float">
            <text:p>374,97</text:p>
          </table:table-cell>
          <table:table-cell office:value-type="float" office:value="257.398" calcext:value-type="float">
            <text:p>257,398</text:p>
          </table:table-cell>
          <table:table-cell table:number-columns-repeated="10"/>
        </table:table-row>
        <table:table-row table:style-name="ro1">
          <table:table-cell office:value-type="float" office:value="55.229" calcext:value-type="float">
            <text:p>55,229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21.346" calcext:value-type="float">
            <text:p>321,346</text:p>
          </table:table-cell>
          <table:table-cell office:value-type="float" office:value="257.283" calcext:value-type="float">
            <text:p>257,283</text:p>
          </table:table-cell>
          <table:table-cell table:number-columns-repeated="10"/>
        </table:table-row>
        <table:table-row table:style-name="ro1">
          <table:table-cell office:value-type="float" office:value="210.958" calcext:value-type="float">
            <text:p>210,958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35.567" calcext:value-type="float">
            <text:p>335,567</text:p>
          </table:table-cell>
          <table:table-cell office:value-type="float" office:value="256.786" calcext:value-type="float">
            <text:p>256,786</text:p>
          </table:table-cell>
          <table:table-cell table:number-columns-repeated="10"/>
        </table:table-row>
        <table:table-row table:style-name="ro1">
          <table:table-cell office:value-type="float" office:value="55.606" calcext:value-type="float">
            <text:p>55,60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346.485" calcext:value-type="float">
            <text:p>346,485</text:p>
          </table:table-cell>
          <table:table-cell office:value-type="float" office:value="256.484" calcext:value-type="float">
            <text:p>256,484</text:p>
          </table:table-cell>
          <table:table-cell table:number-columns-repeated="10"/>
        </table:table-row>
        <table:table-row table:style-name="ro1">
          <table:table-cell office:value-type="float" office:value="205.638" calcext:value-type="float">
            <text:p>205,638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310.247" calcext:value-type="float">
            <text:p>310,247</text:p>
          </table:table-cell>
          <table:table-cell office:value-type="float" office:value="256.378" calcext:value-type="float">
            <text:p>256,378</text:p>
          </table:table-cell>
          <table:table-cell table:number-columns-repeated="10"/>
        </table:table-row>
        <table:table-row table:style-name="ro1">
          <table:table-cell office:value-type="float" office:value="79.113" calcext:value-type="float">
            <text:p>79,113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305.942" calcext:value-type="float">
            <text:p>305,942</text:p>
          </table:table-cell>
          <table:table-cell office:value-type="float" office:value="255.107" calcext:value-type="float">
            <text:p>255,107</text:p>
          </table:table-cell>
          <table:table-cell table:number-columns-repeated="10"/>
        </table:table-row>
        <table:table-row table:style-name="ro1">
          <table:table-cell office:value-type="float" office:value="138.09" calcext:value-type="float">
            <text:p>138,09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06.951" calcext:value-type="float">
            <text:p>306,951</text:p>
          </table:table-cell>
          <table:table-cell office:value-type="float" office:value="254.997" calcext:value-type="float">
            <text:p>254,997</text:p>
          </table:table-cell>
          <table:table-cell table:number-columns-repeated="10"/>
        </table:table-row>
        <table:table-row table:style-name="ro1">
          <table:table-cell office:value-type="float" office:value="290.737" calcext:value-type="float">
            <text:p>290,737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15.524" calcext:value-type="float">
            <text:p>315,524</text:p>
          </table:table-cell>
          <table:table-cell office:value-type="float" office:value="254.959" calcext:value-type="float">
            <text:p>254,959</text:p>
          </table:table-cell>
          <table:table-cell table:number-columns-repeated="10"/>
        </table:table-row>
        <table:table-row table:style-name="ro1">
          <table:table-cell office:value-type="float" office:value="120.633" calcext:value-type="float">
            <text:p>120,633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508.572" calcext:value-type="float">
            <text:p>508,572</text:p>
          </table:table-cell>
          <table:table-cell office:value-type="float" office:value="254.916" calcext:value-type="float">
            <text:p>254,916</text:p>
          </table:table-cell>
          <table:table-cell table:number-columns-repeated="10"/>
        </table:table-row>
        <table:table-row table:style-name="ro1">
          <table:table-cell office:value-type="float" office:value="52.884" calcext:value-type="float">
            <text:p>52,884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315.745" calcext:value-type="float">
            <text:p>315,745</text:p>
          </table:table-cell>
          <table:table-cell office:value-type="float" office:value="254.842" calcext:value-type="float">
            <text:p>254,842</text:p>
          </table:table-cell>
          <table:table-cell table:number-columns-repeated="10"/>
        </table:table-row>
        <table:table-row table:style-name="ro1">
          <table:table-cell office:value-type="float" office:value="67.463" calcext:value-type="float">
            <text:p>67,463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615.132" calcext:value-type="float">
            <text:p>615,132</text:p>
          </table:table-cell>
          <table:table-cell office:value-type="float" office:value="254.677" calcext:value-type="float">
            <text:p>254,677</text:p>
          </table:table-cell>
          <table:table-cell table:number-columns-repeated="10"/>
        </table:table-row>
        <table:table-row table:style-name="ro1">
          <table:table-cell office:value-type="float" office:value="554.602" calcext:value-type="float">
            <text:p>554,602</text:p>
          </table:table-cell>
          <table:table-cell office:value-type="float" office:value="1.043" calcext:value-type="float">
            <text:p>1,043</text:p>
          </table:table-cell>
          <table:table-cell/>
          <table:table-cell office:value-type="float" office:value="303.969" calcext:value-type="float">
            <text:p>303,969</text:p>
          </table:table-cell>
          <table:table-cell office:value-type="float" office:value="254.545" calcext:value-type="float">
            <text:p>254,545</text:p>
          </table:table-cell>
          <table:table-cell table:number-columns-repeated="10"/>
        </table:table-row>
        <table:table-row table:style-name="ro1">
          <table:table-cell office:value-type="float" office:value="114.008" calcext:value-type="float">
            <text:p>114,008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316.67" calcext:value-type="float">
            <text:p>316,67</text:p>
          </table:table-cell>
          <table:table-cell office:value-type="float" office:value="254.415" calcext:value-type="float">
            <text:p>254,415</text:p>
          </table:table-cell>
          <table:table-cell table:number-columns-repeated="10"/>
        </table:table-row>
        <table:table-row table:style-name="ro1">
          <table:table-cell office:value-type="float" office:value="58.174" calcext:value-type="float">
            <text:p>58,174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1703.353" calcext:value-type="float">
            <text:p>1703,353</text:p>
          </table:table-cell>
          <table:table-cell office:value-type="float" office:value="254.292" calcext:value-type="float">
            <text:p>254,292</text:p>
          </table:table-cell>
          <table:table-cell table:number-columns-repeated="10"/>
        </table:table-row>
        <table:table-row table:style-name="ro1">
          <table:table-cell office:value-type="float" office:value="194.012" calcext:value-type="float">
            <text:p>194,012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float" office:value="306.025" calcext:value-type="float">
            <text:p>306,025</text:p>
          </table:table-cell>
          <table:table-cell office:value-type="float" office:value="254.15" calcext:value-type="float">
            <text:p>254,15</text:p>
          </table:table-cell>
          <table:table-cell table:number-columns-repeated="10"/>
        </table:table-row>
        <table:table-row table:style-name="ro1">
          <table:table-cell office:value-type="float" office:value="55.692" calcext:value-type="float">
            <text:p>55,692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640.33" calcext:value-type="float">
            <text:p>640,33</text:p>
          </table:table-cell>
          <table:table-cell office:value-type="float" office:value="254.105" calcext:value-type="float">
            <text:p>254,105</text:p>
          </table:table-cell>
          <table:table-cell table:number-columns-repeated="10"/>
        </table:table-row>
        <table:table-row table:style-name="ro1">
          <table:table-cell office:value-type="float" office:value="53.367" calcext:value-type="float">
            <text:p>53,367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305.621" calcext:value-type="float">
            <text:p>305,621</text:p>
          </table:table-cell>
          <table:table-cell office:value-type="float" office:value="253.973" calcext:value-type="float">
            <text:p>253,973</text:p>
          </table:table-cell>
          <table:table-cell table:number-columns-repeated="10"/>
        </table:table-row>
        <table:table-row table:style-name="ro1">
          <table:table-cell office:value-type="float" office:value="128.489" calcext:value-type="float">
            <text:p>128,489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314.931" calcext:value-type="float">
            <text:p>314,931</text:p>
          </table:table-cell>
          <table:table-cell office:value-type="float" office:value="253.813" calcext:value-type="float">
            <text:p>253,813</text:p>
          </table:table-cell>
          <table:table-cell table:number-columns-repeated="10"/>
        </table:table-row>
        <table:table-row table:style-name="ro1">
          <table:table-cell office:value-type="float" office:value="54.589" calcext:value-type="float">
            <text:p>54,589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308.766" calcext:value-type="float">
            <text:p>308,766</text:p>
          </table:table-cell>
          <table:table-cell office:value-type="float" office:value="253.761" calcext:value-type="float">
            <text:p>253,761</text:p>
          </table:table-cell>
          <table:table-cell table:number-columns-repeated="10"/>
        </table:table-row>
        <table:table-row table:style-name="ro1">
          <table:table-cell office:value-type="float" office:value="259.025" calcext:value-type="float">
            <text:p>259,025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316.141" calcext:value-type="float">
            <text:p>316,141</text:p>
          </table:table-cell>
          <table:table-cell office:value-type="float" office:value="253.699" calcext:value-type="float">
            <text:p>253,699</text:p>
          </table:table-cell>
          <table:table-cell table:number-columns-repeated="10"/>
        </table:table-row>
        <table:table-row table:style-name="ro1">
          <table:table-cell office:value-type="float" office:value="103.561" calcext:value-type="float">
            <text:p>103,561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1526.643" calcext:value-type="float">
            <text:p>1526,643</text:p>
          </table:table-cell>
          <table:table-cell office:value-type="float" office:value="253.631" calcext:value-type="float">
            <text:p>253,631</text:p>
          </table:table-cell>
          <table:table-cell table:number-columns-repeated="10"/>
        </table:table-row>
        <table:table-row table:style-name="ro1">
          <table:table-cell office:value-type="float" office:value="103.109" calcext:value-type="float">
            <text:p>103,10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365.758" calcext:value-type="float">
            <text:p>365,758</text:p>
          </table:table-cell>
          <table:table-cell office:value-type="float" office:value="253.029" calcext:value-type="float">
            <text:p>253,029</text:p>
          </table:table-cell>
          <table:table-cell table:number-columns-repeated="10"/>
        </table:table-row>
        <table:table-row table:style-name="ro1">
          <table:table-cell office:value-type="float" office:value="55.846" calcext:value-type="float">
            <text:p>55,846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413.59" calcext:value-type="float">
            <text:p>413,59</text:p>
          </table:table-cell>
          <table:table-cell office:value-type="float" office:value="252.992" calcext:value-type="float">
            <text:p>252,992</text:p>
          </table:table-cell>
          <table:table-cell table:number-columns-repeated="10"/>
        </table:table-row>
        <table:table-row table:style-name="ro1">
          <table:table-cell office:value-type="float" office:value="106.749" calcext:value-type="float">
            <text:p>106,74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05.252" calcext:value-type="float">
            <text:p>305,252</text:p>
          </table:table-cell>
          <table:table-cell office:value-type="float" office:value="252.584" calcext:value-type="float">
            <text:p>252,584</text:p>
          </table:table-cell>
          <table:table-cell table:number-columns-repeated="10"/>
        </table:table-row>
        <table:table-row table:style-name="ro1">
          <table:table-cell office:value-type="float" office:value="129.409" calcext:value-type="float">
            <text:p>129,40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3.495" calcext:value-type="float">
            <text:p>313,495</text:p>
          </table:table-cell>
          <table:table-cell office:value-type="float" office:value="252.555" calcext:value-type="float">
            <text:p>252,555</text:p>
          </table:table-cell>
          <table:table-cell table:number-columns-repeated="10"/>
        </table:table-row>
        <table:table-row table:style-name="ro1">
          <table:table-cell office:value-type="float" office:value="51.455" calcext:value-type="float">
            <text:p>51,455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4.123" calcext:value-type="float">
            <text:p>314,123</text:p>
          </table:table-cell>
          <table:table-cell office:value-type="float" office:value="252.357" calcext:value-type="float">
            <text:p>252,357</text:p>
          </table:table-cell>
          <table:table-cell table:number-columns-repeated="10"/>
        </table:table-row>
        <table:table-row table:style-name="ro1">
          <table:table-cell office:value-type="float" office:value="934.679" calcext:value-type="float">
            <text:p>934,679</text:p>
          </table:table-cell>
          <table:table-cell office:value-type="float" office:value="1.014" calcext:value-type="float">
            <text:p>1,014</text:p>
          </table:table-cell>
          <table:table-cell/>
          <table:table-cell office:value-type="float" office:value="306.875" calcext:value-type="float">
            <text:p>306,875</text:p>
          </table:table-cell>
          <table:table-cell office:value-type="float" office:value="252.196" calcext:value-type="float">
            <text:p>252,196</text:p>
          </table:table-cell>
          <table:table-cell table:number-columns-repeated="10"/>
        </table:table-row>
        <table:table-row table:style-name="ro1">
          <table:table-cell office:value-type="float" office:value="71.714" calcext:value-type="float">
            <text:p>71,714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311.625" calcext:value-type="float">
            <text:p>311,625</text:p>
          </table:table-cell>
          <table:table-cell office:value-type="float" office:value="252.132" calcext:value-type="float">
            <text:p>252,132</text:p>
          </table:table-cell>
          <table:table-cell table:number-columns-repeated="10"/>
        </table:table-row>
        <table:table-row table:style-name="ro1">
          <table:table-cell office:value-type="float" office:value="102.53" calcext:value-type="float">
            <text:p>102,53</text:p>
          </table:table-cell>
          <table:table-cell office:value-type="float" office:value="1.012" calcext:value-type="float">
            <text:p>1,012</text:p>
          </table:table-cell>
          <table:table-cell/>
          <table:table-cell office:value-type="float" office:value="305.357" calcext:value-type="float">
            <text:p>305,357</text:p>
          </table:table-cell>
          <table:table-cell office:value-type="float" office:value="252.086" calcext:value-type="float">
            <text:p>252,086</text:p>
          </table:table-cell>
          <table:table-cell table:number-columns-repeated="10"/>
        </table:table-row>
        <table:table-row table:style-name="ro1">
          <table:table-cell office:value-type="float" office:value="132.141" calcext:value-type="float">
            <text:p>132,141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68.749" calcext:value-type="float">
            <text:p>368,749</text:p>
          </table:table-cell>
          <table:table-cell office:value-type="float" office:value="252.068" calcext:value-type="float">
            <text:p>252,068</text:p>
          </table:table-cell>
          <table:table-cell table:number-columns-repeated="10"/>
        </table:table-row>
        <table:table-row table:style-name="ro1">
          <table:table-cell office:value-type="float" office:value="170.877" calcext:value-type="float">
            <text:p>170,87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5.711" calcext:value-type="float">
            <text:p>325,711</text:p>
          </table:table-cell>
          <table:table-cell office:value-type="float" office:value="251.806" calcext:value-type="float">
            <text:p>251,806</text:p>
          </table:table-cell>
          <table:table-cell table:number-columns-repeated="10"/>
        </table:table-row>
        <table:table-row table:style-name="ro1">
          <table:table-cell office:value-type="float" office:value="389.887" calcext:value-type="float">
            <text:p>389,88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0.331" calcext:value-type="float">
            <text:p>320,331</text:p>
          </table:table-cell>
          <table:table-cell office:value-type="float" office:value="251.569" calcext:value-type="float">
            <text:p>251,569</text:p>
          </table:table-cell>
          <table:table-cell table:number-columns-repeated="10"/>
        </table:table-row>
        <table:table-row table:style-name="ro1">
          <table:table-cell office:value-type="float" office:value="55.183" calcext:value-type="float">
            <text:p>55,18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3.965" calcext:value-type="float">
            <text:p>303,965</text:p>
          </table:table-cell>
          <table:table-cell office:value-type="float" office:value="251.391" calcext:value-type="float">
            <text:p>251,391</text:p>
          </table:table-cell>
          <table:table-cell table:number-columns-repeated="10"/>
        </table:table-row>
        <table:table-row table:style-name="ro1">
          <table:table-cell office:value-type="float" office:value="491.803" calcext:value-type="float">
            <text:p>491,80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4.76" calcext:value-type="float">
            <text:p>304,76</text:p>
          </table:table-cell>
          <table:table-cell office:value-type="float" office:value="251.184" calcext:value-type="float">
            <text:p>251,184</text:p>
          </table:table-cell>
          <table:table-cell table:number-columns-repeated="10"/>
        </table:table-row>
        <table:table-row table:style-name="ro1">
          <table:table-cell office:value-type="float" office:value="223.885" calcext:value-type="float">
            <text:p>223,885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15.905" calcext:value-type="float">
            <text:p>315,905</text:p>
          </table:table-cell>
          <table:table-cell office:value-type="float" office:value="251.133" calcext:value-type="float">
            <text:p>251,133</text:p>
          </table:table-cell>
          <table:table-cell table:number-columns-repeated="10"/>
        </table:table-row>
        <table:table-row table:style-name="ro1">
          <table:table-cell office:value-type="float" office:value="149.071" calcext:value-type="float">
            <text:p>149,071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306.616" calcext:value-type="float">
            <text:p>306,616</text:p>
          </table:table-cell>
          <table:table-cell office:value-type="float" office:value="250.956" calcext:value-type="float">
            <text:p>250,956</text:p>
          </table:table-cell>
          <table:table-cell table:number-columns-repeated="10"/>
        </table:table-row>
        <table:table-row table:style-name="ro1">
          <table:table-cell office:value-type="float" office:value="54.945" calcext:value-type="float">
            <text:p>54,945</text:p>
          </table:table-cell>
          <table:table-cell office:value-type="float" office:value="1.003" calcext:value-type="float">
            <text:p>1,003</text:p>
          </table:table-cell>
          <table:table-cell/>
          <table:table-cell office:value-type="float" office:value="522.169" calcext:value-type="float">
            <text:p>522,169</text:p>
          </table:table-cell>
          <table:table-cell office:value-type="float" office:value="250.887" calcext:value-type="float">
            <text:p>250,887</text:p>
          </table:table-cell>
          <table:table-cell table:number-columns-repeated="10"/>
        </table:table-row>
        <table:table-row table:style-name="ro1">
          <table:table-cell office:value-type="float" office:value="230.236" calcext:value-type="float">
            <text:p>230,23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302.441" calcext:value-type="float">
            <text:p>302,441</text:p>
          </table:table-cell>
          <table:table-cell office:value-type="float" office:value="250.8" calcext:value-type="float">
            <text:p>250,8</text:p>
          </table:table-cell>
          <table:table-cell table:number-columns-repeated="10"/>
        </table:table-row>
        <table:table-row table:style-name="ro1">
          <table:table-cell office:value-type="float" office:value="87.64" calcext:value-type="float">
            <text:p>87,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5.769" calcext:value-type="float">
            <text:p>305,769</text:p>
          </table:table-cell>
          <table:table-cell office:value-type="float" office:value="250.545" calcext:value-type="float">
            <text:p>250,545</text:p>
          </table:table-cell>
          <table:table-cell table:number-columns-repeated="10"/>
        </table:table-row>
        <table:table-row table:style-name="ro1">
          <table:table-cell office:value-type="float" office:value="147.927" calcext:value-type="float">
            <text:p>147,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9.515" calcext:value-type="float">
            <text:p>319,515</text:p>
          </table:table-cell>
          <table:table-cell office:value-type="float" office:value="250.106" calcext:value-type="float">
            <text:p>250,106</text:p>
          </table:table-cell>
          <table:table-cell table:number-columns-repeated="10"/>
        </table:table-row>
        <table:table-row table:style-name="ro1">
          <table:table-cell office:value-type="float" office:value="291.734" calcext:value-type="float">
            <text:p>291,734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306.432" calcext:value-type="float">
            <text:p>306,432</text:p>
          </table:table-cell>
          <table:table-cell office:value-type="float" office:value="249.733" calcext:value-type="float">
            <text:p>249,733</text:p>
          </table:table-cell>
          <table:table-cell table:number-columns-repeated="10"/>
        </table:table-row>
        <table:table-row table:style-name="ro1">
          <table:table-cell office:value-type="float" office:value="122.114" calcext:value-type="float">
            <text:p>122,114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761.118" calcext:value-type="float">
            <text:p>761,118</text:p>
          </table:table-cell>
          <table:table-cell office:value-type="float" office:value="249.225" calcext:value-type="float">
            <text:p>249,225</text:p>
          </table:table-cell>
          <table:table-cell table:number-columns-repeated="10"/>
        </table:table-row>
        <table:table-row table:style-name="ro1">
          <table:table-cell office:value-type="float" office:value="535.18" calcext:value-type="float">
            <text:p>535,18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377.673" calcext:value-type="float">
            <text:p>377,673</text:p>
          </table:table-cell>
          <table:table-cell office:value-type="float" office:value="249.029" calcext:value-type="float">
            <text:p>249,029</text:p>
          </table:table-cell>
          <table:table-cell table:number-columns-repeated="10"/>
        </table:table-row>
        <table:table-row table:style-name="ro1">
          <table:table-cell office:value-type="float" office:value="134.82" calcext:value-type="float">
            <text:p>134,8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312.629" calcext:value-type="float">
            <text:p>312,629</text:p>
          </table:table-cell>
          <table:table-cell office:value-type="float" office:value="248.948" calcext:value-type="float">
            <text:p>248,948</text:p>
          </table:table-cell>
          <table:table-cell table:number-columns-repeated="10"/>
        </table:table-row>
        <table:table-row table:style-name="ro1">
          <table:table-cell office:value-type="float" office:value="60.731" calcext:value-type="float">
            <text:p>60,731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12.555" calcext:value-type="float">
            <text:p>312,555</text:p>
          </table:table-cell>
          <table:table-cell office:value-type="float" office:value="248.828" calcext:value-type="float">
            <text:p>248,828</text:p>
          </table:table-cell>
          <table:table-cell table:number-columns-repeated="10"/>
        </table:table-row>
        <table:table-row table:style-name="ro1">
          <table:table-cell office:value-type="float" office:value="98.396" calcext:value-type="float">
            <text:p>98,396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04.224" calcext:value-type="float">
            <text:p>304,224</text:p>
          </table:table-cell>
          <table:table-cell office:value-type="float" office:value="248.671" calcext:value-type="float">
            <text:p>248,671</text:p>
          </table:table-cell>
          <table:table-cell table:number-columns-repeated="10"/>
        </table:table-row>
        <table:table-row table:style-name="ro1">
          <table:table-cell office:value-type="float" office:value="119.868" calcext:value-type="float">
            <text:p>119,868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306.807" calcext:value-type="float">
            <text:p>306,807</text:p>
          </table:table-cell>
          <table:table-cell office:value-type="float" office:value="248.625" calcext:value-type="float">
            <text:p>248,625</text:p>
          </table:table-cell>
          <table:table-cell table:number-columns-repeated="10"/>
        </table:table-row>
        <table:table-row table:style-name="ro1">
          <table:table-cell office:value-type="float" office:value="67.071" calcext:value-type="float">
            <text:p>67,071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15.835" calcext:value-type="float">
            <text:p>315,835</text:p>
          </table:table-cell>
          <table:table-cell office:value-type="float" office:value="248.591" calcext:value-type="float">
            <text:p>248,591</text:p>
          </table:table-cell>
          <table:table-cell table:number-columns-repeated="10"/>
        </table:table-row>
        <table:table-row table:style-name="ro1">
          <table:table-cell office:value-type="float" office:value="51.674" calcext:value-type="float">
            <text:p>51,674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301.831" calcext:value-type="float">
            <text:p>301,831</text:p>
          </table:table-cell>
          <table:table-cell office:value-type="float" office:value="247.405" calcext:value-type="float">
            <text:p>247,405</text:p>
          </table:table-cell>
          <table:table-cell table:number-columns-repeated="10"/>
        </table:table-row>
        <table:table-row table:style-name="ro1">
          <table:table-cell office:value-type="float" office:value="176.136" calcext:value-type="float">
            <text:p>176,136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312.996" calcext:value-type="float">
            <text:p>312,996</text:p>
          </table:table-cell>
          <table:table-cell office:value-type="float" office:value="247.168" calcext:value-type="float">
            <text:p>247,168</text:p>
          </table:table-cell>
          <table:table-cell table:number-columns-repeated="10"/>
        </table:table-row>
        <table:table-row table:style-name="ro1">
          <table:table-cell office:value-type="float" office:value="63.685" calcext:value-type="float">
            <text:p>63,685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576.676" calcext:value-type="float">
            <text:p>576,676</text:p>
          </table:table-cell>
          <table:table-cell office:value-type="float" office:value="247.022" calcext:value-type="float">
            <text:p>247,022</text:p>
          </table:table-cell>
          <table:table-cell table:number-columns-repeated="10"/>
        </table:table-row>
        <table:table-row table:style-name="ro1">
          <table:table-cell office:value-type="float" office:value="211.274" calcext:value-type="float">
            <text:p>211,274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299.012" calcext:value-type="float">
            <text:p>299,012</text:p>
          </table:table-cell>
          <table:table-cell office:value-type="float" office:value="246.914" calcext:value-type="float">
            <text:p>246,914</text:p>
          </table:table-cell>
          <table:table-cell table:number-columns-repeated="10"/>
        </table:table-row>
        <table:table-row table:style-name="ro1">
          <table:table-cell office:value-type="float" office:value="58.221" calcext:value-type="float">
            <text:p>58,221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98.728" calcext:value-type="float">
            <text:p>298,728</text:p>
          </table:table-cell>
          <table:table-cell office:value-type="float" office:value="246.334" calcext:value-type="float">
            <text:p>246,334</text:p>
          </table:table-cell>
          <table:table-cell table:number-columns-repeated="10"/>
        </table:table-row>
        <table:table-row table:style-name="ro1">
          <table:table-cell office:value-type="float" office:value="67.267" calcext:value-type="float">
            <text:p>67,26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02.971" calcext:value-type="float">
            <text:p>302,971</text:p>
          </table:table-cell>
          <table:table-cell office:value-type="float" office:value="246.288" calcext:value-type="float">
            <text:p>246,288</text:p>
          </table:table-cell>
          <table:table-cell table:number-columns-repeated="10"/>
        </table:table-row>
        <table:table-row table:style-name="ro1">
          <table:table-cell office:value-type="float" office:value="72.169" calcext:value-type="float">
            <text:p>72,169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06.688" calcext:value-type="float">
            <text:p>306,688</text:p>
          </table:table-cell>
          <table:table-cell office:value-type="float" office:value="246.237" calcext:value-type="float">
            <text:p>246,237</text:p>
          </table:table-cell>
          <table:table-cell table:number-columns-repeated="10"/>
        </table:table-row>
        <table:table-row table:style-name="ro1">
          <table:table-cell office:value-type="float" office:value="53.316" calcext:value-type="float">
            <text:p>53,31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468.003" calcext:value-type="float">
            <text:p>468,003</text:p>
          </table:table-cell>
          <table:table-cell office:value-type="float" office:value="245.776" calcext:value-type="float">
            <text:p>245,776</text:p>
          </table:table-cell>
          <table:table-cell table:number-columns-repeated="10"/>
        </table:table-row>
        <table:table-row table:style-name="ro1">
          <table:table-cell office:value-type="float" office:value="105.602" calcext:value-type="float">
            <text:p>105,60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300.238" calcext:value-type="float">
            <text:p>300,238</text:p>
          </table:table-cell>
          <table:table-cell office:value-type="float" office:value="245.686" calcext:value-type="float">
            <text:p>245,686</text:p>
          </table:table-cell>
          <table:table-cell table:number-columns-repeated="10"/>
        </table:table-row>
        <table:table-row table:style-name="ro1">
          <table:table-cell office:value-type="float" office:value="256.998" calcext:value-type="float">
            <text:p>256,998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99.669" calcext:value-type="float">
            <text:p>299,669</text:p>
          </table:table-cell>
          <table:table-cell office:value-type="float" office:value="245.501" calcext:value-type="float">
            <text:p>245,501</text:p>
          </table:table-cell>
          <table:table-cell table:number-columns-repeated="10"/>
        </table:table-row>
        <table:table-row table:style-name="ro1">
          <table:table-cell office:value-type="float" office:value="228.176" calcext:value-type="float">
            <text:p>228,176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12.008" calcext:value-type="float">
            <text:p>312,008</text:p>
          </table:table-cell>
          <table:table-cell office:value-type="float" office:value="245.5" calcext:value-type="float">
            <text:p>245,5</text:p>
          </table:table-cell>
          <table:table-cell table:number-columns-repeated="10"/>
        </table:table-row>
        <table:table-row table:style-name="ro1">
          <table:table-cell office:value-type="float" office:value="57.459" calcext:value-type="float">
            <text:p>57,45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295.737" calcext:value-type="float">
            <text:p>295,737</text:p>
          </table:table-cell>
          <table:table-cell office:value-type="float" office:value="243.656" calcext:value-type="float">
            <text:p>243,656</text:p>
          </table:table-cell>
          <table:table-cell table:number-columns-repeated="10"/>
        </table:table-row>
        <table:table-row table:style-name="ro1">
          <table:table-cell office:value-type="float" office:value="52.79" calcext:value-type="float">
            <text:p>52,79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300.434" calcext:value-type="float">
            <text:p>300,434</text:p>
          </table:table-cell>
          <table:table-cell office:value-type="float" office:value="240.056" calcext:value-type="float">
            <text:p>240,056</text:p>
          </table:table-cell>
          <table:table-cell table:number-columns-repeated="10"/>
        </table:table-row>
        <table:table-row table:style-name="ro1">
          <table:table-cell office:value-type="float" office:value="59.103" calcext:value-type="float">
            <text:p>59,103</text:p>
          </table:table-cell>
          <table:table-cell office:value-type="float" office:value="0.869" calcext:value-type="float">
            <text:p>0,869</text:p>
          </table:table-cell>
          <table:table-cell/>
          <table:table-cell office:value-type="float" office:value="289.597" calcext:value-type="float">
            <text:p>289,597</text:p>
          </table:table-cell>
          <table:table-cell office:value-type="float" office:value="238.417" calcext:value-type="float">
            <text:p>238,417</text:p>
          </table:table-cell>
          <table:table-cell table:number-columns-repeated="10"/>
        </table:table-row>
        <table:table-row table:style-name="ro1">
          <table:table-cell office:value-type="float" office:value="606.324" calcext:value-type="float">
            <text:p>606,324</text:p>
          </table:table-cell>
          <table:table-cell office:value-type="float" office:value="0.733" calcext:value-type="float">
            <text:p>0,733</text:p>
          </table:table-cell>
          <table:table-cell/>
          <table:table-cell office:value-type="float" office:value="715.12" calcext:value-type="float">
            <text:p>715,12</text:p>
          </table:table-cell>
          <table:table-cell office:value-type="float" office:value="238.411" calcext:value-type="float">
            <text:p>238,411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8.389" calcext:value-type="float">
            <text:p>68,38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548.15" calcext:value-type="float">
            <text:p>548,15</text:p>
          </table:table-cell>
          <table:table-cell office:value-type="float" office:value="152.239" calcext:value-type="float">
            <text:p>152,239</text:p>
          </table:table-cell>
          <table:table-cell/>
          <table:table-cell office:value-type="float" office:value="331.05" calcext:value-type="float">
            <text:p>331,05</text:p>
          </table:table-cell>
          <table:table-cell table:number-columns-repeated="6"/>
          <table:table-cell table:formula="of:=['PY37-2048MB'.N7]-['PY37-2048MB'.$L7]" office:value-type="float" office:value="-0.20256" calcext:value-type="float">
            <text:p>-0,20256</text:p>
          </table:table-cell>
          <table:table-cell table:formula="of:=['PY37-2048MB'.O7]-['PY37-2048MB'.$L7]" office:value-type="float" office:value="0.30144" calcext:value-type="float">
            <text:p>0,30144</text:p>
          </table:table-cell>
        </table:table-row>
        <table:table-row table:style-name="ro1">
          <table:table-cell office:value-type="float" office:value="54.388" calcext:value-type="float">
            <text:p>54,388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270.406" calcext:value-type="float">
            <text:p>270,406</text:p>
          </table:table-cell>
          <table:table-cell office:value-type="float" office:value="148.192" calcext:value-type="float">
            <text:p>148,192</text:p>
          </table:table-cell>
          <table:table-cell office:value-type="string" calcext:value-type="string">
            <text:p>←</text:p>
          </table:table-cell>
          <table:table-cell office:value-type="float" office:value="552.449" calcext:value-type="float">
            <text:p>552,449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214" calcext:value-type="float">
            <text:p>74,214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319.909" calcext:value-type="float">
            <text:p>319,909</text:p>
          </table:table-cell>
          <table:table-cell office:value-type="float" office:value="147.848" calcext:value-type="float">
            <text:p>147,848</text:p>
          </table:table-cell>
          <table:table-cell/>
          <table:table-cell office:value-type="float" office:value="327.891" calcext:value-type="float">
            <text:p>327,891</text:p>
          </table:table-cell>
          <table:table-cell office:value-type="float" office:value="250.41469" calcext:value-type="float">
            <text:p>250,414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048MB'.$B$5:.$B$104])" office:value-type="float" office:value="1.06056" calcext:value-type="float">
            <text:p>1,06056</text:p>
          </table:table-cell>
          <table:table-cell table:formula="of:=STDEV(['PY37-2048MB'.$B$5:.$B$104])" office:value-type="float" office:value="0.0761868145224008" calcext:value-type="float">
            <text:p>0,0761868145</text:p>
          </table:table-cell>
          <table:table-cell table:formula="of:=MIN(['PY37-2048MB'.$B$5:.$B$104])" office:value-type="float" office:value="0.858" calcext:value-type="float">
            <text:p>0,858</text:p>
          </table:table-cell>
          <table:table-cell table:formula="of:=MAX(['PY37-2048MB'.$B$5:.$B$104])" office:value-type="float" office:value="1.362" calcext:value-type="float">
            <text:p>1,362</text:p>
          </table:table-cell>
        </table:table-row>
        <table:table-row table:style-name="ro1">
          <table:table-cell office:value-type="float" office:value="60.074" calcext:value-type="float">
            <text:p>60,074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244.67" calcext:value-type="float">
            <text:p>244,67</text:p>
          </table:table-cell>
          <table:table-cell office:value-type="float" office:value="147.569" calcext:value-type="float">
            <text:p>147,569</text:p>
          </table:table-cell>
          <table:table-cell/>
          <table:table-cell office:value-type="float" office:value="332.363" calcext:value-type="float">
            <text:p>332,363</text:p>
          </table:table-cell>
          <table:table-cell office:value-type="float" office:value="249.281574" calcext:value-type="float">
            <text:p>249,28157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136.959949494949" calcext:value-type="float">
            <text:p>136,959949495</text:p>
          </table:table-cell>
          <table:table-cell table:formula="of:=STDEV(['PY37-2048MB'.$E$6:.$E$104])" office:value-type="float" office:value="3.84539882587961" calcext:value-type="float">
            <text:p>3,8453988259</text:p>
          </table:table-cell>
          <table:table-cell table:formula="of:=MIN(['PY37-2048MB'.$E$5:.$E$104])" office:value-type="float" office:value="127.71" calcext:value-type="float">
            <text:p>127,71</text:p>
          </table:table-cell>
          <table:table-cell table:formula="of:=MAX(['PY37-2048MB'.$E$5:.$E$104])" office:value-type="float" office:value="152.239" calcext:value-type="float">
            <text:p>152,239</text:p>
          </table:table-cell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380.655" calcext:value-type="float">
            <text:p>380,655</text:p>
          </table:table-cell>
          <table:table-cell office:value-type="float" office:value="147.394" calcext:value-type="float">
            <text:p>147,394</text:p>
          </table:table-cell>
          <table:table-cell/>
          <table:table-cell office:value-type="float" office:value="407.367" calcext:value-type="float">
            <text:p>407,367</text:p>
          </table:table-cell>
          <table:table-cell office:value-type="float" office:value="248.976481" calcext:value-type="float">
            <text:p>248,9764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5:.$H$104])" office:value-type="float" office:value="244.260181295918" calcext:value-type="float">
            <text:p>244,2601812959</text:p>
          </table:table-cell>
          <table:table-cell table:formula="of:=STDEV(['PY37-2048MB'.$H$5:.$H$104])" office:value-type="float" office:value="2.14385406333499" calcext:value-type="float">
            <text:p>2,1438540633</text:p>
          </table:table-cell>
          <table:table-cell table:formula="of:=MIN(['PY37-2048MB'.$H$5:.$H$104])" office:value-type="float" office:value="239.700276" calcext:value-type="float">
            <text:p>239,700276</text:p>
          </table:table-cell>
          <table:table-cell table:formula="of:=MAX(['PY37-2048MB'.$H$5:.$H$104])" office:value-type="float" office:value="250.41469" calcext:value-type="float">
            <text:p>250,41469</text:p>
          </table:table-cell>
        </table:table-row>
        <table:table-row table:style-name="ro1">
          <table:table-cell office:value-type="float" office:value="56.598" calcext:value-type="float">
            <text:p>56,598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95.73" calcext:value-type="float">
            <text:p>295,73</text:p>
          </table:table-cell>
          <table:table-cell office:value-type="float" office:value="146.262" calcext:value-type="float">
            <text:p>146,262</text:p>
          </table:table-cell>
          <table:table-cell/>
          <table:table-cell office:value-type="float" office:value="322.754" calcext:value-type="float">
            <text:p>322,754</text:p>
          </table:table-cell>
          <table:table-cell office:value-type="float" office:value="248.934934" calcext:value-type="float">
            <text:p>248,934934</text:p>
          </table:table-cell>
          <table:table-cell table:number-columns-repeated="7"/>
        </table:table-row>
        <table:table-row table:style-name="ro1">
          <table:table-cell office:value-type="float" office:value="55.173" calcext:value-type="float">
            <text:p>55,173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460.652" calcext:value-type="float">
            <text:p>460,652</text:p>
          </table:table-cell>
          <table:table-cell office:value-type="float" office:value="145.145" calcext:value-type="float">
            <text:p>145,145</text:p>
          </table:table-cell>
          <table:table-cell/>
          <table:table-cell office:value-type="float" office:value="327.886" calcext:value-type="float">
            <text:p>327,886</text:p>
          </table:table-cell>
          <table:table-cell office:value-type="float" office:value="248.837959" calcext:value-type="float">
            <text:p>248,837959</text:p>
          </table:table-cell>
          <table:table-cell table:number-columns-repeated="7"/>
        </table:table-row>
        <table:table-row table:style-name="ro1">
          <table:table-cell office:value-type="float" office:value="58.451" calcext:value-type="float">
            <text:p>58,45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673.488" calcext:value-type="float">
            <text:p>673,488</text:p>
          </table:table-cell>
          <table:table-cell office:value-type="float" office:value="144.549" calcext:value-type="float">
            <text:p>144,549</text:p>
          </table:table-cell>
          <table:table-cell/>
          <table:table-cell office:value-type="float" office:value="347.852" calcext:value-type="float">
            <text:p>347,852</text:p>
          </table:table-cell>
          <table:table-cell office:value-type="float" office:value="247.516964" calcext:value-type="float">
            <text:p>247,516964</text:p>
          </table:table-cell>
          <table:table-cell table:number-columns-repeated="7"/>
        </table:table-row>
        <table:table-row table:style-name="ro1">
          <table:table-cell office:value-type="float" office:value="56.313" calcext:value-type="float">
            <text:p>56,313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32.878" calcext:value-type="float">
            <text:p>232,878</text:p>
          </table:table-cell>
          <table:table-cell office:value-type="float" office:value="144.548" calcext:value-type="float">
            <text:p>144,548</text:p>
          </table:table-cell>
          <table:table-cell/>
          <table:table-cell office:value-type="float" office:value="378.535" calcext:value-type="float">
            <text:p>378,535</text:p>
          </table:table-cell>
          <table:table-cell office:value-type="float" office:value="247.282197" calcext:value-type="float">
            <text:p>247,282197</text:p>
          </table:table-cell>
          <table:table-cell table:number-columns-repeated="7"/>
        </table:table-row>
        <table:table-row table:style-name="ro1">
          <table:table-cell office:value-type="float" office:value="56.869" calcext:value-type="float">
            <text:p>56,869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330.675" calcext:value-type="float">
            <text:p>330,675</text:p>
          </table:table-cell>
          <table:table-cell office:value-type="float" office:value="143.951" calcext:value-type="float">
            <text:p>143,951</text:p>
          </table:table-cell>
          <table:table-cell/>
          <table:table-cell office:value-type="float" office:value="582.341" calcext:value-type="float">
            <text:p>582,341</text:p>
          </table:table-cell>
          <table:table-cell office:value-type="float" office:value="247.219742" calcext:value-type="float">
            <text:p>247,219742</text:p>
          </table:table-cell>
          <table:table-cell table:number-columns-repeated="7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979.145" calcext:value-type="float">
            <text:p>979,145</text:p>
          </table:table-cell>
          <table:table-cell office:value-type="float" office:value="143.897" calcext:value-type="float">
            <text:p>143,897</text:p>
          </table:table-cell>
          <table:table-cell/>
          <table:table-cell office:value-type="float" office:value="1120.646" calcext:value-type="float">
            <text:p>1120,646</text:p>
          </table:table-cell>
          <table:table-cell office:value-type="float" office:value="247.015291" calcext:value-type="float">
            <text:p>247,015291</text:p>
          </table:table-cell>
          <table:table-cell table:number-columns-repeated="7"/>
        </table:table-row>
        <table:table-row table:style-name="ro1">
          <table:table-cell office:value-type="float" office:value="65.996" calcext:value-type="float">
            <text:p>65,996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23.04" calcext:value-type="float">
            <text:p>223,04</text:p>
          </table:table-cell>
          <table:table-cell office:value-type="float" office:value="142.565" calcext:value-type="float">
            <text:p>142,565</text:p>
          </table:table-cell>
          <table:table-cell/>
          <table:table-cell office:value-type="float" office:value="319.312" calcext:value-type="float">
            <text:p>319,312</text:p>
          </table:table-cell>
          <table:table-cell office:value-type="float" office:value="246.969267" calcext:value-type="float">
            <text:p>246,969267</text:p>
          </table:table-cell>
          <table:table-cell table:number-columns-repeated="7"/>
        </table:table-row>
        <table:table-row table:style-name="ro1">
          <table:table-cell office:value-type="float" office:value="54.113" calcext:value-type="float">
            <text:p>54,113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78.354" calcext:value-type="float">
            <text:p>278,354</text:p>
          </table:table-cell>
          <table:table-cell office:value-type="float" office:value="141.446" calcext:value-type="float">
            <text:p>141,446</text:p>
          </table:table-cell>
          <table:table-cell/>
          <table:table-cell office:value-type="float" office:value="573.072" calcext:value-type="float">
            <text:p>573,072</text:p>
          </table:table-cell>
          <table:table-cell office:value-type="float" office:value="246.918039" calcext:value-type="float">
            <text:p>246,918039</text:p>
          </table:table-cell>
          <table:table-cell table:number-columns-repeated="7"/>
        </table:table-row>
        <table:table-row table:style-name="ro1">
          <table:table-cell office:value-type="float" office:value="54.722" calcext:value-type="float">
            <text:p>54,722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93.902" calcext:value-type="float">
            <text:p>193,902</text:p>
          </table:table-cell>
          <table:table-cell office:value-type="float" office:value="140.121" calcext:value-type="float">
            <text:p>140,121</text:p>
          </table:table-cell>
          <table:table-cell/>
          <table:table-cell office:value-type="float" office:value="315.572" calcext:value-type="float">
            <text:p>315,572</text:p>
          </table:table-cell>
          <table:table-cell office:value-type="float" office:value="246.891424" calcext:value-type="float">
            <text:p>246,891424</text:p>
          </table:table-cell>
          <table:table-cell table:number-columns-repeated="7"/>
        </table:table-row>
        <table:table-row table:style-name="ro1">
          <table:table-cell office:value-type="float" office:value="55.724" calcext:value-type="float">
            <text:p>55,724</text:p>
          </table:table-cell>
          <table:table-cell office:value-type="float" office:value="1.127" calcext:value-type="float">
            <text:p>1,127</text:p>
          </table:table-cell>
          <table:table-cell/>
          <table:table-cell office:value-type="float" office:value="294.421" calcext:value-type="float">
            <text:p>294,421</text:p>
          </table:table-cell>
          <table:table-cell office:value-type="float" office:value="139.871" calcext:value-type="float">
            <text:p>139,871</text:p>
          </table:table-cell>
          <table:table-cell/>
          <table:table-cell office:value-type="float" office:value="333.243" calcext:value-type="float">
            <text:p>333,243</text:p>
          </table:table-cell>
          <table:table-cell office:value-type="float" office:value="246.356556" calcext:value-type="float">
            <text:p>246,356556</text:p>
          </table:table-cell>
          <table:table-cell table:number-columns-repeated="7"/>
        </table:table-row>
        <table:table-row table:style-name="ro1">
          <table:table-cell office:value-type="float" office:value="62.041" calcext:value-type="float">
            <text:p>62,041</text:p>
          </table:table-cell>
          <table:table-cell office:value-type="float" office:value="1.124" calcext:value-type="float">
            <text:p>1,124</text:p>
          </table:table-cell>
          <table:table-cell/>
          <table:table-cell office:value-type="float" office:value="650.778" calcext:value-type="float">
            <text:p>650,778</text:p>
          </table:table-cell>
          <table:table-cell office:value-type="float" office:value="139.382" calcext:value-type="float">
            <text:p>139,382</text:p>
          </table:table-cell>
          <table:table-cell/>
          <table:table-cell office:value-type="float" office:value="316.393" calcext:value-type="float">
            <text:p>316,393</text:p>
          </table:table-cell>
          <table:table-cell office:value-type="float" office:value="246.306782" calcext:value-type="float">
            <text:p>246,306782</text:p>
          </table:table-cell>
          <table:table-cell table:number-columns-repeated="7"/>
        </table:table-row>
        <table:table-row table:style-name="ro1">
          <table:table-cell office:value-type="float" office:value="78.135" calcext:value-type="float">
            <text:p>78,13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265.577" calcext:value-type="float">
            <text:p>265,577</text:p>
          </table:table-cell>
          <table:table-cell office:value-type="float" office:value="139.296" calcext:value-type="float">
            <text:p>139,296</text:p>
          </table:table-cell>
          <table:table-cell/>
          <table:table-cell office:value-type="float" office:value="311.736" calcext:value-type="float">
            <text:p>311,736</text:p>
          </table:table-cell>
          <table:table-cell office:value-type="float" office:value="246.294988" calcext:value-type="float">
            <text:p>246,294988</text:p>
          </table:table-cell>
          <table:table-cell table:number-columns-repeated="7"/>
        </table:table-row>
        <table:table-row table:style-name="ro1">
          <table:table-cell office:value-type="float" office:value="59.065" calcext:value-type="float">
            <text:p>59,06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196.24" calcext:value-type="float">
            <text:p>196,24</text:p>
          </table:table-cell>
          <table:table-cell office:value-type="float" office:value="139.288" calcext:value-type="float">
            <text:p>139,288</text:p>
          </table:table-cell>
          <table:table-cell/>
          <table:table-cell office:value-type="float" office:value="397.117" calcext:value-type="float">
            <text:p>397,117</text:p>
          </table:table-cell>
          <table:table-cell office:value-type="float" office:value="246.285206" calcext:value-type="float">
            <text:p>246,285206</text:p>
          </table:table-cell>
          <table:table-cell table:number-columns-repeated="7"/>
        </table:table-row>
        <table:table-row table:style-name="ro1">
          <table:table-cell office:value-type="float" office:value="57.009" calcext:value-type="float">
            <text:p>57,009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28.597" calcext:value-type="float">
            <text:p>228,597</text:p>
          </table:table-cell>
          <table:table-cell office:value-type="float" office:value="139.213" calcext:value-type="float">
            <text:p>139,213</text:p>
          </table:table-cell>
          <table:table-cell/>
          <table:table-cell office:value-type="float" office:value="315.442" calcext:value-type="float">
            <text:p>315,442</text:p>
          </table:table-cell>
          <table:table-cell office:value-type="float" office:value="246.268686" calcext:value-type="float">
            <text:p>246,268686</text:p>
          </table:table-cell>
          <table:table-cell table:number-columns-repeated="7"/>
        </table:table-row>
        <table:table-row table:style-name="ro1">
          <table:table-cell office:value-type="float" office:value="54.247" calcext:value-type="float">
            <text:p>54,247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253.731" calcext:value-type="float">
            <text:p>253,731</text:p>
          </table:table-cell>
          <table:table-cell office:value-type="float" office:value="139.009" calcext:value-type="float">
            <text:p>139,009</text:p>
          </table:table-cell>
          <table:table-cell/>
          <table:table-cell office:value-type="float" office:value="316.244" calcext:value-type="float">
            <text:p>316,244</text:p>
          </table:table-cell>
          <table:table-cell office:value-type="float" office:value="246.071384" calcext:value-type="float">
            <text:p>246,071384</text:p>
          </table:table-cell>
          <table:table-cell table:number-columns-repeated="7"/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95.541" calcext:value-type="float">
            <text:p>195,541</text:p>
          </table:table-cell>
          <table:table-cell office:value-type="float" office:value="138.608" calcext:value-type="float">
            <text:p>138,608</text:p>
          </table:table-cell>
          <table:table-cell/>
          <table:table-cell office:value-type="float" office:value="339.499" calcext:value-type="float">
            <text:p>339,499</text:p>
          </table:table-cell>
          <table:table-cell office:value-type="float" office:value="246.040144" calcext:value-type="float">
            <text:p>246,040144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195.046" calcext:value-type="float">
            <text:p>195,046</text:p>
          </table:table-cell>
          <table:table-cell office:value-type="float" office:value="138.532" calcext:value-type="float">
            <text:p>138,532</text:p>
          </table:table-cell>
          <table:table-cell/>
          <table:table-cell office:value-type="float" office:value="320.163" calcext:value-type="float">
            <text:p>320,163</text:p>
          </table:table-cell>
          <table:table-cell office:value-type="float" office:value="246.025703" calcext:value-type="float">
            <text:p>246,025703</text:p>
          </table:table-cell>
          <table:table-cell table:number-columns-repeated="7"/>
        </table:table-row>
        <table:table-row table:style-name="ro1">
          <table:table-cell office:value-type="float" office:value="56.211" calcext:value-type="float">
            <text:p>56,211</text:p>
          </table:table-cell>
          <table:table-cell office:value-type="float" office:value="1.107" calcext:value-type="float">
            <text:p>1,107</text:p>
          </table:table-cell>
          <table:table-cell/>
          <table:table-cell office:value-type="float" office:value="202.892" calcext:value-type="float">
            <text:p>202,892</text:p>
          </table:table-cell>
          <table:table-cell office:value-type="float" office:value="138.444" calcext:value-type="float">
            <text:p>138,444</text:p>
          </table:table-cell>
          <table:table-cell/>
          <table:table-cell office:value-type="float" office:value="643.354" calcext:value-type="float">
            <text:p>643,354</text:p>
          </table:table-cell>
          <table:table-cell office:value-type="float" office:value="245.974956" calcext:value-type="float">
            <text:p>245,974956</text:p>
          </table:table-cell>
          <table:table-cell table:number-columns-repeated="7"/>
        </table:table-row>
        <table:table-row table:style-name="ro1">
          <table:table-cell office:value-type="float" office:value="55.232" calcext:value-type="float">
            <text:p>55,232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217.412" calcext:value-type="float">
            <text:p>217,412</text:p>
          </table:table-cell>
          <table:table-cell office:value-type="float" office:value="138.424" calcext:value-type="float">
            <text:p>138,424</text:p>
          </table:table-cell>
          <table:table-cell/>
          <table:table-cell office:value-type="float" office:value="596.714" calcext:value-type="float">
            <text:p>596,714</text:p>
          </table:table-cell>
          <table:table-cell office:value-type="float" office:value="245.903325" calcext:value-type="float">
            <text:p>245,903325</text:p>
          </table:table-cell>
          <table:table-cell table:number-columns-repeated="7"/>
        </table:table-row>
        <table:table-row table:style-name="ro1">
          <table:table-cell office:value-type="float" office:value="54.352" calcext:value-type="float">
            <text:p>54,352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465.404" calcext:value-type="float">
            <text:p>465,404</text:p>
          </table:table-cell>
          <table:table-cell office:value-type="float" office:value="138.411" calcext:value-type="float">
            <text:p>138,411</text:p>
          </table:table-cell>
          <table:table-cell/>
          <table:table-cell office:value-type="float" office:value="322.052" calcext:value-type="float">
            <text:p>322,052</text:p>
          </table:table-cell>
          <table:table-cell office:value-type="float" office:value="245.826873" calcext:value-type="float">
            <text:p>245,826873</text:p>
          </table:table-cell>
          <table:table-cell table:number-columns-repeated="7"/>
        </table:table-row>
        <table:table-row table:style-name="ro1">
          <table:table-cell office:value-type="float" office:value="69.174" calcext:value-type="float">
            <text:p>69,17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08.176" calcext:value-type="float">
            <text:p>608,176</text:p>
          </table:table-cell>
          <table:table-cell office:value-type="float" office:value="138.287" calcext:value-type="float">
            <text:p>138,287</text:p>
          </table:table-cell>
          <table:table-cell/>
          <table:table-cell office:value-type="float" office:value="691.376" calcext:value-type="float">
            <text:p>691,376</text:p>
          </table:table-cell>
          <table:table-cell office:value-type="float" office:value="245.786127" calcext:value-type="float">
            <text:p>245,786127</text:p>
          </table:table-cell>
          <table:table-cell table:number-columns-repeated="7"/>
        </table:table-row>
        <table:table-row table:style-name="ro1">
          <table:table-cell office:value-type="float" office:value="70.273" calcext:value-type="float">
            <text:p>70,273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253.711" calcext:value-type="float">
            <text:p>253,711</text:p>
          </table:table-cell>
          <table:table-cell office:value-type="float" office:value="138.22" calcext:value-type="float">
            <text:p>138,22</text:p>
          </table:table-cell>
          <table:table-cell/>
          <table:table-cell office:value-type="float" office:value="322.602" calcext:value-type="float">
            <text:p>322,602</text:p>
          </table:table-cell>
          <table:table-cell office:value-type="float" office:value="245.74098" calcext:value-type="float">
            <text:p>245,74098</text:p>
          </table:table-cell>
          <table:table-cell table:number-columns-repeated="7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1077.626" calcext:value-type="float">
            <text:p>1077,626</text:p>
          </table:table-cell>
          <table:table-cell office:value-type="float" office:value="138.09" calcext:value-type="float">
            <text:p>138,09</text:p>
          </table:table-cell>
          <table:table-cell/>
          <table:table-cell office:value-type="float" office:value="315.548" calcext:value-type="float">
            <text:p>315,548</text:p>
          </table:table-cell>
          <table:table-cell office:value-type="float" office:value="245.622682" calcext:value-type="float">
            <text:p>245,622682</text:p>
          </table:table-cell>
          <table:table-cell table:number-columns-repeated="7"/>
        </table:table-row>
        <table:table-row table:style-name="ro1">
          <table:table-cell office:value-type="float" office:value="66.537" calcext:value-type="float">
            <text:p>66,537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64.151" calcext:value-type="float">
            <text:p>664,151</text:p>
          </table:table-cell>
          <table:table-cell office:value-type="float" office:value="138.004" calcext:value-type="float">
            <text:p>138,004</text:p>
          </table:table-cell>
          <table:table-cell/>
          <table:table-cell office:value-type="float" office:value="314.128" calcext:value-type="float">
            <text:p>314,128</text:p>
          </table:table-cell>
          <table:table-cell office:value-type="float" office:value="245.520653" calcext:value-type="float">
            <text:p>245,520653</text:p>
          </table:table-cell>
          <table:table-cell table:number-columns-repeated="7"/>
        </table:table-row>
        <table:table-row table:style-name="ro1">
          <table:table-cell office:value-type="float" office:value="56.545" calcext:value-type="float">
            <text:p>56,54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403.198" calcext:value-type="float">
            <text:p>403,198</text:p>
          </table:table-cell>
          <table:table-cell office:value-type="float" office:value="137.84" calcext:value-type="float">
            <text:p>137,84</text:p>
          </table:table-cell>
          <table:table-cell/>
          <table:table-cell office:value-type="float" office:value="325.689" calcext:value-type="float">
            <text:p>325,689</text:p>
          </table:table-cell>
          <table:table-cell office:value-type="float" office:value="245.51575" calcext:value-type="float">
            <text:p>245,51575</text:p>
          </table:table-cell>
          <table:table-cell table:number-columns-repeated="7"/>
        </table:table-row>
        <table:table-row table:style-name="ro1">
          <table:table-cell office:value-type="float" office:value="54.351" calcext:value-type="float">
            <text:p>54,351</text:p>
          </table:table-cell>
          <table:table-cell office:value-type="float" office:value="1.091" calcext:value-type="float">
            <text:p>1,091</text:p>
          </table:table-cell>
          <table:table-cell/>
          <table:table-cell office:value-type="float" office:value="314.215" calcext:value-type="float">
            <text:p>314,215</text:p>
          </table:table-cell>
          <table:table-cell office:value-type="float" office:value="137.701" calcext:value-type="float">
            <text:p>137,701</text:p>
          </table:table-cell>
          <table:table-cell/>
          <table:table-cell office:value-type="float" office:value="312.87" calcext:value-type="float">
            <text:p>312,87</text:p>
          </table:table-cell>
          <table:table-cell office:value-type="float" office:value="245.481693" calcext:value-type="float">
            <text:p>245,481693</text:p>
          </table:table-cell>
          <table:table-cell table:number-columns-repeated="7"/>
        </table:table-row>
        <table:table-row table:style-name="ro1">
          <table:table-cell office:value-type="float" office:value="727.207" calcext:value-type="float">
            <text:p>727,207</text:p>
          </table:table-cell>
          <table:table-cell office:value-type="float" office:value="1.089" calcext:value-type="float">
            <text:p>1,089</text:p>
          </table:table-cell>
          <table:table-cell/>
          <table:table-cell office:value-type="float" office:value="467.242" calcext:value-type="float">
            <text:p>467,242</text:p>
          </table:table-cell>
          <table:table-cell office:value-type="float" office:value="137.655" calcext:value-type="float">
            <text:p>137,655</text:p>
          </table:table-cell>
          <table:table-cell/>
          <table:table-cell office:value-type="float" office:value="896.171" calcext:value-type="float">
            <text:p>896,171</text:p>
          </table:table-cell>
          <table:table-cell office:value-type="float" office:value="245.474193" calcext:value-type="float">
            <text:p>245,474193</text:p>
          </table:table-cell>
          <table:table-cell table:number-columns-repeated="7"/>
        </table:table-row>
        <table:table-row table:style-name="ro1">
          <table:table-cell office:value-type="float" office:value="55.64" calcext:value-type="float">
            <text:p>55,64</text:p>
          </table:table-cell>
          <table:table-cell office:value-type="float" office:value="1.087" calcext:value-type="float">
            <text:p>1,087</text:p>
          </table:table-cell>
          <table:table-cell/>
          <table:table-cell office:value-type="float" office:value="213.663" calcext:value-type="float">
            <text:p>213,663</text:p>
          </table:table-cell>
          <table:table-cell office:value-type="float" office:value="137.607" calcext:value-type="float">
            <text:p>137,607</text:p>
          </table:table-cell>
          <table:table-cell/>
          <table:table-cell office:value-type="float" office:value="581.758" calcext:value-type="float">
            <text:p>581,758</text:p>
          </table:table-cell>
          <table:table-cell office:value-type="float" office:value="245.388989" calcext:value-type="float">
            <text:p>245,388989</text:p>
          </table:table-cell>
          <table:table-cell table:number-columns-repeated="7"/>
        </table:table-row>
        <table:table-row table:style-name="ro1">
          <table:table-cell office:value-type="float" office:value="60.503" calcext:value-type="float">
            <text:p>60,503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370.825" calcext:value-type="float">
            <text:p>370,825</text:p>
          </table:table-cell>
          <table:table-cell office:value-type="float" office:value="137.528" calcext:value-type="float">
            <text:p>137,528</text:p>
          </table:table-cell>
          <table:table-cell/>
          <table:table-cell office:value-type="float" office:value="315.166" calcext:value-type="float">
            <text:p>315,166</text:p>
          </table:table-cell>
          <table:table-cell office:value-type="float" office:value="245.29924" calcext:value-type="float">
            <text:p>245,29924</text:p>
          </table:table-cell>
          <table:table-cell table:number-columns-repeated="7"/>
        </table:table-row>
        <table:table-row table:style-name="ro1">
          <table:table-cell office:value-type="float" office:value="65.501" calcext:value-type="float">
            <text:p>65,50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429.932" calcext:value-type="float">
            <text:p>429,932</text:p>
          </table:table-cell>
          <table:table-cell office:value-type="float" office:value="137.452" calcext:value-type="float">
            <text:p>137,452</text:p>
          </table:table-cell>
          <table:table-cell/>
          <table:table-cell office:value-type="float" office:value="319.646" calcext:value-type="float">
            <text:p>319,646</text:p>
          </table:table-cell>
          <table:table-cell office:value-type="float" office:value="245.292241" calcext:value-type="float">
            <text:p>245,292241</text:p>
          </table:table-cell>
          <table:table-cell table:number-columns-repeated="7"/>
        </table:table-row>
        <table:table-row table:style-name="ro1">
          <table:table-cell office:value-type="float" office:value="59.126" calcext:value-type="float">
            <text:p>59,126</text:p>
          </table:table-cell>
          <table:table-cell office:value-type="float" office:value="1.085" calcext:value-type="float">
            <text:p>1,085</text:p>
          </table:table-cell>
          <table:table-cell/>
          <table:table-cell office:value-type="float" office:value="356.026" calcext:value-type="float">
            <text:p>356,026</text:p>
          </table:table-cell>
          <table:table-cell office:value-type="float" office:value="137.347" calcext:value-type="float">
            <text:p>137,347</text:p>
          </table:table-cell>
          <table:table-cell/>
          <table:table-cell office:value-type="float" office:value="342.239" calcext:value-type="float">
            <text:p>342,239</text:p>
          </table:table-cell>
          <table:table-cell office:value-type="float" office:value="245.227903" calcext:value-type="float">
            <text:p>245,227903</text:p>
          </table:table-cell>
          <table:table-cell table:number-columns-repeated="7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38.27" calcext:value-type="float">
            <text:p>438,27</text:p>
          </table:table-cell>
          <table:table-cell office:value-type="float" office:value="137.323" calcext:value-type="float">
            <text:p>137,323</text:p>
          </table:table-cell>
          <table:table-cell/>
          <table:table-cell office:value-type="float" office:value="333.523" calcext:value-type="float">
            <text:p>333,523</text:p>
          </table:table-cell>
          <table:table-cell office:value-type="float" office:value="245.166392" calcext:value-type="float">
            <text:p>245,166392</text:p>
          </table:table-cell>
          <table:table-cell table:number-columns-repeated="7"/>
        </table:table-row>
        <table:table-row table:style-name="ro1">
          <table:table-cell office:value-type="float" office:value="57.528" calcext:value-type="float">
            <text:p>57,52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96.245" calcext:value-type="float">
            <text:p>496,245</text:p>
          </table:table-cell>
          <table:table-cell office:value-type="float" office:value="137.258" calcext:value-type="float">
            <text:p>137,258</text:p>
          </table:table-cell>
          <table:table-cell/>
          <table:table-cell office:value-type="float" office:value="309.975" calcext:value-type="float">
            <text:p>309,975</text:p>
          </table:table-cell>
          <table:table-cell office:value-type="float" office:value="245.151626" calcext:value-type="float">
            <text:p>245,151626</text:p>
          </table:table-cell>
          <table:table-cell table:number-columns-repeated="7"/>
        </table:table-row>
        <table:table-row table:style-name="ro1">
          <table:table-cell office:value-type="float" office:value="55.031" calcext:value-type="float">
            <text:p>55,031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429.127" calcext:value-type="float">
            <text:p>1429,127</text:p>
          </table:table-cell>
          <table:table-cell office:value-type="float" office:value="137.243" calcext:value-type="float">
            <text:p>137,243</text:p>
          </table:table-cell>
          <table:table-cell/>
          <table:table-cell office:value-type="float" office:value="314.392" calcext:value-type="float">
            <text:p>314,392</text:p>
          </table:table-cell>
          <table:table-cell office:value-type="float" office:value="245.136996" calcext:value-type="float">
            <text:p>245,136996</text:p>
          </table:table-cell>
          <table:table-cell table:number-columns-repeated="7"/>
        </table:table-row>
        <table:table-row table:style-name="ro1">
          <table:table-cell office:value-type="float" office:value="54.864" calcext:value-type="float">
            <text:p>54,864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547.22" calcext:value-type="float">
            <text:p>547,22</text:p>
          </table:table-cell>
          <table:table-cell office:value-type="float" office:value="137.112" calcext:value-type="float">
            <text:p>137,112</text:p>
          </table:table-cell>
          <table:table-cell/>
          <table:table-cell office:value-type="float" office:value="347.465" calcext:value-type="float">
            <text:p>347,465</text:p>
          </table:table-cell>
          <table:table-cell office:value-type="float" office:value="245.033132" calcext:value-type="float">
            <text:p>245,033132</text:p>
          </table:table-cell>
          <table:table-cell table:number-columns-repeated="7"/>
        </table:table-row>
        <table:table-row table:style-name="ro1">
          <table:table-cell office:value-type="float" office:value="63.953" calcext:value-type="float">
            <text:p>63,953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216.208" calcext:value-type="float">
            <text:p>216,208</text:p>
          </table:table-cell>
          <table:table-cell office:value-type="float" office:value="137.018" calcext:value-type="float">
            <text:p>137,018</text:p>
          </table:table-cell>
          <table:table-cell/>
          <table:table-cell office:value-type="float" office:value="337.27" calcext:value-type="float">
            <text:p>337,27</text:p>
          </table:table-cell>
          <table:table-cell office:value-type="float" office:value="244.794659" calcext:value-type="float">
            <text:p>244,794659</text:p>
          </table:table-cell>
          <table:table-cell table:number-columns-repeated="7"/>
        </table:table-row>
        <table:table-row table:style-name="ro1">
          <table:table-cell office:value-type="float" office:value="54.148" calcext:value-type="float">
            <text:p>54,14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89.537" calcext:value-type="float">
            <text:p>489,537</text:p>
          </table:table-cell>
          <table:table-cell office:value-type="float" office:value="136.998" calcext:value-type="float">
            <text:p>136,998</text:p>
          </table:table-cell>
          <table:table-cell/>
          <table:table-cell office:value-type="float" office:value="324.03" calcext:value-type="float">
            <text:p>324,03</text:p>
          </table:table-cell>
          <table:table-cell office:value-type="float" office:value="244.789844" calcext:value-type="float">
            <text:p>244,789844</text:p>
          </table:table-cell>
          <table:table-cell table:number-columns-repeated="7"/>
        </table:table-row>
        <table:table-row table:style-name="ro1">
          <table:table-cell office:value-type="float" office:value="60.621" calcext:value-type="float">
            <text:p>60,62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892.664" calcext:value-type="float">
            <text:p>892,664</text:p>
          </table:table-cell>
          <table:table-cell office:value-type="float" office:value="136.903" calcext:value-type="float">
            <text:p>136,903</text:p>
          </table:table-cell>
          <table:table-cell/>
          <table:table-cell office:value-type="float" office:value="429.389" calcext:value-type="float">
            <text:p>429,389</text:p>
          </table:table-cell>
          <table:table-cell office:value-type="float" office:value="244.74921" calcext:value-type="float">
            <text:p>244,74921</text:p>
          </table:table-cell>
          <table:table-cell table:number-columns-repeated="7"/>
        </table:table-row>
        <table:table-row table:style-name="ro1">
          <table:table-cell office:value-type="float" office:value="56.636" calcext:value-type="float">
            <text:p>56,636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66.574" calcext:value-type="float">
            <text:p>266,574</text:p>
          </table:table-cell>
          <table:table-cell office:value-type="float" office:value="136.833" calcext:value-type="float">
            <text:p>136,833</text:p>
          </table:table-cell>
          <table:table-cell/>
          <table:table-cell office:value-type="float" office:value="314.767" calcext:value-type="float">
            <text:p>314,767</text:p>
          </table:table-cell>
          <table:table-cell office:value-type="float" office:value="244.733831" calcext:value-type="float">
            <text:p>244,733831</text:p>
          </table:table-cell>
          <table:table-cell table:number-columns-repeated="7"/>
        </table:table-row>
        <table:table-row table:style-name="ro1">
          <table:table-cell office:value-type="float" office:value="57.347" calcext:value-type="float">
            <text:p>57,347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244.558" calcext:value-type="float">
            <text:p>244,558</text:p>
          </table:table-cell>
          <table:table-cell office:value-type="float" office:value="136.747" calcext:value-type="float">
            <text:p>136,747</text:p>
          </table:table-cell>
          <table:table-cell/>
          <table:table-cell office:value-type="float" office:value="338.501" calcext:value-type="float">
            <text:p>338,501</text:p>
          </table:table-cell>
          <table:table-cell office:value-type="float" office:value="244.692934" calcext:value-type="float">
            <text:p>244,692934</text:p>
          </table:table-cell>
          <table:table-cell table:number-columns-repeated="7"/>
        </table:table-row>
        <table:table-row table:style-name="ro1">
          <table:table-cell office:value-type="float" office:value="61.162" calcext:value-type="float">
            <text:p>61,162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430.245" calcext:value-type="float">
            <text:p>430,245</text:p>
          </table:table-cell>
          <table:table-cell office:value-type="float" office:value="136.745" calcext:value-type="float">
            <text:p>136,745</text:p>
          </table:table-cell>
          <table:table-cell/>
          <table:table-cell office:value-type="float" office:value="342.152" calcext:value-type="float">
            <text:p>342,152</text:p>
          </table:table-cell>
          <table:table-cell office:value-type="float" office:value="244.632206" calcext:value-type="float">
            <text:p>244,632206</text:p>
          </table:table-cell>
          <table:table-cell table:number-columns-repeated="7"/>
        </table:table-row>
        <table:table-row table:style-name="ro1">
          <table:table-cell office:value-type="float" office:value="56.169" calcext:value-type="float">
            <text:p>56,169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240.85" calcext:value-type="float">
            <text:p>240,85</text:p>
          </table:table-cell>
          <table:table-cell office:value-type="float" office:value="136.695" calcext:value-type="float">
            <text:p>136,695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44.527985" calcext:value-type="float">
            <text:p>244,527985</text:p>
          </table:table-cell>
          <table:table-cell table:number-columns-repeated="7"/>
        </table:table-row>
        <table:table-row table:style-name="ro1">
          <table:table-cell office:value-type="float" office:value="54.613" calcext:value-type="float">
            <text:p>54,61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530.376" calcext:value-type="float">
            <text:p>530,376</text:p>
          </table:table-cell>
          <table:table-cell office:value-type="float" office:value="136.68" calcext:value-type="float">
            <text:p>136,68</text:p>
          </table:table-cell>
          <table:table-cell/>
          <table:table-cell office:value-type="float" office:value="463.231" calcext:value-type="float">
            <text:p>463,231</text:p>
          </table:table-cell>
          <table:table-cell office:value-type="float" office:value="244.505159" calcext:value-type="float">
            <text:p>244,505159</text:p>
          </table:table-cell>
          <table:table-cell table:number-columns-repeated="7"/>
        </table:table-row>
        <table:table-row table:style-name="ro1">
          <table:table-cell office:value-type="float" office:value="54.269" calcext:value-type="float">
            <text:p>54,269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270.513" calcext:value-type="float">
            <text:p>270,513</text:p>
          </table:table-cell>
          <table:table-cell office:value-type="float" office:value="136.542" calcext:value-type="float">
            <text:p>136,542</text:p>
          </table:table-cell>
          <table:table-cell/>
          <table:table-cell office:value-type="float" office:value="312.079" calcext:value-type="float">
            <text:p>312,079</text:p>
          </table:table-cell>
          <table:table-cell office:value-type="float" office:value="244.387041" calcext:value-type="float">
            <text:p>244,387041</text:p>
          </table:table-cell>
          <table:table-cell table:number-columns-repeated="7"/>
        </table:table-row>
        <table:table-row table:style-name="ro1">
          <table:table-cell office:value-type="float" office:value="55.767" calcext:value-type="float">
            <text:p>55,767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390.417" calcext:value-type="float">
            <text:p>390,417</text:p>
          </table:table-cell>
          <table:table-cell office:value-type="float" office:value="136.41" calcext:value-type="float">
            <text:p>136,41</text:p>
          </table:table-cell>
          <table:table-cell/>
          <table:table-cell office:value-type="float" office:value="737.741" calcext:value-type="float">
            <text:p>737,741</text:p>
          </table:table-cell>
          <table:table-cell office:value-type="float" office:value="244.275622" calcext:value-type="float">
            <text:p>244,275622</text:p>
          </table:table-cell>
          <table:table-cell table:number-columns-repeated="7"/>
        </table:table-row>
        <table:table-row table:style-name="ro1">
          <table:table-cell office:value-type="float" office:value="57.543" calcext:value-type="float">
            <text:p>57,54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520.055" calcext:value-type="float">
            <text:p>520,055</text:p>
          </table:table-cell>
          <table:table-cell office:value-type="float" office:value="136.231" calcext:value-type="float">
            <text:p>136,231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244.222733" calcext:value-type="float">
            <text:p>244,222733</text:p>
          </table:table-cell>
          <table:table-cell table:number-columns-repeated="7"/>
        </table:table-row>
        <table:table-row table:style-name="ro1">
          <table:table-cell office:value-type="float" office:value="54.631" calcext:value-type="float">
            <text:p>54,631</text:p>
          </table:table-cell>
          <table:table-cell office:value-type="float" office:value="1.067" calcext:value-type="float">
            <text:p>1,067</text:p>
          </table:table-cell>
          <table:table-cell/>
          <table:table-cell office:value-type="float" office:value="852.984" calcext:value-type="float">
            <text:p>852,984</text:p>
          </table:table-cell>
          <table:table-cell office:value-type="float" office:value="136.194" calcext:value-type="float">
            <text:p>136,194</text:p>
          </table:table-cell>
          <table:table-cell/>
          <table:table-cell office:value-type="float" office:value="323.44" calcext:value-type="float">
            <text:p>323,44</text:p>
          </table:table-cell>
          <table:table-cell office:value-type="float" office:value="244.137508" calcext:value-type="float">
            <text:p>244,137508</text:p>
          </table:table-cell>
          <table:table-cell table:number-columns-repeated="7"/>
        </table:table-row>
        <table:table-row table:style-name="ro1">
          <table:table-cell office:value-type="float" office:value="72.721" calcext:value-type="float">
            <text:p>72,72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297.914" calcext:value-type="float">
            <text:p>297,914</text:p>
          </table:table-cell>
          <table:table-cell office:value-type="float" office:value="136.125" calcext:value-type="float">
            <text:p>136,125</text:p>
          </table:table-cell>
          <table:table-cell/>
          <table:table-cell office:value-type="float" office:value="416.413" calcext:value-type="float">
            <text:p>416,413</text:p>
          </table:table-cell>
          <table:table-cell office:value-type="float" office:value="244.025342" calcext:value-type="float">
            <text:p>244,025342</text:p>
          </table:table-cell>
          <table:table-cell table:number-columns-repeated="7"/>
        </table:table-row>
        <table:table-row table:style-name="ro1">
          <table:table-cell office:value-type="float" office:value="56.886" calcext:value-type="float">
            <text:p>56,886</text:p>
          </table:table-cell>
          <table:table-cell office:value-type="float" office:value="1.062" calcext:value-type="float">
            <text:p>1,062</text:p>
          </table:table-cell>
          <table:table-cell/>
          <table:table-cell office:value-type="float" office:value="252.156" calcext:value-type="float">
            <text:p>252,156</text:p>
          </table:table-cell>
          <table:table-cell office:value-type="float" office:value="136.122" calcext:value-type="float">
            <text:p>136,122</text:p>
          </table:table-cell>
          <table:table-cell/>
          <table:table-cell office:value-type="float" office:value="341.182" calcext:value-type="float">
            <text:p>341,182</text:p>
          </table:table-cell>
          <table:table-cell office:value-type="float" office:value="244.010312" calcext:value-type="float">
            <text:p>244,010312</text:p>
          </table:table-cell>
          <table:table-cell table:number-columns-repeated="7"/>
        </table:table-row>
        <table:table-row table:style-name="ro1">
          <table:table-cell office:value-type="float" office:value="60.766" calcext:value-type="float">
            <text:p>60,76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609.376" calcext:value-type="float">
            <text:p>609,376</text:p>
          </table:table-cell>
          <table:table-cell office:value-type="float" office:value="136.12" calcext:value-type="float">
            <text:p>136,12</text:p>
          </table:table-cell>
          <table:table-cell/>
          <table:table-cell office:value-type="float" office:value="332.207" calcext:value-type="float">
            <text:p>332,207</text:p>
          </table:table-cell>
          <table:table-cell office:value-type="float" office:value="243.849435" calcext:value-type="float">
            <text:p>243,849435</text:p>
          </table:table-cell>
          <table:table-cell table:number-columns-repeated="7"/>
        </table:table-row>
        <table:table-row table:style-name="ro1">
          <table:table-cell office:value-type="float" office:value="56.507" calcext:value-type="float">
            <text:p>56,507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90.741" calcext:value-type="float">
            <text:p>290,741</text:p>
          </table:table-cell>
          <table:table-cell office:value-type="float" office:value="136.082" calcext:value-type="float">
            <text:p>136,082</text:p>
          </table:table-cell>
          <table:table-cell/>
          <table:table-cell office:value-type="float" office:value="320.595" calcext:value-type="float">
            <text:p>320,595</text:p>
          </table:table-cell>
          <table:table-cell office:value-type="float" office:value="243.800119" calcext:value-type="float">
            <text:p>243,800119</text:p>
          </table:table-cell>
          <table:table-cell table:number-columns-repeated="7"/>
        </table:table-row>
        <table:table-row table:style-name="ro1">
          <table:table-cell office:value-type="float" office:value="56.204" calcext:value-type="float">
            <text:p>56,20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462.787" calcext:value-type="float">
            <text:p>462,787</text:p>
          </table:table-cell>
          <table:table-cell office:value-type="float" office:value="136.079" calcext:value-type="float">
            <text:p>136,079</text:p>
          </table:table-cell>
          <table:table-cell/>
          <table:table-cell office:value-type="float" office:value="321.885" calcext:value-type="float">
            <text:p>321,885</text:p>
          </table:table-cell>
          <table:table-cell office:value-type="float" office:value="243.760426" calcext:value-type="float">
            <text:p>243,760426</text:p>
          </table:table-cell>
          <table:table-cell table:number-columns-repeated="7"/>
        </table:table-row>
        <table:table-row table:style-name="ro1">
          <table:table-cell office:value-type="float" office:value="55.52" calcext:value-type="float">
            <text:p>55,52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268.845" calcext:value-type="float">
            <text:p>268,845</text:p>
          </table:table-cell>
          <table:table-cell office:value-type="float" office:value="135.972" calcext:value-type="float">
            <text:p>135,972</text:p>
          </table:table-cell>
          <table:table-cell/>
          <table:table-cell office:value-type="float" office:value="385.382" calcext:value-type="float">
            <text:p>385,382</text:p>
          </table:table-cell>
          <table:table-cell office:value-type="float" office:value="243.68756" calcext:value-type="float">
            <text:p>243,68756</text:p>
          </table:table-cell>
          <table:table-cell table:number-columns-repeated="7"/>
        </table:table-row>
        <table:table-row table:style-name="ro1">
          <table:table-cell office:value-type="float" office:value="59.565" calcext:value-type="float">
            <text:p>59,56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540.363" calcext:value-type="float">
            <text:p>540,363</text:p>
          </table:table-cell>
          <table:table-cell office:value-type="float" office:value="135.929" calcext:value-type="float">
            <text:p>135,929</text:p>
          </table:table-cell>
          <table:table-cell/>
          <table:table-cell office:value-type="float" office:value="333.434" calcext:value-type="float">
            <text:p>333,434</text:p>
          </table:table-cell>
          <table:table-cell office:value-type="float" office:value="243.605121" calcext:value-type="float">
            <text:p>243,605121</text:p>
          </table:table-cell>
          <table:table-cell table:number-columns-repeated="7"/>
        </table:table-row>
        <table:table-row table:style-name="ro1">
          <table:table-cell office:value-type="float" office:value="57.173" calcext:value-type="float">
            <text:p>57,173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91.821" calcext:value-type="float">
            <text:p>291,821</text:p>
          </table:table-cell>
          <table:table-cell office:value-type="float" office:value="135.81" calcext:value-type="float">
            <text:p>135,81</text:p>
          </table:table-cell>
          <table:table-cell/>
          <table:table-cell office:value-type="float" office:value="317.373" calcext:value-type="float">
            <text:p>317,373</text:p>
          </table:table-cell>
          <table:table-cell office:value-type="float" office:value="243.492615" calcext:value-type="float">
            <text:p>243,492615</text:p>
          </table:table-cell>
          <table:table-cell table:number-columns-repeated="7"/>
        </table:table-row>
        <table:table-row table:style-name="ro1">
          <table:table-cell office:value-type="float" office:value="67.111" calcext:value-type="float">
            <text:p>67,111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384.535" calcext:value-type="float">
            <text:p>384,535</text:p>
          </table:table-cell>
          <table:table-cell office:value-type="float" office:value="135.654" calcext:value-type="float">
            <text:p>135,654</text:p>
          </table:table-cell>
          <table:table-cell/>
          <table:table-cell office:value-type="float" office:value="313.368" calcext:value-type="float">
            <text:p>313,368</text:p>
          </table:table-cell>
          <table:table-cell office:value-type="float" office:value="243.459065" calcext:value-type="float">
            <text:p>243,459065</text:p>
          </table:table-cell>
          <table:table-cell table:number-columns-repeated="7"/>
        </table:table-row>
        <table:table-row table:style-name="ro1">
          <table:table-cell office:value-type="float" office:value="58.554" calcext:value-type="float">
            <text:p>58,554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478.598" calcext:value-type="float">
            <text:p>478,598</text:p>
          </table:table-cell>
          <table:table-cell office:value-type="float" office:value="135.64" calcext:value-type="float">
            <text:p>135,64</text:p>
          </table:table-cell>
          <table:table-cell/>
          <table:table-cell office:value-type="float" office:value="317.905" calcext:value-type="float">
            <text:p>317,905</text:p>
          </table:table-cell>
          <table:table-cell office:value-type="float" office:value="243.285252" calcext:value-type="float">
            <text:p>243,285252</text:p>
          </table:table-cell>
          <table:table-cell table:number-columns-repeated="7"/>
        </table:table-row>
        <table:table-row table:style-name="ro1">
          <table:table-cell office:value-type="float" office:value="54.402" calcext:value-type="float">
            <text:p>54,402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344.635" calcext:value-type="float">
            <text:p>344,635</text:p>
          </table:table-cell>
          <table:table-cell office:value-type="float" office:value="135.636" calcext:value-type="float">
            <text:p>135,636</text:p>
          </table:table-cell>
          <table:table-cell/>
          <table:table-cell office:value-type="float" office:value="428.13" calcext:value-type="float">
            <text:p>428,13</text:p>
          </table:table-cell>
          <table:table-cell office:value-type="float" office:value="243.234291" calcext:value-type="float">
            <text:p>243,234291</text:p>
          </table:table-cell>
          <table:table-cell table:number-columns-repeated="7"/>
        </table:table-row>
        <table:table-row table:style-name="ro1">
          <table:table-cell office:value-type="float" office:value="56.457" calcext:value-type="float">
            <text:p>56,457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33.207" calcext:value-type="float">
            <text:p>233,207</text:p>
          </table:table-cell>
          <table:table-cell office:value-type="float" office:value="135.34" calcext:value-type="float">
            <text:p>135,34</text:p>
          </table:table-cell>
          <table:table-cell/>
          <table:table-cell office:value-type="float" office:value="487.445" calcext:value-type="float">
            <text:p>487,445</text:p>
          </table:table-cell>
          <table:table-cell office:value-type="float" office:value="243.21536" calcext:value-type="float">
            <text:p>243,21536</text:p>
          </table:table-cell>
          <table:table-cell table:number-columns-repeated="7"/>
        </table:table-row>
        <table:table-row table:style-name="ro1">
          <table:table-cell office:value-type="float" office:value="53.212" calcext:value-type="float">
            <text:p>53,212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02.971" calcext:value-type="float">
            <text:p>202,971</text:p>
          </table:table-cell>
          <table:table-cell office:value-type="float" office:value="135.315" calcext:value-type="float">
            <text:p>135,315</text:p>
          </table:table-cell>
          <table:table-cell/>
          <table:table-cell office:value-type="float" office:value="311.748" calcext:value-type="float">
            <text:p>311,748</text:p>
          </table:table-cell>
          <table:table-cell office:value-type="float" office:value="243.15639" calcext:value-type="float">
            <text:p>243,15639</text:p>
          </table:table-cell>
          <table:table-cell table:number-columns-repeated="7"/>
        </table:table-row>
        <table:table-row table:style-name="ro1">
          <table:table-cell office:value-type="float" office:value="57.956" calcext:value-type="float">
            <text:p>57,956</text:p>
          </table:table-cell>
          <table:table-cell office:value-type="float" office:value="1.033" calcext:value-type="float">
            <text:p>1,033</text:p>
          </table:table-cell>
          <table:table-cell/>
          <table:table-cell office:value-type="float" office:value="606.867" calcext:value-type="float">
            <text:p>606,867</text:p>
          </table:table-cell>
          <table:table-cell office:value-type="float" office:value="135.161" calcext:value-type="float">
            <text:p>135,161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43.122065" calcext:value-type="float">
            <text:p>243,122065</text:p>
          </table:table-cell>
          <table:table-cell table:number-columns-repeated="7"/>
        </table:table-row>
        <table:table-row table:style-name="ro1">
          <table:table-cell office:value-type="float" office:value="55.429" calcext:value-type="float">
            <text:p>55,429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555.116" calcext:value-type="float">
            <text:p>555,116</text:p>
          </table:table-cell>
          <table:table-cell office:value-type="float" office:value="135.042" calcext:value-type="float">
            <text:p>135,042</text:p>
          </table:table-cell>
          <table:table-cell/>
          <table:table-cell office:value-type="float" office:value="320.311" calcext:value-type="float">
            <text:p>320,311</text:p>
          </table:table-cell>
          <table:table-cell office:value-type="float" office:value="243.068468" calcext:value-type="float">
            <text:p>243,068468</text:p>
          </table:table-cell>
          <table:table-cell table:number-columns-repeated="7"/>
        </table:table-row>
        <table:table-row table:style-name="ro1">
          <table:table-cell office:value-type="float" office:value="55.206" calcext:value-type="float">
            <text:p>55,206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423.746" calcext:value-type="float">
            <text:p>423,746</text:p>
          </table:table-cell>
          <table:table-cell office:value-type="float" office:value="134.986" calcext:value-type="float">
            <text:p>134,986</text:p>
          </table:table-cell>
          <table:table-cell/>
          <table:table-cell office:value-type="float" office:value="328.23" calcext:value-type="float">
            <text:p>328,23</text:p>
          </table:table-cell>
          <table:table-cell office:value-type="float" office:value="243.033123" calcext:value-type="float">
            <text:p>243,033123</text:p>
          </table:table-cell>
          <table:table-cell table:number-columns-repeated="7"/>
        </table:table-row>
        <table:table-row table:style-name="ro1">
          <table:table-cell office:value-type="float" office:value="63.036" calcext:value-type="float">
            <text:p>63,036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217.668" calcext:value-type="float">
            <text:p>217,668</text:p>
          </table:table-cell>
          <table:table-cell office:value-type="float" office:value="134.982" calcext:value-type="float">
            <text:p>134,982</text:p>
          </table:table-cell>
          <table:table-cell/>
          <table:table-cell office:value-type="float" office:value="631.832" calcext:value-type="float">
            <text:p>631,832</text:p>
          </table:table-cell>
          <table:table-cell office:value-type="float" office:value="243.031421" calcext:value-type="float">
            <text:p>243,031421</text:p>
          </table:table-cell>
          <table:table-cell table:number-columns-repeated="7"/>
        </table:table-row>
        <table:table-row table:style-name="ro1">
          <table:table-cell office:value-type="float" office:value="55.99" calcext:value-type="float">
            <text:p>55,99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436.938" calcext:value-type="float">
            <text:p>436,938</text:p>
          </table:table-cell>
          <table:table-cell office:value-type="float" office:value="134.97" calcext:value-type="float">
            <text:p>134,97</text:p>
          </table:table-cell>
          <table:table-cell/>
          <table:table-cell office:value-type="float" office:value="317.226" calcext:value-type="float">
            <text:p>317,226</text:p>
          </table:table-cell>
          <table:table-cell office:value-type="float" office:value="242.978317" calcext:value-type="float">
            <text:p>242,978317</text:p>
          </table:table-cell>
          <table:table-cell table:number-columns-repeated="7"/>
        </table:table-row>
        <table:table-row table:style-name="ro1">
          <table:table-cell office:value-type="float" office:value="53.145" calcext:value-type="float">
            <text:p>53,145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66.887" calcext:value-type="float">
            <text:p>266,887</text:p>
          </table:table-cell>
          <table:table-cell office:value-type="float" office:value="134.836" calcext:value-type="float">
            <text:p>134,836</text:p>
          </table:table-cell>
          <table:table-cell/>
          <table:table-cell office:value-type="float" office:value="349.017" calcext:value-type="float">
            <text:p>349,017</text:p>
          </table:table-cell>
          <table:table-cell office:value-type="float" office:value="242.80299" calcext:value-type="float">
            <text:p>242,80299</text:p>
          </table:table-cell>
          <table:table-cell table:number-columns-repeated="7"/>
        </table:table-row>
        <table:table-row table:style-name="ro1">
          <table:table-cell office:value-type="float" office:value="54.848" calcext:value-type="float">
            <text:p>54,848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45.452" calcext:value-type="float">
            <text:p>245,452</text:p>
          </table:table-cell>
          <table:table-cell office:value-type="float" office:value="134.819" calcext:value-type="float">
            <text:p>134,819</text:p>
          </table:table-cell>
          <table:table-cell/>
          <table:table-cell office:value-type="float" office:value="336.4" calcext:value-type="float">
            <text:p>336,4</text:p>
          </table:table-cell>
          <table:table-cell office:value-type="float" office:value="242.789976" calcext:value-type="float">
            <text:p>242,789976</text:p>
          </table:table-cell>
          <table:table-cell table:number-columns-repeated="7"/>
        </table:table-row>
        <table:table-row table:style-name="ro1">
          <table:table-cell office:value-type="float" office:value="55.196" calcext:value-type="float">
            <text:p>55,196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50.104" calcext:value-type="float">
            <text:p>450,104</text:p>
          </table:table-cell>
          <table:table-cell office:value-type="float" office:value="134.815" calcext:value-type="float">
            <text:p>134,815</text:p>
          </table:table-cell>
          <table:table-cell/>
          <table:table-cell office:value-type="float" office:value="311.372" calcext:value-type="float">
            <text:p>311,372</text:p>
          </table:table-cell>
          <table:table-cell office:value-type="float" office:value="242.78071" calcext:value-type="float">
            <text:p>242,78071</text:p>
          </table:table-cell>
          <table:table-cell table:number-columns-repeated="7"/>
        </table:table-row>
        <table:table-row table:style-name="ro1">
          <table:table-cell office:value-type="float" office:value="55.407" calcext:value-type="float">
            <text:p>55,407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81.227" calcext:value-type="float">
            <text:p>481,227</text:p>
          </table:table-cell>
          <table:table-cell office:value-type="float" office:value="134.767" calcext:value-type="float">
            <text:p>134,767</text:p>
          </table:table-cell>
          <table:table-cell/>
          <table:table-cell office:value-type="float" office:value="331.759" calcext:value-type="float">
            <text:p>331,759</text:p>
          </table:table-cell>
          <table:table-cell office:value-type="float" office:value="242.756022" calcext:value-type="float">
            <text:p>242,756022</text:p>
          </table:table-cell>
          <table:table-cell table:number-columns-repeated="7"/>
        </table:table-row>
        <table:table-row table:style-name="ro1">
          <table:table-cell office:value-type="float" office:value="56.656" calcext:value-type="float">
            <text:p>56,656</text:p>
          </table:table-cell>
          <table:table-cell office:value-type="float" office:value="1.019" calcext:value-type="float">
            <text:p>1,019</text:p>
          </table:table-cell>
          <table:table-cell/>
          <table:table-cell office:value-type="float" office:value="639.992" calcext:value-type="float">
            <text:p>639,992</text:p>
          </table:table-cell>
          <table:table-cell office:value-type="float" office:value="134.747" calcext:value-type="float">
            <text:p>134,747</text:p>
          </table:table-cell>
          <table:table-cell/>
          <table:table-cell office:value-type="float" office:value="308.017" calcext:value-type="float">
            <text:p>308,017</text:p>
          </table:table-cell>
          <table:table-cell office:value-type="float" office:value="242.688498" calcext:value-type="float">
            <text:p>242,688498</text:p>
          </table:table-cell>
          <table:table-cell table:number-columns-repeated="7"/>
        </table:table-row>
        <table:table-row table:style-name="ro1">
          <table:table-cell office:value-type="float" office:value="57.449" calcext:value-type="float">
            <text:p>57,449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9.574" calcext:value-type="float">
            <text:p>309,574</text:p>
          </table:table-cell>
          <table:table-cell office:value-type="float" office:value="134.745" calcext:value-type="float">
            <text:p>134,745</text:p>
          </table:table-cell>
          <table:table-cell/>
          <table:table-cell office:value-type="float" office:value="345.915" calcext:value-type="float">
            <text:p>345,915</text:p>
          </table:table-cell>
          <table:table-cell office:value-type="float" office:value="242.583312" calcext:value-type="float">
            <text:p>242,583312</text:p>
          </table:table-cell>
          <table:table-cell table:number-columns-repeated="7"/>
        </table:table-row>
        <table:table-row table:style-name="ro1">
          <table:table-cell office:value-type="float" office:value="53.476" calcext:value-type="float">
            <text:p>53,476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6.441" calcext:value-type="float">
            <text:p>306,441</text:p>
          </table:table-cell>
          <table:table-cell office:value-type="float" office:value="134.649" calcext:value-type="float">
            <text:p>134,649</text:p>
          </table:table-cell>
          <table:table-cell/>
          <table:table-cell office:value-type="float" office:value="5608.121" calcext:value-type="float">
            <text:p>5608,121</text:p>
          </table:table-cell>
          <table:table-cell office:value-type="float" office:value="242.507123" calcext:value-type="float">
            <text:p>242,507123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201.452" calcext:value-type="float">
            <text:p>201,452</text:p>
          </table:table-cell>
          <table:table-cell office:value-type="float" office:value="134.634" calcext:value-type="float">
            <text:p>134,634</text:p>
          </table:table-cell>
          <table:table-cell/>
          <table:table-cell office:value-type="float" office:value="336.692" calcext:value-type="float">
            <text:p>336,692</text:p>
          </table:table-cell>
          <table:table-cell office:value-type="float" office:value="242.493356" calcext:value-type="float">
            <text:p>242,493356</text:p>
          </table:table-cell>
          <table:table-cell table:number-columns-repeated="7"/>
        </table:table-row>
        <table:table-row table:style-name="ro1">
          <table:table-cell office:value-type="float" office:value="55.906" calcext:value-type="float">
            <text:p>55,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3.341" calcext:value-type="float">
            <text:p>393,341</text:p>
          </table:table-cell>
          <table:table-cell office:value-type="float" office:value="134.568" calcext:value-type="float">
            <text:p>134,568</text:p>
          </table:table-cell>
          <table:table-cell/>
          <table:table-cell office:value-type="float" office:value="314.425" calcext:value-type="float">
            <text:p>314,425</text:p>
          </table:table-cell>
          <table:table-cell office:value-type="float" office:value="242.470025" calcext:value-type="float">
            <text:p>242,470025</text:p>
          </table:table-cell>
          <table:table-cell table:number-columns-repeated="7"/>
        </table:table-row>
        <table:table-row table:style-name="ro1">
          <table:table-cell office:value-type="float" office:value="54.648" calcext:value-type="float">
            <text:p>54,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2.672" calcext:value-type="float">
            <text:p>452,672</text:p>
          </table:table-cell>
          <table:table-cell office:value-type="float" office:value="134.492" calcext:value-type="float">
            <text:p>134,492</text:p>
          </table:table-cell>
          <table:table-cell/>
          <table:table-cell office:value-type="float" office:value="355.376" calcext:value-type="float">
            <text:p>355,376</text:p>
          </table:table-cell>
          <table:table-cell office:value-type="float" office:value="242.45255" calcext:value-type="float">
            <text:p>242,45255</text:p>
          </table:table-cell>
          <table:table-cell table:number-columns-repeated="7"/>
        </table:table-row>
        <table:table-row table:style-name="ro1">
          <table:table-cell office:value-type="float" office:value="78.373" calcext:value-type="float">
            <text:p>78,373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334.064" calcext:value-type="float">
            <text:p>334,064</text:p>
          </table:table-cell>
          <table:table-cell office:value-type="float" office:value="134.406" calcext:value-type="float">
            <text:p>134,406</text:p>
          </table:table-cell>
          <table:table-cell/>
          <table:table-cell office:value-type="float" office:value="562.724" calcext:value-type="float">
            <text:p>562,724</text:p>
          </table:table-cell>
          <table:table-cell office:value-type="float" office:value="242.411014" calcext:value-type="float">
            <text:p>242,411014</text:p>
          </table:table-cell>
          <table:table-cell table:number-columns-repeated="7"/>
        </table:table-row>
        <table:table-row table:style-name="ro1">
          <table:table-cell office:value-type="float" office:value="60.078" calcext:value-type="float">
            <text:p>60,078</text:p>
          </table:table-cell>
          <table:table-cell office:value-type="float" office:value="0.989" calcext:value-type="float">
            <text:p>0,989</text:p>
          </table:table-cell>
          <table:table-cell/>
          <table:table-cell office:value-type="float" office:value="235.954" calcext:value-type="float">
            <text:p>235,954</text:p>
          </table:table-cell>
          <table:table-cell office:value-type="float" office:value="134.001" calcext:value-type="float">
            <text:p>134,001</text:p>
          </table:table-cell>
          <table:table-cell/>
          <table:table-cell office:value-type="float" office:value="1324.408" calcext:value-type="float">
            <text:p>1324,408</text:p>
          </table:table-cell>
          <table:table-cell office:value-type="float" office:value="242.365879" calcext:value-type="float">
            <text:p>242,365879</text:p>
          </table:table-cell>
          <table:table-cell table:number-columns-repeated="7"/>
        </table:table-row>
        <table:table-row table:style-name="ro1">
          <table:table-cell office:value-type="float" office:value="53.759" calcext:value-type="float">
            <text:p>53,759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635.643" calcext:value-type="float">
            <text:p>635,643</text:p>
          </table:table-cell>
          <table:table-cell office:value-type="float" office:value="133.918" calcext:value-type="float">
            <text:p>133,918</text:p>
          </table:table-cell>
          <table:table-cell/>
          <table:table-cell office:value-type="float" office:value="311.492" calcext:value-type="float">
            <text:p>311,492</text:p>
          </table:table-cell>
          <table:table-cell office:value-type="float" office:value="242.343814" calcext:value-type="float">
            <text:p>242,343814</text:p>
          </table:table-cell>
          <table:table-cell table:number-columns-repeated="7"/>
        </table:table-row>
        <table:table-row table:style-name="ro1">
          <table:table-cell office:value-type="float" office:value="58.231" calcext:value-type="float">
            <text:p>58,231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762.266" calcext:value-type="float">
            <text:p>762,266</text:p>
          </table:table-cell>
          <table:table-cell office:value-type="float" office:value="133.902" calcext:value-type="float">
            <text:p>133,902</text:p>
          </table:table-cell>
          <table:table-cell/>
          <table:table-cell office:value-type="float" office:value="321.248" calcext:value-type="float">
            <text:p>321,248</text:p>
          </table:table-cell>
          <table:table-cell office:value-type="float" office:value="242.230372" calcext:value-type="float">
            <text:p>242,230372</text:p>
          </table:table-cell>
          <table:table-cell table:number-columns-repeated="7"/>
        </table:table-row>
        <table:table-row table:style-name="ro1">
          <table:table-cell office:value-type="float" office:value="54.068" calcext:value-type="float">
            <text:p>54,068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318.214" calcext:value-type="float">
            <text:p>318,214</text:p>
          </table:table-cell>
          <table:table-cell office:value-type="float" office:value="133.896" calcext:value-type="float">
            <text:p>133,896</text:p>
          </table:table-cell>
          <table:table-cell/>
          <table:table-cell office:value-type="float" office:value="465.273" calcext:value-type="float">
            <text:p>465,273</text:p>
          </table:table-cell>
          <table:table-cell office:value-type="float" office:value="242.067836" calcext:value-type="float">
            <text:p>242,067836</text:p>
          </table:table-cell>
          <table:table-cell table:number-columns-repeated="7"/>
        </table:table-row>
        <table:table-row table:style-name="ro1">
          <table:table-cell office:value-type="float" office:value="62.144" calcext:value-type="float">
            <text:p>62,144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372.286" calcext:value-type="float">
            <text:p>372,286</text:p>
          </table:table-cell>
          <table:table-cell office:value-type="float" office:value="133.887" calcext:value-type="float">
            <text:p>133,887</text:p>
          </table:table-cell>
          <table:table-cell/>
          <table:table-cell office:value-type="float" office:value="313.514" calcext:value-type="float">
            <text:p>313,514</text:p>
          </table:table-cell>
          <table:table-cell office:value-type="float" office:value="242.005432" calcext:value-type="float">
            <text:p>242,005432</text:p>
          </table:table-cell>
          <table:table-cell table:number-columns-repeated="7"/>
        </table:table-row>
        <table:table-row table:style-name="ro1">
          <table:table-cell office:value-type="float" office:value="56.689" calcext:value-type="float">
            <text:p>56,689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28.955" calcext:value-type="float">
            <text:p>328,955</text:p>
          </table:table-cell>
          <table:table-cell office:value-type="float" office:value="133.781" calcext:value-type="float">
            <text:p>133,781</text:p>
          </table:table-cell>
          <table:table-cell/>
          <table:table-cell office:value-type="float" office:value="322.077" calcext:value-type="float">
            <text:p>322,077</text:p>
          </table:table-cell>
          <table:table-cell office:value-type="float" office:value="241.91983" calcext:value-type="float">
            <text:p>241,91983</text:p>
          </table:table-cell>
          <table:table-cell table:number-columns-repeated="7"/>
        </table:table-row>
        <table:table-row table:style-name="ro1">
          <table:table-cell office:value-type="float" office:value="63.784" calcext:value-type="float">
            <text:p>63,784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301.302" calcext:value-type="float">
            <text:p>301,302</text:p>
          </table:table-cell>
          <table:table-cell office:value-type="float" office:value="133.703" calcext:value-type="float">
            <text:p>133,703</text:p>
          </table:table-cell>
          <table:table-cell/>
          <table:table-cell office:value-type="float" office:value="1313.303" calcext:value-type="float">
            <text:p>1313,303</text:p>
          </table:table-cell>
          <table:table-cell office:value-type="float" office:value="241.809458" calcext:value-type="float">
            <text:p>241,809458</text:p>
          </table:table-cell>
          <table:table-cell table:number-columns-repeated="7"/>
        </table:table-row>
        <table:table-row table:style-name="ro1">
          <table:table-cell office:value-type="float" office:value="57.776" calcext:value-type="float">
            <text:p>57,776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188.752" calcext:value-type="float">
            <text:p>188,752</text:p>
          </table:table-cell>
          <table:table-cell office:value-type="float" office:value="133.689" calcext:value-type="float">
            <text:p>133,689</text:p>
          </table:table-cell>
          <table:table-cell/>
          <table:table-cell office:value-type="float" office:value="589.055" calcext:value-type="float">
            <text:p>589,055</text:p>
          </table:table-cell>
          <table:table-cell office:value-type="float" office:value="241.784232" calcext:value-type="float">
            <text:p>241,784232</text:p>
          </table:table-cell>
          <table:table-cell table:number-columns-repeated="7"/>
        </table:table-row>
        <table:table-row table:style-name="ro1">
          <table:table-cell office:value-type="float" office:value="71.315" calcext:value-type="float">
            <text:p>71,315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493.109" calcext:value-type="float">
            <text:p>493,109</text:p>
          </table:table-cell>
          <table:table-cell office:value-type="float" office:value="133.568" calcext:value-type="float">
            <text:p>133,568</text:p>
          </table:table-cell>
          <table:table-cell/>
          <table:table-cell office:value-type="float" office:value="364.237" calcext:value-type="float">
            <text:p>364,237</text:p>
          </table:table-cell>
          <table:table-cell office:value-type="float" office:value="241.737941" calcext:value-type="float">
            <text:p>241,737941</text:p>
          </table:table-cell>
          <table:table-cell table:number-columns-repeated="7"/>
        </table:table-row>
        <table:table-row table:style-name="ro1">
          <table:table-cell office:value-type="float" office:value="56.336" calcext:value-type="float">
            <text:p>56,336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304.155" calcext:value-type="float">
            <text:p>304,155</text:p>
          </table:table-cell>
          <table:table-cell office:value-type="float" office:value="133.451" calcext:value-type="float">
            <text:p>133,451</text:p>
          </table:table-cell>
          <table:table-cell/>
          <table:table-cell office:value-type="float" office:value="330.031" calcext:value-type="float">
            <text:p>330,031</text:p>
          </table:table-cell>
          <table:table-cell office:value-type="float" office:value="241.736724" calcext:value-type="float">
            <text:p>241,736724</text:p>
          </table:table-cell>
          <table:table-cell table:number-columns-repeated="7"/>
        </table:table-row>
        <table:table-row table:style-name="ro1">
          <table:table-cell office:value-type="float" office:value="56.473" calcext:value-type="float">
            <text:p>56,473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33.307" calcext:value-type="float">
            <text:p>233,307</text:p>
          </table:table-cell>
          <table:table-cell office:value-type="float" office:value="133.101" calcext:value-type="float">
            <text:p>133,101</text:p>
          </table:table-cell>
          <table:table-cell/>
          <table:table-cell office:value-type="float" office:value="314.565" calcext:value-type="float">
            <text:p>314,565</text:p>
          </table:table-cell>
          <table:table-cell office:value-type="float" office:value="241.666091" calcext:value-type="float">
            <text:p>241,666091</text:p>
          </table:table-cell>
          <table:table-cell table:number-columns-repeated="7"/>
        </table:table-row>
        <table:table-row table:style-name="ro1">
          <table:table-cell office:value-type="float" office:value="58.245" calcext:value-type="float">
            <text:p>58,245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10.974" calcext:value-type="float">
            <text:p>210,974</text:p>
          </table:table-cell>
          <table:table-cell office:value-type="float" office:value="132.742" calcext:value-type="float">
            <text:p>132,742</text:p>
          </table:table-cell>
          <table:table-cell/>
          <table:table-cell office:value-type="float" office:value="312.947" calcext:value-type="float">
            <text:p>312,947</text:p>
          </table:table-cell>
          <table:table-cell office:value-type="float" office:value="241.256808" calcext:value-type="float">
            <text:p>241,256808</text:p>
          </table:table-cell>
          <table:table-cell table:number-columns-repeated="7"/>
        </table:table-row>
        <table:table-row table:style-name="ro1">
          <table:table-cell office:value-type="float" office:value="60.757" calcext:value-type="float">
            <text:p>60,75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04.283" calcext:value-type="float">
            <text:p>204,283</text:p>
          </table:table-cell>
          <table:table-cell office:value-type="float" office:value="132.448" calcext:value-type="float">
            <text:p>132,448</text:p>
          </table:table-cell>
          <table:table-cell/>
          <table:table-cell office:value-type="float" office:value="308.746" calcext:value-type="float">
            <text:p>308,746</text:p>
          </table:table-cell>
          <table:table-cell office:value-type="float" office:value="241.070872" calcext:value-type="float">
            <text:p>241,070872</text:p>
          </table:table-cell>
          <table:table-cell table:number-columns-repeated="7"/>
        </table:table-row>
        <table:table-row table:style-name="ro1">
          <table:table-cell office:value-type="float" office:value="55.991" calcext:value-type="float">
            <text:p>55,991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347.916" calcext:value-type="float">
            <text:p>347,916</text:p>
          </table:table-cell>
          <table:table-cell office:value-type="float" office:value="131.651" calcext:value-type="float">
            <text:p>131,651</text:p>
          </table:table-cell>
          <table:table-cell/>
          <table:table-cell office:value-type="float" office:value="310.593" calcext:value-type="float">
            <text:p>310,593</text:p>
          </table:table-cell>
          <table:table-cell office:value-type="float" office:value="241.028611" calcext:value-type="float">
            <text:p>241,028611</text:p>
          </table:table-cell>
          <table:table-cell table:number-columns-repeated="7"/>
        </table:table-row>
        <table:table-row table:style-name="ro1">
          <table:table-cell office:value-type="float" office:value="54.795" calcext:value-type="float">
            <text:p>54,795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394.416" calcext:value-type="float">
            <text:p>394,416</text:p>
          </table:table-cell>
          <table:table-cell office:value-type="float" office:value="131.452" calcext:value-type="float">
            <text:p>131,452</text:p>
          </table:table-cell>
          <table:table-cell/>
          <table:table-cell office:value-type="float" office:value="466.186" calcext:value-type="float">
            <text:p>466,186</text:p>
          </table:table-cell>
          <table:table-cell office:value-type="float" office:value="240.911591" calcext:value-type="float">
            <text:p>240,911591</text:p>
          </table:table-cell>
          <table:table-cell table:number-columns-repeated="7"/>
        </table:table-row>
        <table:table-row table:style-name="ro1">
          <table:table-cell office:value-type="float" office:value="58.551" calcext:value-type="float">
            <text:p>58,551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797.052" calcext:value-type="float">
            <text:p>797,052</text:p>
          </table:table-cell>
          <table:table-cell office:value-type="float" office:value="131.418" calcext:value-type="float">
            <text:p>131,418</text:p>
          </table:table-cell>
          <table:table-cell/>
          <table:table-cell office:value-type="float" office:value="329.989" calcext:value-type="float">
            <text:p>329,989</text:p>
          </table:table-cell>
          <table:table-cell office:value-type="float" office:value="240.892985" calcext:value-type="float">
            <text:p>240,892985</text:p>
          </table:table-cell>
          <table:table-cell table:number-columns-repeated="7"/>
        </table:table-row>
        <table:table-row table:style-name="ro1">
          <table:table-cell office:value-type="float" office:value="54.676" calcext:value-type="float">
            <text:p>54,676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356.564" calcext:value-type="float">
            <text:p>356,564</text:p>
          </table:table-cell>
          <table:table-cell office:value-type="float" office:value="131.373" calcext:value-type="float">
            <text:p>131,373</text:p>
          </table:table-cell>
          <table:table-cell/>
          <table:table-cell office:value-type="float" office:value="337.176" calcext:value-type="float">
            <text:p>337,176</text:p>
          </table:table-cell>
          <table:table-cell office:value-type="float" office:value="240.834614" calcext:value-type="float">
            <text:p>240,834614</text:p>
          </table:table-cell>
          <table:table-cell table:number-columns-repeated="7"/>
        </table:table-row>
        <table:table-row table:style-name="ro1">
          <table:table-cell office:value-type="float" office:value="56.408" calcext:value-type="float">
            <text:p>56,408</text:p>
          </table:table-cell>
          <table:table-cell office:value-type="float" office:value="0.876" calcext:value-type="float">
            <text:p>0,876</text:p>
          </table:table-cell>
          <table:table-cell/>
          <table:table-cell office:value-type="float" office:value="472.862" calcext:value-type="float">
            <text:p>472,862</text:p>
          </table:table-cell>
          <table:table-cell office:value-type="float" office:value="130.273" calcext:value-type="float">
            <text:p>130,273</text:p>
          </table:table-cell>
          <table:table-cell/>
          <table:table-cell office:value-type="float" office:value="319.982" calcext:value-type="float">
            <text:p>319,982</text:p>
          </table:table-cell>
          <table:table-cell office:value-type="float" office:value="240.683649" calcext:value-type="float">
            <text:p>240,683649</text:p>
          </table:table-cell>
          <table:table-cell table:number-columns-repeated="7"/>
        </table:table-row>
        <table:table-row table:style-name="ro1">
          <table:table-cell office:value-type="float" office:value="64.267" calcext:value-type="float">
            <text:p>64,267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760.307" calcext:value-type="float">
            <text:p>760,307</text:p>
          </table:table-cell>
          <table:table-cell office:value-type="float" office:value="127.71" calcext:value-type="float">
            <text:p>127,71</text:p>
          </table:table-cell>
          <table:table-cell/>
          <table:table-cell office:value-type="float" office:value="332.7" calcext:value-type="float">
            <text:p>332,7</text:p>
          </table:table-cell>
          <table:table-cell office:value-type="float" office:value="239.700276" calcext:value-type="float">
            <text:p>239,70027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A5:'PY37-128MB'.B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D5:'PY37-256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D5:'PY37-512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D5:'PY37-1024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D5:'PY37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3:45:08.27146562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1T01:07:23.697186830</dc:date>
    <meta:editing-duration>PT6H58M33S</meta:editing-duration>
    <meta:editing-cycles>22</meta:editing-cycles>
    <meta:generator>LibreOffice/5.1.6.2$Linux_X86_64 LibreOffice_project/10m0$Build-2</meta:generator>
    <meta:document-statistic meta:table-count="6" meta:cell-count="2435" meta:object-count="0"/>
  </office:meta>
</office:document-meta>
</file>